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paragraph-properties fo:break-before="page"/>
    </style:style>
    <style:style style:name="P2" style:family="paragraph" style:parent-style-name="Text_20_body">
      <style:paragraph-properties fo:break-before="page"/>
      <style:text-properties officeooo:paragraph-rsid="00d0d026"/>
    </style:style>
    <style:style style:name="P3" style:family="paragraph" style:parent-style-name="Text_20_body">
      <style:paragraph-properties fo:break-before="page" style:writing-mode="lr-tb"/>
      <style:text-properties officeooo:paragraph-rsid="00d4a2db"/>
    </style:style>
    <style:style style:name="P4" style:family="paragraph" style:parent-style-name="Standard">
      <style:text-properties officeooo:rsid="000dffea" officeooo:paragraph-rsid="000dffea"/>
    </style:style>
    <style:style style:name="P5" style:family="paragraph" style:parent-style-name="Standard">
      <style:text-properties officeooo:rsid="000dffea" officeooo:paragraph-rsid="000f2752"/>
    </style:style>
    <style:style style:name="P6" style:family="paragraph" style:parent-style-name="Standard">
      <style:paragraph-properties fo:text-align="center" style:justify-single-word="false"/>
      <style:text-properties fo:font-size="30pt" fo:font-weight="bold" officeooo:rsid="003e6592" officeooo:paragraph-rsid="003e6592" style:font-weight-asian="bold" style:font-weight-complex="bold"/>
    </style:style>
    <style:style style:name="P7" style:family="paragraph" style:parent-style-name="Standard">
      <style:text-properties officeooo:rsid="00934f60" officeooo:paragraph-rsid="00934f60"/>
    </style:style>
    <style:style style:name="P8" style:family="paragraph" style:parent-style-name="Standard">
      <style:text-properties officeooo:paragraph-rsid="00934f60"/>
    </style:style>
    <style:style style:name="P9" style:family="paragraph" style:parent-style-name="Text_20_body">
      <style:text-properties officeooo:paragraph-rsid="0021ec7a"/>
    </style:style>
    <style:style style:name="P10" style:family="paragraph" style:parent-style-name="Text_20_body">
      <style:text-properties officeooo:paragraph-rsid="00224a82"/>
    </style:style>
    <style:style style:name="P11" style:family="paragraph" style:parent-style-name="Text_20_body">
      <style:text-properties officeooo:paragraph-rsid="0022c35d"/>
    </style:style>
    <style:style style:name="P12" style:family="paragraph" style:parent-style-name="Text_20_body">
      <style:text-properties officeooo:paragraph-rsid="00234e4b"/>
    </style:style>
    <style:style style:name="P13" style:family="paragraph" style:parent-style-name="Text_20_body">
      <style:text-properties officeooo:paragraph-rsid="0024fc2e"/>
    </style:style>
    <style:style style:name="P14" style:family="paragraph" style:parent-style-name="Text_20_body">
      <style:text-properties officeooo:paragraph-rsid="0027ed33"/>
    </style:style>
    <style:style style:name="P15" style:family="paragraph" style:parent-style-name="Text_20_body">
      <style:text-properties officeooo:paragraph-rsid="002e4ee8"/>
    </style:style>
    <style:style style:name="P16" style:family="paragraph" style:parent-style-name="Text_20_body">
      <style:text-properties officeooo:rsid="002e4ee8" officeooo:paragraph-rsid="002e4ee8"/>
    </style:style>
    <style:style style:name="P17" style:family="paragraph" style:parent-style-name="Text_20_body">
      <style:text-properties officeooo:paragraph-rsid="0031bf7e"/>
    </style:style>
    <style:style style:name="P18" style:family="paragraph" style:parent-style-name="Text_20_body">
      <style:text-properties officeooo:paragraph-rsid="0035bb4b"/>
    </style:style>
    <style:style style:name="P19" style:family="paragraph" style:parent-style-name="Text_20_body">
      <style:text-properties officeooo:paragraph-rsid="003b071c"/>
    </style:style>
    <style:style style:name="P20" style:family="paragraph" style:parent-style-name="Text_20_body">
      <style:text-properties officeooo:paragraph-rsid="0044780a"/>
    </style:style>
    <style:style style:name="P21" style:family="paragraph" style:parent-style-name="Text_20_body">
      <style:text-properties officeooo:rsid="00203dc8" officeooo:paragraph-rsid="0027ed33"/>
    </style:style>
    <style:style style:name="P22" style:family="paragraph" style:parent-style-name="Text_20_body">
      <style:text-properties officeooo:paragraph-rsid="0025a2b2"/>
    </style:style>
    <style:style style:name="P23" style:family="paragraph" style:parent-style-name="Text_20_body">
      <style:text-properties officeooo:rsid="00538257" officeooo:paragraph-rsid="00538257"/>
    </style:style>
    <style:style style:name="P24" style:family="paragraph" style:parent-style-name="Text_20_body">
      <style:text-properties officeooo:paragraph-rsid="00538257"/>
    </style:style>
    <style:style style:name="P25" style:family="paragraph" style:parent-style-name="Text_20_body">
      <style:text-properties officeooo:rsid="00545869" officeooo:paragraph-rsid="00545869"/>
    </style:style>
    <style:style style:name="P26" style:family="paragraph" style:parent-style-name="Text_20_body">
      <style:text-properties officeooo:paragraph-rsid="007349e0"/>
    </style:style>
    <style:style style:name="P27" style:family="paragraph" style:parent-style-name="Text_20_body">
      <style:text-properties officeooo:paragraph-rsid="00753caa"/>
    </style:style>
    <style:style style:name="P28" style:family="paragraph" style:parent-style-name="Text_20_body">
      <style:text-properties officeooo:rsid="0075c2ff" officeooo:paragraph-rsid="0077a084"/>
    </style:style>
    <style:style style:name="P29" style:family="paragraph" style:parent-style-name="Text_20_body">
      <style:text-properties officeooo:rsid="0076864f" officeooo:paragraph-rsid="0076864f"/>
    </style:style>
    <style:style style:name="P30" style:family="paragraph" style:parent-style-name="Text_20_body">
      <style:text-properties officeooo:paragraph-rsid="0076864f"/>
    </style:style>
    <style:style style:name="P31" style:family="paragraph" style:parent-style-name="Text_20_body">
      <style:text-properties officeooo:rsid="0076f225" officeooo:paragraph-rsid="0076f225"/>
    </style:style>
    <style:style style:name="P32" style:family="paragraph" style:parent-style-name="Text_20_body">
      <style:text-properties officeooo:paragraph-rsid="0076f225"/>
    </style:style>
    <style:style style:name="P33" style:family="paragraph" style:parent-style-name="Text_20_body">
      <style:text-properties officeooo:rsid="00774b7a" officeooo:paragraph-rsid="00774b7a"/>
    </style:style>
    <style:style style:name="P34" style:family="paragraph" style:parent-style-name="Text_20_body">
      <style:text-properties officeooo:paragraph-rsid="0077a084"/>
    </style:style>
    <style:style style:name="P35" style:family="paragraph" style:parent-style-name="Text_20_body">
      <style:text-properties officeooo:rsid="00798ca3" officeooo:paragraph-rsid="00798ca3"/>
    </style:style>
    <style:style style:name="P36" style:family="paragraph" style:parent-style-name="Text_20_body">
      <style:text-properties officeooo:rsid="00912fc0" officeooo:paragraph-rsid="00912fc0"/>
    </style:style>
    <style:style style:name="P37" style:family="paragraph" style:parent-style-name="Text_20_body">
      <style:text-properties fo:font-weight="bold" officeooo:rsid="00934f60" officeooo:paragraph-rsid="00934f60" style:font-weight-asian="bold" style:font-weight-complex="bold"/>
    </style:style>
    <style:style style:name="P38" style:family="paragraph" style:parent-style-name="Text_20_body">
      <style:text-properties fo:font-weight="bold" officeooo:paragraph-rsid="0096c7b5" style:font-weight-asian="bold" style:font-weight-complex="bold"/>
    </style:style>
    <style:style style:name="P39" style:family="paragraph" style:parent-style-name="Text_20_body">
      <style:text-properties fo:font-weight="bold" officeooo:paragraph-rsid="00bd3bcd" style:font-weight-asian="bold" style:font-weight-complex="bold"/>
    </style:style>
    <style:style style:name="P40" style:family="paragraph" style:parent-style-name="Text_20_body">
      <style:text-properties fo:font-weight="bold" officeooo:rsid="00a8ef7f" officeooo:paragraph-rsid="00e55184" style:font-weight-asian="bold" style:font-weight-complex="bold"/>
    </style:style>
    <style:style style:name="P41" style:family="paragraph" style:parent-style-name="Text_20_body">
      <style:text-properties officeooo:paragraph-rsid="00934f60"/>
    </style:style>
    <style:style style:name="P42" style:family="paragraph" style:parent-style-name="Text_20_body">
      <style:text-properties officeooo:paragraph-rsid="0093ce34"/>
    </style:style>
    <style:style style:name="P43" style:family="paragraph" style:parent-style-name="Text_20_body">
      <style:text-properties officeooo:paragraph-rsid="009429d2"/>
    </style:style>
    <style:style style:name="P44" style:family="paragraph" style:parent-style-name="Text_20_body">
      <style:text-properties officeooo:rsid="00961e80" officeooo:paragraph-rsid="00961e80"/>
    </style:style>
    <style:style style:name="P45" style:family="paragraph" style:parent-style-name="Text_20_body">
      <style:text-properties officeooo:paragraph-rsid="009d1ccd"/>
    </style:style>
    <style:style style:name="P46" style:family="paragraph" style:parent-style-name="Text_20_body">
      <style:text-properties officeooo:rsid="009edcd9" officeooo:paragraph-rsid="009edcd9"/>
    </style:style>
    <style:style style:name="P47" style:family="paragraph" style:parent-style-name="Text_20_body">
      <style:text-properties officeooo:paragraph-rsid="009edcd9"/>
    </style:style>
    <style:style style:name="P48" style:family="paragraph" style:parent-style-name="Text_20_body">
      <style:text-properties officeooo:paragraph-rsid="009f869f"/>
    </style:style>
    <style:style style:name="P49" style:family="paragraph" style:parent-style-name="Text_20_body">
      <style:text-properties officeooo:rsid="009fc89b" officeooo:paragraph-rsid="009fc89b"/>
    </style:style>
    <style:style style:name="P50" style:family="paragraph" style:parent-style-name="Text_20_body">
      <style:text-properties officeooo:paragraph-rsid="00a427e4"/>
    </style:style>
    <style:style style:name="P51" style:family="paragraph" style:parent-style-name="Text_20_body">
      <style:text-properties officeooo:paragraph-rsid="00a44f9e"/>
    </style:style>
    <style:style style:name="P52" style:family="paragraph" style:parent-style-name="Text_20_body">
      <style:text-properties officeooo:rsid="00a71b62" officeooo:paragraph-rsid="00a71b62"/>
    </style:style>
    <style:style style:name="P53" style:family="paragraph" style:parent-style-name="Text_20_body">
      <style:text-properties officeooo:paragraph-rsid="00a71b62"/>
    </style:style>
    <style:style style:name="P54" style:family="paragraph" style:parent-style-name="Text_20_body">
      <style:text-properties officeooo:rsid="00aa6f57" officeooo:paragraph-rsid="00aa6f57"/>
    </style:style>
    <style:style style:name="P55" style:family="paragraph" style:parent-style-name="Text_20_body">
      <style:text-properties officeooo:rsid="009f6beb" officeooo:paragraph-rsid="009f6beb"/>
    </style:style>
    <style:style style:name="P56" style:family="paragraph" style:parent-style-name="Text_20_body">
      <style:text-properties officeooo:paragraph-rsid="00bbf6a4"/>
    </style:style>
    <style:style style:name="P57" style:family="paragraph" style:parent-style-name="Text_20_body">
      <style:text-properties officeooo:paragraph-rsid="00d4a2db"/>
    </style:style>
    <style:style style:name="P58" style:family="paragraph" style:parent-style-name="Text_20_body">
      <style:text-properties officeooo:rsid="00de4a3b" officeooo:paragraph-rsid="00de4a3b"/>
    </style:style>
    <style:style style:name="P59" style:family="paragraph" style:parent-style-name="Text_20_body">
      <style:paragraph-properties style:writing-mode="lr-tb"/>
      <style:text-properties officeooo:paragraph-rsid="0024fc2e"/>
    </style:style>
    <style:style style:name="P60" style:family="paragraph" style:parent-style-name="Text_20_body">
      <style:paragraph-properties style:writing-mode="lr-tb"/>
      <style:text-properties officeooo:rsid="0098d4fd" officeooo:paragraph-rsid="0098d4fd"/>
    </style:style>
    <style:style style:name="P61" style:family="paragraph" style:parent-style-name="Text_20_body">
      <style:paragraph-properties style:writing-mode="lr-tb"/>
      <style:text-properties officeooo:paragraph-rsid="00d0d026"/>
    </style:style>
    <style:style style:name="P62" style:family="paragraph" style:parent-style-name="Text_20_body">
      <style:paragraph-properties style:writing-mode="lr-tb"/>
      <style:text-properties officeooo:paragraph-rsid="00d38440"/>
    </style:style>
    <style:style style:name="P63" style:family="paragraph" style:parent-style-name="Text_20_body">
      <style:paragraph-properties style:writing-mode="lr-tb"/>
      <style:text-properties officeooo:paragraph-rsid="00d4a2db"/>
    </style:style>
    <style:style style:name="P64" style:family="paragraph" style:parent-style-name="Text_20_body">
      <style:paragraph-properties style:writing-mode="lr-tb"/>
      <style:text-properties officeooo:rsid="00d5b558" officeooo:paragraph-rsid="00d5b558"/>
    </style:style>
    <style:style style:name="P65" style:family="paragraph" style:parent-style-name="Text_20_body">
      <style:paragraph-properties style:writing-mode="lr-tb"/>
      <style:text-properties officeooo:paragraph-rsid="00d5b558"/>
    </style:style>
    <style:style style:name="P66" style:family="paragraph" style:parent-style-name="Text_20_body">
      <style:paragraph-properties style:writing-mode="lr-tb"/>
      <style:text-properties officeooo:paragraph-rsid="00d736d8"/>
    </style:style>
    <style:style style:name="P67" style:family="paragraph" style:parent-style-name="Text_20_body">
      <style:paragraph-properties style:writing-mode="lr-tb"/>
      <style:text-properties officeooo:rsid="00d885be" officeooo:paragraph-rsid="00d885be"/>
    </style:style>
    <style:style style:name="P68" style:family="paragraph" style:parent-style-name="Text_20_body">
      <style:paragraph-properties style:writing-mode="lr-tb"/>
      <style:text-properties officeooo:rsid="00d38440" officeooo:paragraph-rsid="00d736d8"/>
    </style:style>
    <style:style style:name="P69" style:family="paragraph" style:parent-style-name="Text_20_body">
      <style:paragraph-properties style:writing-mode="lr-tb"/>
      <style:text-properties officeooo:rsid="00d736d8" officeooo:paragraph-rsid="00d736d8"/>
    </style:style>
    <style:style style:name="P70" style:family="paragraph" style:parent-style-name="Figure">
      <style:text-properties officeooo:rsid="00912fc0" officeooo:paragraph-rsid="00912fc0"/>
    </style:style>
    <style:style style:name="P71" style:family="paragraph" style:parent-style-name="Figure">
      <style:text-properties officeooo:rsid="00961e80" officeooo:paragraph-rsid="00961e80"/>
    </style:style>
    <style:style style:name="P72" style:family="paragraph" style:parent-style-name="Figure">
      <style:text-properties officeooo:rsid="0096c7b5" officeooo:paragraph-rsid="0096c7b5"/>
    </style:style>
    <style:style style:name="P73" style:family="paragraph" style:parent-style-name="Figure">
      <style:text-properties officeooo:paragraph-rsid="00a427e4"/>
    </style:style>
    <style:style style:name="P74" style:family="paragraph" style:parent-style-name="Figure">
      <style:text-properties fo:font-size="12pt" fo:font-style="italic" officeooo:rsid="00a71b62" officeooo:paragraph-rsid="00a71b62" style:font-size-asian="12pt" style:font-style-asian="italic" style:font-name-complex="Lohit Devanagari1" style:font-size-complex="12pt" style:font-style-complex="italic"/>
    </style:style>
    <style:style style:name="P75" style:family="paragraph" style:parent-style-name="Figure">
      <style:text-properties officeooo:rsid="00a8ef7f" officeooo:paragraph-rsid="00a8ef7f"/>
    </style:style>
    <style:style style:name="P76" style:family="paragraph" style:parent-style-name="Horizontal_20_Line">
      <style:text-properties officeooo:rsid="0075c2ff"/>
    </style:style>
    <style:style style:name="P77" style:family="paragraph" style:parent-style-name="Preformatted_20_Text">
      <style:text-properties officeooo:paragraph-rsid="00b7df52"/>
    </style:style>
    <style:style style:name="P78" style:family="paragraph" style:parent-style-name="Preformatted_20_Text">
      <style:text-properties officeooo:paragraph-rsid="00bf10d1"/>
    </style:style>
    <style:style style:name="P79" style:family="paragraph" style:parent-style-name="Preformatted_20_Text">
      <style:text-properties officeooo:paragraph-rsid="00cc4a18"/>
    </style:style>
    <style:style style:name="P80" style:family="paragraph" style:parent-style-name="Preformatted_20_Text">
      <style:text-properties officeooo:paragraph-rsid="00d0599b"/>
    </style:style>
    <style:style style:name="P81" style:family="paragraph" style:parent-style-name="Contents_20_1">
      <style:paragraph-properties>
        <style:tab-stops>
          <style:tab-stop style:position="17.403cm" style:type="right" style:leader-style="dotted" style:leader-text="."/>
        </style:tab-stops>
      </style:paragraph-properties>
    </style:style>
    <style:style style:name="P82" style:family="paragraph" style:parent-style-name="Contents_20_2">
      <style:paragraph-properties>
        <style:tab-stops>
          <style:tab-stop style:position="16.903cm" style:type="right" style:leader-style="dotted" style:leader-text="."/>
        </style:tab-stops>
      </style:paragraph-properties>
    </style:style>
    <style:style style:name="P83" style:family="paragraph" style:parent-style-name="Heading_20_1" style:list-style-name="">
      <style:paragraph-properties fo:text-align="start" style:justify-single-word="false"/>
      <style:text-properties officeooo:paragraph-rsid="000dffea"/>
    </style:style>
    <style:style style:name="P84" style:family="paragraph" style:parent-style-name="Heading_20_1">
      <style:paragraph-properties fo:text-align="center" style:justify-single-word="false" fo:break-before="page"/>
    </style:style>
    <style:style style:name="P85" style:family="paragraph" style:parent-style-name="Heading_20_1">
      <style:paragraph-properties fo:text-align="center" style:justify-single-word="false" fo:break-before="page"/>
      <style:text-properties officeooo:rsid="011bf48a" officeooo:paragraph-rsid="011bf48a"/>
    </style:style>
    <style:style style:name="P86" style:family="paragraph" style:parent-style-name="Heading_20_2" style:list-style-name=""/>
    <style:style style:name="P87" style:family="paragraph" style:parent-style-name="Heading_20_2">
      <style:text-properties officeooo:paragraph-rsid="0114c074"/>
    </style:style>
    <style:style style:name="P88" style:family="paragraph" style:parent-style-name="Heading_20_2" style:list-style-name="">
      <style:text-properties officeooo:rsid="012457c3" officeooo:paragraph-rsid="012457c3"/>
    </style:style>
    <style:style style:name="P89" style:family="paragraph" style:parent-style-name="Heading_20_2">
      <style:paragraph-properties fo:break-before="page"/>
    </style:style>
    <style:style style:name="P90" style:family="paragraph" style:parent-style-name="Heading_20_2">
      <style:paragraph-properties fo:break-before="page"/>
      <style:text-properties officeooo:rsid="012457c3" officeooo:paragraph-rsid="012457c3"/>
    </style:style>
    <style:style style:name="P91" style:family="paragraph" style:parent-style-name="Heading_20_3">
      <style:text-properties officeooo:rsid="003cce68" officeooo:paragraph-rsid="003cce68"/>
    </style:style>
    <style:style style:name="P92" style:family="paragraph" style:parent-style-name="Heading_20_3">
      <style:text-properties officeooo:rsid="00224a82" officeooo:paragraph-rsid="00224a82"/>
    </style:style>
    <style:style style:name="P93" style:family="paragraph" style:parent-style-name="Heading_20_3" style:list-style-name="">
      <style:text-properties officeooo:rsid="00224a82" officeooo:paragraph-rsid="00224a82"/>
    </style:style>
    <style:style style:name="P94" style:family="paragraph" style:parent-style-name="Heading_20_3">
      <style:text-properties officeooo:rsid="00538257" officeooo:paragraph-rsid="00538257"/>
    </style:style>
    <style:style style:name="P95" style:family="paragraph" style:parent-style-name="Heading_20_3">
      <style:text-properties officeooo:rsid="0055969f" officeooo:paragraph-rsid="0055969f"/>
    </style:style>
    <style:style style:name="P96" style:family="paragraph" style:parent-style-name="Heading_20_3" style:list-style-name=""/>
    <style:style style:name="P97" style:family="paragraph" style:parent-style-name="Heading_20_3" style:list-style-name="">
      <style:text-properties officeooo:rsid="00d736d8" officeooo:paragraph-rsid="00d736d8"/>
    </style:style>
    <style:style style:name="P98" style:family="paragraph" style:parent-style-name="Heading_20_3">
      <style:text-properties officeooo:rsid="00d736d8" officeooo:paragraph-rsid="00d736d8"/>
    </style:style>
    <style:style style:name="P99" style:family="paragraph" style:parent-style-name="Heading_20_3">
      <style:paragraph-properties fo:break-before="page"/>
    </style:style>
    <style:style style:name="P100" style:family="paragraph" style:parent-style-name="Heading_20_3">
      <style:paragraph-properties fo:break-before="page"/>
      <style:text-properties officeooo:rsid="003cce68" officeooo:paragraph-rsid="003cce68"/>
    </style:style>
    <style:style style:name="P101" style:family="paragraph" style:parent-style-name="Heading_20_3">
      <style:paragraph-properties fo:break-before="page"/>
      <style:text-properties officeooo:rsid="00912fc0" officeooo:paragraph-rsid="00912fc0"/>
    </style:style>
    <style:style style:name="P102" style:family="paragraph" style:parent-style-name="Heading_20_3">
      <style:paragraph-properties fo:break-before="page"/>
      <style:text-properties officeooo:rsid="009edcd9" officeooo:paragraph-rsid="009edcd9"/>
    </style:style>
    <style:style style:name="P103" style:family="paragraph" style:parent-style-name="Heading_20_3">
      <style:paragraph-properties fo:break-before="page"/>
      <style:text-properties officeooo:rsid="00224a82" officeooo:paragraph-rsid="00224a82"/>
    </style:style>
    <style:style style:name="P104" style:family="paragraph" style:parent-style-name="Preformatted_20_Text">
      <style:text-properties officeooo:paragraph-rsid="012b71c1"/>
    </style:style>
    <style:style style:name="P105" style:family="paragraph" style:parent-style-name="Standard" style:master-page-name="First_20_Page">
      <style:paragraph-properties fo:text-align="center" style:justify-single-word="false" style:page-number="auto"/>
      <style:text-properties fo:font-size="46pt" fo:font-weight="bold" officeooo:rsid="003e6592" officeooo:paragraph-rsid="003e6592" style:font-weight-asian="bold" style:font-weight-complex="bold"/>
    </style:style>
    <style:style style:name="P106" style:family="paragraph" style:parent-style-name="Text_20_body" style:list-style-name="L1"/>
    <style:style style:name="P107" style:family="paragraph" style:parent-style-name="Text_20_body" style:list-style-name="L2"/>
    <style:style style:name="P108" style:family="paragraph" style:parent-style-name="Text_20_body" style:list-style-name="List_20_1"/>
    <style:style style:name="P109" style:family="paragraph" style:parent-style-name="Text_20_body" style:list-style-name="List_20_1">
      <style:text-properties officeooo:paragraph-rsid="009fc89b"/>
    </style:style>
    <style:style style:name="P110" style:family="paragraph" style:parent-style-name="Text_20_body" style:list-style-name="List_20_1">
      <style:text-properties officeooo:paragraph-rsid="00a44f9e"/>
    </style:style>
    <style:style style:name="P111" style:family="paragraph" style:parent-style-name="Text_20_body" style:list-style-name="List_20_1">
      <style:text-properties officeooo:rsid="00798ca3" officeooo:paragraph-rsid="00798ca3"/>
    </style:style>
    <style:style style:name="P112" style:family="paragraph" style:parent-style-name="Text_20_body" style:list-style-name="List_20_1">
      <style:text-properties officeooo:rsid="00961e80" officeooo:paragraph-rsid="00961e80"/>
    </style:style>
    <style:style style:name="P113" style:family="paragraph" style:parent-style-name="Text_20_body" style:list-style-name="List_20_1">
      <style:text-properties officeooo:rsid="009f869f" officeooo:paragraph-rsid="009f869f"/>
    </style:style>
    <style:style style:name="P114" style:family="paragraph" style:parent-style-name="Text_20_body" style:list-style-name="List_20_1">
      <style:text-properties officeooo:rsid="009fc89b" officeooo:paragraph-rsid="009fc89b"/>
    </style:style>
    <style:style style:name="P115" style:family="paragraph" style:parent-style-name="Text_20_body" style:list-style-name="List_20_1">
      <style:text-properties officeooo:rsid="00a44f9e" officeooo:paragraph-rsid="00a44f9e"/>
    </style:style>
    <style:style style:name="P116" style:family="paragraph" style:parent-style-name="Text_20_body">
      <style:text-properties officeooo:paragraph-rsid="00e9b07e"/>
    </style:style>
    <style:style style:name="P117" style:family="paragraph" style:parent-style-name="Text_20_body">
      <style:text-properties officeooo:paragraph-rsid="0049313a"/>
    </style:style>
    <style:style style:name="P118" style:family="paragraph" style:parent-style-name="Text_20_body">
      <style:text-properties officeooo:paragraph-rsid="00ec939e"/>
    </style:style>
    <style:style style:name="P119" style:family="paragraph" style:parent-style-name="Text_20_body">
      <style:text-properties officeooo:paragraph-rsid="00ffc630"/>
    </style:style>
    <style:style style:name="P120" style:family="paragraph" style:parent-style-name="Text_20_body">
      <style:text-properties officeooo:paragraph-rsid="007349e0"/>
    </style:style>
    <style:style style:name="P121" style:family="paragraph" style:parent-style-name="Text_20_body">
      <style:text-properties officeooo:rsid="0108b29d" officeooo:paragraph-rsid="0108b29d"/>
    </style:style>
    <style:style style:name="P122" style:family="paragraph" style:parent-style-name="Text_20_body">
      <style:text-properties officeooo:paragraph-rsid="0108b29d"/>
    </style:style>
    <style:style style:name="P123" style:family="paragraph" style:parent-style-name="Text_20_body">
      <style:text-properties officeooo:paragraph-rsid="005a5902"/>
    </style:style>
    <style:style style:name="P124" style:family="paragraph" style:parent-style-name="Text_20_body">
      <style:text-properties officeooo:paragraph-rsid="005bfe8b"/>
    </style:style>
    <style:style style:name="P125" style:family="paragraph" style:parent-style-name="Text_20_body">
      <style:text-properties officeooo:rsid="0119cd95" officeooo:paragraph-rsid="0119cd95"/>
    </style:style>
    <style:style style:name="P126" style:family="paragraph" style:parent-style-name="Text_20_body">
      <style:text-properties officeooo:paragraph-rsid="0119cd95"/>
    </style:style>
    <style:style style:name="P127" style:family="paragraph" style:parent-style-name="Text_20_body" style:list-style-name="">
      <style:paragraph-properties fo:text-align="start" style:justify-single-word="false"/>
      <style:text-properties officeooo:paragraph-rsid="000dffea"/>
    </style:style>
    <style:style style:name="P128" style:family="paragraph" style:parent-style-name="Text_20_body">
      <style:paragraph-properties fo:text-align="center" style:justify-single-word="false"/>
      <style:text-properties officeooo:paragraph-rsid="011bf48a"/>
    </style:style>
    <style:style style:name="P129" style:family="paragraph" style:parent-style-name="Text_20_body" style:list-style-name="List_20_1">
      <style:paragraph-properties style:writing-mode="lr-tb"/>
      <style:text-properties officeooo:rsid="009f869f" officeooo:paragraph-rsid="009f869f"/>
    </style:style>
    <style:style style:name="P130" style:family="paragraph" style:parent-style-name="Text_20_body">
      <style:paragraph-properties style:writing-mode="lr-tb"/>
      <style:text-properties officeooo:paragraph-rsid="010c4964"/>
    </style:style>
    <style:style style:name="P131" style:family="paragraph" style:parent-style-name="Text_20_body">
      <style:paragraph-properties style:writing-mode="lr-tb"/>
      <style:text-properties officeooo:rsid="010c6a5e" officeooo:paragraph-rsid="010c6a5e"/>
    </style:style>
    <style:style style:name="P132" style:family="paragraph" style:parent-style-name="Text_20_body">
      <style:paragraph-properties style:writing-mode="lr-tb"/>
      <style:text-properties officeooo:paragraph-rsid="0114c074"/>
    </style:style>
    <style:style style:name="P133" style:family="paragraph" style:parent-style-name="Text_20_body">
      <style:paragraph-properties style:writing-mode="lr-tb"/>
      <style:text-properties officeooo:paragraph-rsid="00545869"/>
    </style:style>
    <style:style style:name="P134" style:family="paragraph" style:parent-style-name="Text_20_body">
      <style:paragraph-properties style:writing-mode="lr-tb"/>
      <style:text-properties officeooo:paragraph-rsid="01176eee"/>
    </style:style>
    <style:style style:name="P135" style:family="paragraph" style:parent-style-name="Text_20_body">
      <style:paragraph-properties style:writing-mode="lr-tb"/>
      <style:text-properties officeooo:paragraph-rsid="012d3678"/>
    </style:style>
    <style:style style:name="P136" style:family="paragraph" style:parent-style-name="Text_20_body">
      <style:paragraph-properties style:writing-mode="lr-tb"/>
      <style:text-properties officeooo:paragraph-rsid="012db670"/>
    </style:style>
    <style:style style:name="P137" style:family="paragraph" style:parent-style-name="Text_20_body">
      <style:paragraph-properties style:writing-mode="lr-tb"/>
      <style:text-properties officeooo:paragraph-rsid="013011d6"/>
    </style:style>
    <style:style style:name="P138" style:family="paragraph" style:parent-style-name="Text_20_body">
      <style:paragraph-properties style:writing-mode="lr-tb"/>
      <style:text-properties officeooo:paragraph-rsid="01318194"/>
    </style:style>
    <style:style style:name="P139" style:family="paragraph" style:parent-style-name="Text_20_body">
      <style:paragraph-properties fo:break-before="page"/>
    </style:style>
    <style:style style:name="T1" style:family="text">
      <style:text-properties officeooo:rsid="000dffea"/>
    </style:style>
    <style:style style:name="T2" style:family="text">
      <style:text-properties officeooo:rsid="000f2752"/>
    </style:style>
    <style:style style:name="T3" style:family="text">
      <style:text-properties officeooo:rsid="00106ff4"/>
    </style:style>
    <style:style style:name="T4" style:family="text">
      <style:text-properties officeooo:rsid="0010c4f1"/>
    </style:style>
    <style:style style:name="T5" style:family="text">
      <style:text-properties officeooo:rsid="00120b28"/>
    </style:style>
    <style:style style:name="T6" style:family="text">
      <style:text-properties officeooo:rsid="0013a7f6"/>
    </style:style>
    <style:style style:name="T7" style:family="text">
      <style:text-properties officeooo:rsid="00151546"/>
    </style:style>
    <style:style style:name="T8" style:family="text">
      <style:text-properties officeooo:rsid="0015afd8"/>
    </style:style>
    <style:style style:name="T9" style:family="text">
      <style:text-properties officeooo:rsid="0015f632"/>
    </style:style>
    <style:style style:name="T10" style:family="text">
      <style:text-properties officeooo:rsid="00177e14"/>
    </style:style>
    <style:style style:name="T11" style:family="text">
      <style:text-properties officeooo:rsid="0019d647"/>
    </style:style>
    <style:style style:name="T12" style:family="text">
      <style:text-properties officeooo:rsid="001b3210"/>
    </style:style>
    <style:style style:name="T13" style:family="text">
      <style:text-properties officeooo:rsid="001b63be"/>
    </style:style>
    <style:style style:name="T14" style:family="text">
      <style:text-properties officeooo:rsid="001c9a9d"/>
    </style:style>
    <style:style style:name="T15" style:family="text">
      <style:text-properties officeooo:rsid="001d5c7d"/>
    </style:style>
    <style:style style:name="T16" style:family="text">
      <style:text-properties officeooo:rsid="001efdc6"/>
    </style:style>
    <style:style style:name="T17" style:family="text">
      <style:text-properties officeooo:rsid="001f7a8d"/>
    </style:style>
    <style:style style:name="T18" style:family="text">
      <style:text-properties officeooo:rsid="00203dc8"/>
    </style:style>
    <style:style style:name="T19" style:family="text">
      <style:text-properties officeooo:rsid="0021ec7a"/>
    </style:style>
    <style:style style:name="T20" style:family="text">
      <style:text-properties officeooo:rsid="00224a82"/>
    </style:style>
    <style:style style:name="T21" style:family="text">
      <style:text-properties officeooo:rsid="0022c35d"/>
    </style:style>
    <style:style style:name="T22" style:family="text">
      <style:text-properties officeooo:rsid="00234e4b"/>
    </style:style>
    <style:style style:name="T23" style:family="text">
      <style:text-properties officeooo:rsid="0024fc2e"/>
    </style:style>
    <style:style style:name="T24" style:family="text">
      <style:text-properties officeooo:rsid="0025a2b2"/>
    </style:style>
    <style:style style:name="T25" style:family="text">
      <style:text-properties officeooo:rsid="00268e4f"/>
    </style:style>
    <style:style style:name="T26" style:family="text">
      <style:text-properties officeooo:rsid="0027ed33"/>
    </style:style>
    <style:style style:name="T27" style:family="text">
      <style:text-properties officeooo:rsid="0028e9bf"/>
    </style:style>
    <style:style style:name="T28" style:family="text">
      <style:text-properties officeooo:rsid="002a022f"/>
    </style:style>
    <style:style style:name="T29" style:family="text">
      <style:text-properties officeooo:rsid="002b0d57"/>
    </style:style>
    <style:style style:name="T30" style:family="text">
      <style:text-properties officeooo:rsid="002ceca4"/>
    </style:style>
    <style:style style:name="T31" style:family="text">
      <style:text-properties officeooo:rsid="002e4ee8"/>
    </style:style>
    <style:style style:name="T32" style:family="text">
      <style:text-properties officeooo:rsid="00300f65"/>
    </style:style>
    <style:style style:name="T33" style:family="text">
      <style:text-properties officeooo:rsid="0031bf7e"/>
    </style:style>
    <style:style style:name="T34" style:family="text">
      <style:text-properties officeooo:rsid="00340799"/>
    </style:style>
    <style:style style:name="T35" style:family="text">
      <style:text-properties officeooo:rsid="00357187"/>
    </style:style>
    <style:style style:name="T36" style:family="text">
      <style:text-properties officeooo:rsid="0035bb4b"/>
    </style:style>
    <style:style style:name="T37" style:family="text">
      <style:text-properties officeooo:rsid="00386ae6"/>
    </style:style>
    <style:style style:name="T38" style:family="text">
      <style:text-properties officeooo:rsid="003a2cf6"/>
    </style:style>
    <style:style style:name="T39" style:family="text">
      <style:text-properties officeooo:rsid="003b071c"/>
    </style:style>
    <style:style style:name="T40" style:family="text">
      <style:text-properties officeooo:rsid="003b3189"/>
    </style:style>
    <style:style style:name="T41" style:family="text">
      <style:text-properties officeooo:rsid="003cce68"/>
    </style:style>
    <style:style style:name="T42" style:family="text">
      <style:text-properties officeooo:rsid="0040a5c9"/>
    </style:style>
    <style:style style:name="T43" style:family="text">
      <style:text-properties officeooo:rsid="00435ede"/>
    </style:style>
    <style:style style:name="T44" style:family="text">
      <style:text-properties officeooo:rsid="0044780a"/>
    </style:style>
    <style:style style:name="T45" style:family="text">
      <style:text-properties fo:font-style="italic" style:font-style-asian="italic" style:font-style-complex="italic"/>
    </style:style>
    <style:style style:name="T46" style:family="text">
      <style:text-properties fo:font-style="italic" officeooo:rsid="0013a7f6" style:font-style-asian="italic" style:font-style-complex="italic"/>
    </style:style>
    <style:style style:name="T47" style:family="text">
      <style:text-properties officeooo:rsid="00473c7b"/>
    </style:style>
    <style:style style:name="T48" style:family="text">
      <style:text-properties officeooo:rsid="0049313a"/>
    </style:style>
    <style:style style:name="T49" style:family="text">
      <style:text-properties officeooo:rsid="00538257"/>
    </style:style>
    <style:style style:name="T50" style:family="text">
      <style:text-properties officeooo:rsid="00545869"/>
    </style:style>
    <style:style style:name="T51" style:family="text">
      <style:text-properties officeooo:rsid="0055969f"/>
    </style:style>
    <style:style style:name="T52" style:family="text">
      <style:text-properties officeooo:rsid="00567661"/>
    </style:style>
    <style:style style:name="T53" style:family="text">
      <style:text-properties officeooo:rsid="005a5902"/>
    </style:style>
    <style:style style:name="T54" style:family="text">
      <style:text-properties officeooo:rsid="005bfe8b"/>
    </style:style>
    <style:style style:name="T55" style:family="text">
      <style:text-properties officeooo:rsid="006ef900"/>
    </style:style>
    <style:style style:name="T56" style:family="text">
      <style:text-properties officeooo:rsid="0071e271"/>
    </style:style>
    <style:style style:name="T57" style:family="text">
      <style:text-properties officeooo:rsid="007349e0"/>
    </style:style>
    <style:style style:name="T58" style:family="text">
      <style:text-properties officeooo:rsid="00753caa"/>
    </style:style>
    <style:style style:name="T59" style:family="text">
      <style:text-properties officeooo:rsid="0075c2ff"/>
    </style:style>
    <style:style style:name="T60" style:family="text">
      <style:text-properties officeooo:rsid="0076864f"/>
    </style:style>
    <style:style style:name="T61" style:family="text">
      <style:text-properties officeooo:rsid="0076f225"/>
    </style:style>
    <style:style style:name="T62" style:family="text">
      <style:text-properties officeooo:rsid="00774b7a"/>
    </style:style>
    <style:style style:name="T63" style:family="text">
      <style:text-properties officeooo:rsid="00798ca3"/>
    </style:style>
    <style:style style:name="T64" style:family="text">
      <style:text-properties officeooo:rsid="00908f32"/>
    </style:style>
    <style:style style:name="T65" style:family="text">
      <style:text-properties officeooo:rsid="0090fe37"/>
    </style:style>
    <style:style style:name="T66" style:family="text">
      <style:text-properties style:font-name="Liberation Mono" fo:font-size="10pt" officeooo:rsid="00a128f4" style:font-name-asian="Noto Sans Mono CJK SC" style:font-size-asian="10pt" style:font-name-complex="Liberation Mono" style:font-size-complex="10pt"/>
    </style:style>
    <style:style style:name="T67" style:family="text">
      <style:text-properties officeooo:rsid="00912fc0"/>
    </style:style>
    <style:style style:name="T68" style:family="text">
      <style:text-properties officeooo:rsid="00918d78"/>
    </style:style>
    <style:style style:name="T69" style:family="text">
      <style:text-properties fo:font-size="10pt" style:font-size-asian="10pt" style:font-size-complex="10pt"/>
    </style:style>
    <style:style style:name="T70" style:family="text">
      <style:text-properties fo:font-size="10pt" officeooo:rsid="00798ca3" style:font-size-asian="10pt" style:font-size-complex="10pt"/>
    </style:style>
    <style:style style:name="T71" style:family="text">
      <style:text-properties fo:font-size="10pt" officeooo:rsid="00a128f4" style:font-size-asian="10pt" style:font-size-complex="10pt"/>
    </style:style>
    <style:style style:name="T72" style:family="text">
      <style:text-properties fo:font-size="10pt" officeooo:rsid="00a280e7" style:font-size-asian="10pt" style:font-size-complex="10pt"/>
    </style:style>
    <style:style style:name="T73" style:family="text">
      <style:text-properties fo:font-size="10pt" officeooo:rsid="00a8ef7f" style:font-size-asian="8.75pt" style:font-size-complex="10pt"/>
    </style:style>
    <style:style style:name="T74" style:family="text">
      <style:text-properties fo:font-size="10pt" officeooo:rsid="00ab7d51" style:font-size-asian="8.75pt" style:font-size-complex="10pt"/>
    </style:style>
    <style:style style:name="T75" style:family="text">
      <style:text-properties fo:font-size="10pt" officeooo:rsid="00ad5fcb" style:font-size-asian="8.75pt" style:font-size-complex="10pt"/>
    </style:style>
    <style:style style:name="T76" style:family="text">
      <style:text-properties fo:font-size="10pt" officeooo:rsid="00af4320" style:font-size-asian="8.75pt" style:font-size-complex="10pt"/>
    </style:style>
    <style:style style:name="T77" style:family="text">
      <style:text-properties fo:font-size="10pt" officeooo:rsid="00afef1d" style:font-size-asian="8.75pt" style:font-size-complex="10pt"/>
    </style:style>
    <style:style style:name="T78" style:family="text">
      <style:text-properties fo:font-size="10pt" officeooo:rsid="00b44c73" style:font-size-asian="8.75pt" style:font-size-complex="10pt"/>
    </style:style>
    <style:style style:name="T79" style:family="text">
      <style:text-properties fo:font-size="10pt" officeooo:rsid="00cc4a18" style:font-size-asian="8.75pt" style:font-size-complex="10pt"/>
    </style:style>
    <style:style style:name="T80" style:family="text">
      <style:text-properties fo:font-size="10pt" officeooo:rsid="00cea157" style:font-size-asian="8.75pt" style:font-size-complex="10pt"/>
    </style:style>
    <style:style style:name="T81" style:family="text">
      <style:text-properties officeooo:rsid="00934f60"/>
    </style:style>
    <style:style style:name="T82" style:family="text">
      <style:text-properties fo:font-weight="bold" officeooo:rsid="00934f60" style:font-weight-asian="bold" style:font-weight-complex="bold"/>
    </style:style>
    <style:style style:name="T83" style:family="text">
      <style:text-properties fo:font-weight="bold" officeooo:rsid="0093ce34" style:font-weight-asian="bold" style:font-weight-complex="bold"/>
    </style:style>
    <style:style style:name="T84" style:family="text">
      <style:text-properties fo:font-weight="bold" officeooo:rsid="009429d2" style:font-weight-asian="bold" style:font-weight-complex="bold"/>
    </style:style>
    <style:style style:name="T85" style:family="text">
      <style:text-properties fo:font-weight="bold" officeooo:rsid="00b2c809" style:font-weight-asian="bold" style:font-weight-complex="bold"/>
    </style:style>
    <style:style style:name="T86" style:family="text">
      <style:text-properties fo:font-weight="bold" officeooo:rsid="00bbf6a4" style:font-weight-asian="bold" style:font-weight-complex="bold"/>
    </style:style>
    <style:style style:name="T87" style:family="text">
      <style:text-properties fo:font-weight="bold" officeooo:rsid="00bd3bcd" style:font-weight-asian="bold" style:font-weight-complex="bold"/>
    </style:style>
    <style:style style:name="T88" style:family="text">
      <style:text-properties fo:font-weight="bold" officeooo:rsid="00d38440" style:font-weight-asian="bold" style:font-weight-complex="bold"/>
    </style:style>
    <style:style style:name="T89" style:family="text">
      <style:text-properties fo:font-weight="bold" officeooo:rsid="00d885be" style:font-weight-asian="bold" style:font-weight-complex="bold"/>
    </style:style>
    <style:style style:name="T90" style:family="text">
      <style:text-properties fo:font-weight="bold" officeooo:rsid="00ec939e" style:font-weight-asian="bold" style:font-weight-complex="bold"/>
    </style:style>
    <style:style style:name="T91" style:family="text">
      <style:text-properties fo:font-weight="bold" officeooo:rsid="00efd71e" style:font-weight-asian="bold" style:font-weight-complex="bold"/>
    </style:style>
    <style:style style:name="T92" style:family="text">
      <style:text-properties officeooo:rsid="0093ce34"/>
    </style:style>
    <style:style style:name="T93" style:family="text">
      <style:text-properties officeooo:rsid="009429d2"/>
    </style:style>
    <style:style style:name="T94" style:family="text">
      <style:text-properties officeooo:rsid="00961e80"/>
    </style:style>
    <style:style style:name="T95" style:family="text">
      <style:text-properties officeooo:rsid="0096c7b5"/>
    </style:style>
    <style:style style:name="T96" style:family="text">
      <style:text-properties fo:font-weight="normal" style:font-weight-asian="normal" style:font-weight-complex="normal"/>
    </style:style>
    <style:style style:name="T97" style:family="text">
      <style:text-properties fo:font-weight="normal" officeooo:rsid="00d38440" style:font-weight-asian="normal" style:font-weight-complex="normal"/>
    </style:style>
    <style:style style:name="T98" style:family="text">
      <style:text-properties officeooo:rsid="009c43f3"/>
    </style:style>
    <style:style style:name="T99" style:family="text">
      <style:text-properties officeooo:rsid="009d1ccd"/>
    </style:style>
    <style:style style:name="T100" style:family="text">
      <style:text-properties officeooo:rsid="009edcd9"/>
    </style:style>
    <style:style style:name="T101" style:family="text">
      <style:text-properties officeooo:rsid="009f6beb"/>
    </style:style>
    <style:style style:name="T102" style:family="text">
      <style:text-properties style:text-underline-style="solid" style:text-underline-width="auto" style:text-underline-color="font-color" officeooo:rsid="009f6beb"/>
    </style:style>
    <style:style style:name="T103" style:family="text">
      <style:text-properties officeooo:rsid="009f869f"/>
    </style:style>
    <style:style style:name="T104" style:family="text">
      <style:text-properties officeooo:rsid="009fc89b"/>
    </style:style>
    <style:style style:name="T105" style:family="text">
      <style:text-properties officeooo:rsid="00a128f4"/>
    </style:style>
    <style:style style:name="T106" style:family="text">
      <style:text-properties officeooo:rsid="00a427e4"/>
    </style:style>
    <style:style style:name="T107" style:family="text">
      <style:text-properties officeooo:rsid="00a44f9e"/>
    </style:style>
    <style:style style:name="T108" style:family="text">
      <style:text-properties officeooo:rsid="00a71b62"/>
    </style:style>
    <style:style style:name="T109" style:family="text">
      <style:text-properties officeooo:rsid="00a8ef7f"/>
    </style:style>
    <style:style style:name="T110" style:family="text">
      <style:text-properties officeooo:rsid="00aa6f57"/>
    </style:style>
    <style:style style:name="T111" style:family="text">
      <style:text-properties officeooo:rsid="00b2c809"/>
    </style:style>
    <style:style style:name="T112" style:family="text">
      <style:text-properties officeooo:rsid="00b7df52"/>
    </style:style>
    <style:style style:name="T113" style:family="text">
      <style:text-properties officeooo:rsid="00b83f95"/>
    </style:style>
    <style:style style:name="T114" style:family="text">
      <style:text-properties officeooo:rsid="00b9b94c"/>
    </style:style>
    <style:style style:name="T115" style:family="text">
      <style:text-properties fo:color="#666666"/>
    </style:style>
    <style:style style:name="T116" style:family="text">
      <style:text-properties fo:color="#666666" fo:font-size="10pt" style:font-size-asian="10pt" style:font-size-complex="10pt"/>
    </style:style>
    <style:style style:name="T117" style:family="text">
      <style:text-properties fo:color="#666666" fo:font-size="10pt" officeooo:rsid="00a128f4" style:font-size-asian="10pt" style:font-size-complex="10pt"/>
    </style:style>
    <style:style style:name="T118" style:family="text">
      <style:text-properties fo:color="#666666" fo:font-size="10pt" officeooo:rsid="00a8ef7f" style:font-size-asian="8.75pt" style:font-size-complex="10pt"/>
    </style:style>
    <style:style style:name="T119" style:family="text">
      <style:text-properties fo:color="#2a6099"/>
    </style:style>
    <style:style style:name="T120" style:family="text">
      <style:text-properties fo:color="#2a6099" fo:font-size="10pt" style:font-size-asian="10pt" style:font-size-complex="10pt"/>
    </style:style>
    <style:style style:name="T121" style:family="text">
      <style:text-properties fo:color="#2a6099" fo:font-size="10pt" officeooo:rsid="00a128f4" style:font-size-asian="10pt" style:font-size-complex="10pt"/>
    </style:style>
    <style:style style:name="T122" style:family="text">
      <style:text-properties fo:color="#2a6099" fo:font-size="10pt" officeooo:rsid="00a8ef7f" style:font-size-asian="8.75pt" style:font-size-complex="10pt"/>
    </style:style>
    <style:style style:name="T123" style:family="text">
      <style:text-properties fo:color="#2a6099" fo:font-size="10pt" officeooo:rsid="00ad5fcb" style:font-size-asian="8.75pt" style:font-size-complex="10pt"/>
    </style:style>
    <style:style style:name="T124" style:family="text">
      <style:text-properties fo:color="#2a6099" fo:font-size="10pt" officeooo:rsid="00cea157" style:font-size-asian="8.75pt" style:font-size-complex="10pt"/>
    </style:style>
    <style:style style:name="T125" style:family="text">
      <style:text-properties fo:color="#2a6099" style:font-name="Liberation Mono" fo:font-size="10pt" officeooo:rsid="00a128f4" style:font-name-asian="Noto Sans Mono CJK SC" style:font-size-asian="10pt" style:font-name-complex="Liberation Mono" style:font-size-complex="10pt"/>
    </style:style>
    <style:style style:name="T126" style:family="text">
      <style:text-properties fo:color="#800080"/>
    </style:style>
    <style:style style:name="T127" style:family="text">
      <style:text-properties fo:color="#800080" fo:font-size="10pt" officeooo:rsid="00a128f4" style:font-size-asian="10pt" style:font-size-complex="10pt"/>
    </style:style>
    <style:style style:name="T128" style:family="text">
      <style:text-properties fo:color="#800080" style:font-name="Liberation Mono" fo:font-size="10pt" officeooo:rsid="00a427e4" style:font-name-asian="Noto Sans Mono CJK SC" style:font-size-asian="10pt" style:font-name-complex="Liberation Mono" style:font-size-complex="10pt"/>
    </style:style>
    <style:style style:name="T129" style:family="text">
      <style:text-properties fo:color="#800080" style:font-name="Liberation Mono" fo:font-size="10pt" officeooo:rsid="00cab2a9" style:font-name-asian="Noto Sans Mono CJK SC" style:font-size-asian="10pt" style:font-name-complex="Liberation Mono" style:font-size-complex="10pt"/>
    </style:style>
    <style:style style:name="T130" style:family="text">
      <style:text-properties fo:color="#158466"/>
    </style:style>
    <style:style style:name="T131" style:family="text">
      <style:text-properties fo:color="#158466" officeooo:rsid="00b7df52"/>
    </style:style>
    <style:style style:name="T132" style:family="text">
      <style:text-properties fo:color="#158466" fo:font-size="10pt" style:font-size-asian="10pt" style:font-size-complex="10pt"/>
    </style:style>
    <style:style style:name="T133" style:family="text">
      <style:text-properties fo:color="#158466" fo:font-size="10pt" officeooo:rsid="00a280e7" style:font-size-asian="10pt" style:font-size-complex="10pt"/>
    </style:style>
    <style:style style:name="T134" style:family="text">
      <style:text-properties fo:color="#158466" fo:font-size="10pt" officeooo:rsid="00a128f4" style:font-size-asian="10pt" style:font-size-complex="10pt"/>
    </style:style>
    <style:style style:name="T135" style:family="text">
      <style:text-properties fo:color="#158466" fo:font-size="10pt" officeooo:rsid="00a8ef7f" style:font-size-asian="8.75pt" style:font-size-complex="10pt"/>
    </style:style>
    <style:style style:name="T136" style:family="text">
      <style:text-properties fo:color="#158466" fo:font-size="10pt" officeooo:rsid="00ad5fcb" style:font-size-asian="8.75pt" style:font-size-complex="10pt"/>
    </style:style>
    <style:style style:name="T137" style:family="text">
      <style:text-properties fo:color="#158466" fo:font-size="10pt" officeooo:rsid="00ab7d51" style:font-size-asian="8.75pt" style:font-size-complex="10pt"/>
    </style:style>
    <style:style style:name="T138" style:family="text">
      <style:text-properties fo:color="#158466" style:font-name="Liberation Mono" fo:font-size="10pt" officeooo:rsid="00a128f4" style:font-name-asian="Noto Sans Mono CJK SC" style:font-size-asian="10pt" style:font-name-complex="Liberation Mono" style:font-size-complex="10pt"/>
    </style:style>
    <style:style style:name="T139" style:family="text">
      <style:text-properties fo:color="#158466" style:font-name="Liberation Mono" fo:font-size="10pt" officeooo:rsid="00a427e4" style:font-name-asian="Noto Sans Mono CJK SC" style:font-size-asian="10pt" style:font-name-complex="Liberation Mono" style:font-size-complex="10pt"/>
    </style:style>
    <style:style style:name="T140" style:family="text">
      <style:text-properties fo:color="#158466" officeooo:rsid="00c4a19f"/>
    </style:style>
    <style:style style:name="T141" style:family="text">
      <style:text-properties fo:color="#ff8000"/>
    </style:style>
    <style:style style:name="T142" style:family="text">
      <style:text-properties fo:color="#ff8000" fo:font-size="10pt" style:font-size-asian="10pt" style:font-size-complex="10pt"/>
    </style:style>
    <style:style style:name="T143" style:family="text">
      <style:text-properties fo:color="#ff8000" fo:font-size="10pt" officeooo:rsid="00a280e7" style:font-size-asian="10pt" style:font-size-complex="10pt"/>
    </style:style>
    <style:style style:name="T144" style:family="text">
      <style:text-properties fo:color="#ff8000" fo:font-size="10pt" officeooo:rsid="00a128f4" style:font-size-asian="10pt" style:font-size-complex="10pt"/>
    </style:style>
    <style:style style:name="T145" style:family="text">
      <style:text-properties fo:color="#ff8000" fo:font-size="10pt" officeooo:rsid="00a8ef7f" style:font-size-asian="8.75pt" style:font-size-complex="10pt"/>
    </style:style>
    <style:style style:name="T146" style:family="text">
      <style:text-properties fo:color="#ff8000" fo:font-size="10pt" officeooo:rsid="00aa6f57" style:font-size-asian="8.75pt" style:font-size-complex="10pt"/>
    </style:style>
    <style:style style:name="T147" style:family="text">
      <style:text-properties fo:color="#ff8000" style:font-name="Liberation Mono" fo:font-size="10pt" officeooo:rsid="00a280e7" style:font-name-asian="Noto Sans Mono CJK SC" style:font-size-asian="10pt" style:font-name-complex="Liberation Mono" style:font-size-complex="10pt"/>
    </style:style>
    <style:style style:name="T148" style:family="text">
      <style:text-properties officeooo:rsid="00bbf6a4"/>
    </style:style>
    <style:style style:name="T149" style:family="text">
      <style:text-properties officeooo:rsid="00bd3bcd"/>
    </style:style>
    <style:style style:name="T150" style:family="text">
      <style:text-properties style:use-window-font-color="true"/>
    </style:style>
    <style:style style:name="T151" style:family="text">
      <style:text-properties style:use-window-font-color="true" officeooo:rsid="0109c38e"/>
    </style:style>
    <style:style style:name="T152" style:family="text">
      <style:text-properties fo:color="#069a2e"/>
    </style:style>
    <style:style style:name="T153" style:family="text">
      <style:text-properties officeooo:rsid="00c3862d"/>
    </style:style>
    <style:style style:name="T154" style:family="text">
      <style:text-properties fo:color="#cccccc"/>
    </style:style>
    <style:style style:name="T155" style:family="text">
      <style:text-properties fo:color="#cccccc" fo:font-size="10pt" style:font-size-asian="10pt" style:font-size-complex="10pt"/>
    </style:style>
    <style:style style:name="T156" style:family="text">
      <style:text-properties fo:color="#cccccc" fo:font-size="10pt" officeooo:rsid="00a280e7" style:font-size-asian="10pt" style:font-size-complex="10pt"/>
    </style:style>
    <style:style style:name="T157" style:family="text">
      <style:text-properties fo:color="#cccccc" fo:font-size="10pt" officeooo:rsid="00a128f4" style:font-size-asian="10pt" style:font-size-complex="10pt"/>
    </style:style>
    <style:style style:name="T158" style:family="text">
      <style:text-properties fo:color="#cccccc" fo:font-size="10pt" officeooo:rsid="00cadf6d" style:font-size-asian="10pt" style:font-size-complex="10pt"/>
    </style:style>
    <style:style style:name="T159" style:family="text">
      <style:text-properties fo:color="#cccccc" fo:font-size="10pt" officeooo:rsid="00a8ef7f" style:font-size-asian="8.75pt" style:font-size-complex="10pt"/>
    </style:style>
    <style:style style:name="T160" style:family="text">
      <style:text-properties fo:color="#cccccc" fo:font-size="10pt" officeooo:rsid="00aa6f57" style:font-size-asian="8.75pt" style:font-size-complex="10pt"/>
    </style:style>
    <style:style style:name="T161" style:family="text">
      <style:text-properties fo:color="#cccccc" fo:font-size="10pt" officeooo:rsid="00ab7d51" style:font-size-asian="8.75pt" style:font-size-complex="10pt"/>
    </style:style>
    <style:style style:name="T162" style:family="text">
      <style:text-properties fo:color="#cccccc" fo:font-size="10pt" officeooo:rsid="00ad5fcb" style:font-size-asian="8.75pt" style:font-size-complex="10pt"/>
    </style:style>
    <style:style style:name="T163" style:family="text">
      <style:text-properties fo:color="#cccccc" fo:font-size="10pt" officeooo:rsid="00d0599b" style:font-size-asian="8.75pt" style:font-size-complex="10pt"/>
    </style:style>
    <style:style style:name="T164" style:family="text">
      <style:text-properties fo:color="#cccccc" fo:font-size="10pt" officeooo:rsid="00af4320" style:font-size-asian="8.75pt" style:font-size-complex="10pt"/>
    </style:style>
    <style:style style:name="T165" style:family="text">
      <style:text-properties fo:color="#cccccc" fo:font-size="10pt" officeooo:rsid="00afef1d" style:font-size-asian="8.75pt" style:font-size-complex="10pt"/>
    </style:style>
    <style:style style:name="T166" style:family="text">
      <style:text-properties fo:color="#cccccc" officeooo:rsid="00b7df52"/>
    </style:style>
    <style:style style:name="T167" style:family="text">
      <style:text-properties fo:color="#cccccc" style:font-name="Liberation Mono" fo:font-size="10pt" officeooo:rsid="00a128f4" style:font-name-asian="Noto Sans Mono CJK SC" style:font-size-asian="10pt" style:font-name-complex="Liberation Mono" style:font-size-complex="10pt"/>
    </style:style>
    <style:style style:name="T168" style:family="text">
      <style:text-properties fo:color="#cccccc" style:font-name="Liberation Mono" fo:font-size="10pt" officeooo:rsid="00cadf6d" style:font-name-asian="Noto Sans Mono CJK SC" style:font-size-asian="10pt" style:font-name-complex="Liberation Mono" style:font-size-complex="10pt"/>
    </style:style>
    <style:style style:name="T169" style:family="text">
      <style:text-properties fo:color="#ffbf00"/>
    </style:style>
    <style:style style:name="T170" style:family="text">
      <style:text-properties fo:color="#ffbf00" fo:font-size="10pt" style:font-size-asian="10pt" style:font-size-complex="10pt"/>
    </style:style>
    <style:style style:name="T171" style:family="text">
      <style:text-properties fo:color="#ffbf00" fo:font-size="10pt" officeooo:rsid="00a128f4" style:font-size-asian="10pt" style:font-size-complex="10pt"/>
    </style:style>
    <style:style style:name="T172" style:family="text">
      <style:text-properties fo:color="#ffbf00" fo:font-size="10pt" officeooo:rsid="00a280e7" style:font-size-asian="10pt" style:font-size-complex="10pt"/>
    </style:style>
    <style:style style:name="T173" style:family="text">
      <style:text-properties fo:color="#ffbf00" fo:font-size="10pt" officeooo:rsid="00a8ef7f" style:font-size-asian="8.75pt" style:font-size-complex="10pt"/>
    </style:style>
    <style:style style:name="T174" style:family="text">
      <style:text-properties fo:color="#ffbf00" fo:font-size="10pt" officeooo:rsid="00ab7d51" style:font-size-asian="8.75pt" style:font-size-complex="10pt"/>
    </style:style>
    <style:style style:name="T175" style:family="text">
      <style:text-properties fo:color="#ffbf00" fo:font-size="10pt" officeooo:rsid="00ad5fcb" style:font-size-asian="8.75pt" style:font-size-complex="10pt"/>
    </style:style>
    <style:style style:name="T176" style:family="text">
      <style:text-properties fo:color="#ffbf00" fo:font-size="10pt" officeooo:rsid="00af4320" style:font-size-asian="8.75pt" style:font-size-complex="10pt"/>
    </style:style>
    <style:style style:name="T177" style:family="text">
      <style:text-properties fo:color="#ffbf00" fo:font-size="10pt" officeooo:rsid="00afef1d" style:font-size-asian="8.75pt" style:font-size-complex="10pt"/>
    </style:style>
    <style:style style:name="T178" style:family="text">
      <style:text-properties fo:color="#ffbf00" style:font-name="Liberation Mono" fo:font-size="10pt" officeooo:rsid="00a280e7" style:font-name-asian="Noto Sans Mono CJK SC" style:font-size-asian="10pt" style:font-name-complex="Liberation Mono" style:font-size-complex="10pt"/>
    </style:style>
    <style:style style:name="T179" style:family="text">
      <style:text-properties fo:color="#b4c7dc"/>
    </style:style>
    <style:style style:name="T180" style:family="text">
      <style:text-properties fo:color="#b4c7dc" fo:font-size="10pt" officeooo:rsid="00a8ef7f" style:font-size-asian="8.75pt" style:font-size-complex="10pt"/>
    </style:style>
    <style:style style:name="T181" style:family="text">
      <style:text-properties fo:color="#b4c7dc" fo:font-size="10pt" officeooo:rsid="00ab7d51" style:font-size-asian="8.75pt" style:font-size-complex="10pt"/>
    </style:style>
    <style:style style:name="T182" style:family="text">
      <style:text-properties fo:color="#b4c7dc" fo:font-size="10pt" officeooo:rsid="00af4320" style:font-size-asian="8.75pt" style:font-size-complex="10pt"/>
    </style:style>
    <style:style style:name="T183" style:family="text">
      <style:text-properties officeooo:rsid="00c84b96"/>
    </style:style>
    <style:style style:name="T184" style:family="text">
      <style:text-properties officeooo:rsid="00cab2a9"/>
    </style:style>
    <style:style style:name="T185" style:family="text">
      <style:text-properties fo:color="#81aca6"/>
    </style:style>
    <style:style style:name="T186" style:family="text">
      <style:text-properties fo:color="#81aca6" fo:font-size="10pt" officeooo:rsid="00a8ef7f" style:font-size-asian="8.75pt" style:font-size-complex="10pt"/>
    </style:style>
    <style:style style:name="T187" style:family="text">
      <style:text-properties officeooo:rsid="00d0d026"/>
    </style:style>
    <style:style style:name="T188" style:family="text">
      <style:text-properties officeooo:rsid="00d2baee"/>
    </style:style>
    <style:style style:name="T189" style:family="text">
      <style:text-properties officeooo:rsid="00d38440"/>
    </style:style>
    <style:style style:name="T190" style:family="text">
      <style:text-properties officeooo:rsid="00d4a2db"/>
    </style:style>
    <style:style style:name="T191" style:family="text">
      <style:text-properties officeooo:rsid="00d5b558"/>
    </style:style>
    <style:style style:name="T192" style:family="text">
      <style:text-properties officeooo:rsid="00d736d8"/>
    </style:style>
    <style:style style:name="T193" style:family="text">
      <style:text-properties officeooo:rsid="00d885be"/>
    </style:style>
    <style:style style:name="T194" style:family="text">
      <style:text-properties officeooo:rsid="00d9cfc7"/>
    </style:style>
    <style:style style:name="T195" style:family="text">
      <style:text-properties officeooo:rsid="00e55184"/>
    </style:style>
    <style:style style:name="T196" style:family="text">
      <style:text-properties officeooo:rsid="00e7e9da"/>
    </style:style>
    <style:style style:name="T197" style:family="text">
      <style:text-properties officeooo:rsid="00e80d3a"/>
    </style:style>
    <style:style style:name="T198" style:family="text">
      <style:text-properties officeooo:rsid="00e838e4"/>
    </style:style>
    <style:style style:name="T199" style:family="text">
      <style:text-properties officeooo:rsid="00e99bf5"/>
    </style:style>
    <style:style style:name="T200" style:family="text">
      <style:text-properties officeooo:rsid="00e9b07e"/>
    </style:style>
    <style:style style:name="T201" style:family="text">
      <style:text-properties officeooo:rsid="00eb28f2"/>
    </style:style>
    <style:style style:name="T202" style:family="text">
      <style:text-properties officeooo:rsid="00ec939e"/>
    </style:style>
    <style:style style:name="T203" style:family="text">
      <style:text-properties officeooo:rsid="00efd71e"/>
    </style:style>
    <style:style style:name="T204" style:family="text">
      <style:text-properties officeooo:rsid="00f00154"/>
    </style:style>
    <style:style style:name="T205" style:family="text">
      <style:text-properties officeooo:rsid="00f6f23c"/>
    </style:style>
    <style:style style:name="T206" style:family="text">
      <style:text-properties officeooo:rsid="00f7027e"/>
    </style:style>
    <style:style style:name="T207" style:family="text">
      <style:text-properties officeooo:rsid="00ffc630"/>
    </style:style>
    <style:style style:name="T208" style:family="text">
      <style:text-properties officeooo:rsid="01000c14"/>
    </style:style>
    <style:style style:name="T209" style:family="text">
      <style:text-properties officeooo:rsid="0107fdd6"/>
    </style:style>
    <style:style style:name="T210" style:family="text">
      <style:text-properties officeooo:rsid="0108b29d"/>
    </style:style>
    <style:style style:name="T211" style:family="text">
      <style:text-properties officeooo:rsid="0109c38e"/>
    </style:style>
    <style:style style:name="T212" style:family="text">
      <style:text-properties officeooo:rsid="010a7dda"/>
    </style:style>
    <style:style style:name="T213" style:family="text">
      <style:text-properties officeooo:rsid="010c4964"/>
    </style:style>
    <style:style style:name="T214" style:family="text">
      <style:text-properties officeooo:rsid="010c6a5e"/>
    </style:style>
    <style:style style:name="T215" style:family="text">
      <style:text-properties officeooo:rsid="010d714c"/>
    </style:style>
    <style:style style:name="T216" style:family="text">
      <style:text-properties officeooo:rsid="011370e9"/>
    </style:style>
    <style:style style:name="T217" style:family="text">
      <style:text-properties officeooo:rsid="011372e1"/>
    </style:style>
    <style:style style:name="T218" style:family="text">
      <style:text-properties officeooo:rsid="0114c074"/>
    </style:style>
    <style:style style:name="T219" style:family="text">
      <style:text-properties officeooo:rsid="01173084"/>
    </style:style>
    <style:style style:name="T220" style:family="text">
      <style:text-properties officeooo:rsid="01176eee"/>
    </style:style>
    <style:style style:name="T221" style:family="text">
      <style:text-properties officeooo:rsid="01190fc3"/>
    </style:style>
    <style:style style:name="T222" style:family="text">
      <style:text-properties officeooo:rsid="0119cd95"/>
    </style:style>
    <style:style style:name="T223" style:family="text">
      <style:text-properties officeooo:rsid="011a3f24"/>
    </style:style>
    <style:style style:name="T224" style:family="text">
      <style:text-properties officeooo:rsid="012b71c1"/>
    </style:style>
    <style:style style:name="T225" style:family="text">
      <style:text-properties officeooo:rsid="012d3678"/>
    </style:style>
    <style:style style:name="T226" style:family="text">
      <style:text-properties officeooo:rsid="012db670"/>
    </style:style>
    <style:style style:name="T227" style:family="text">
      <style:text-properties officeooo:rsid="012e87b4"/>
    </style:style>
    <style:style style:name="T228" style:family="text">
      <style:text-properties officeooo:rsid="013011d6"/>
    </style:style>
    <style:style style:name="T229" style:family="text">
      <style:text-properties officeooo:rsid="0130c553"/>
    </style:style>
    <style:style style:name="T230" style:family="text">
      <style:text-properties officeooo:rsid="0131819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Mass: An Unreal ECS</text:p>
      <text:p text:style-name="P6"/>
      <text:p text:style-name="P6">Unofficial Documentation</text:p>
      <text:h text:style-name="P85" text:outline-level="1">Table Of Contents</text:h>
      <text:p text:style-name="P128"/>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s>
          <text:index-source-styles text:outline-level="2">
            <text:index-source-style text:style-name="Heading_20_2"/>
          </text:index-source-styles>
        </text:table-of-content-source>
        <text:index-body>
          <text:p text:style-name="P81"><text:a xlink:type="simple" xlink:href="#__RefHeading___Toc6842_3880151899" text:style-name="Index_20_Link" text:visited-style-name="Index_20_Link">Introduction<text:tab/>5</text:a></text:p>
          <text:p text:style-name="P81"><text:a xlink:type="simple" xlink:href="#__RefHeading___Toc140_4050899107" text:style-name="Index_20_Link" text:visited-style-name="Index_20_Link">The Basics of ECS<text:tab/>6</text:a></text:p>
          <text:p text:style-name="P82"><text:a xlink:type="simple" xlink:href="#__RefHeading___Toc108_4050899107" text:style-name="Index_20_Link" text:visited-style-name="Index_20_Link">Object Oriented vs Data Oriented<text:tab/>6</text:a></text:p>
          <text:p text:style-name="P82"><text:a xlink:type="simple" xlink:href="#__RefHeading___Toc110_4050899107" text:style-name="Index_20_Link" text:visited-style-name="Index_20_Link">The Bilas Entity Component Pattern<text:tab/>8</text:a></text:p>
          <text:p text:style-name="P82"><text:a xlink:type="simple" xlink:href="#__RefHeading___Toc112_4050899107" text:style-name="Index_20_Link" text:visited-style-name="Index_20_Link">The Martins Entity Component System Pattern<text:tab/>8</text:a></text:p>
          <text:p text:style-name="P81"><text:a xlink:type="simple" xlink:href="#__RefHeading___Toc138_4050899107" text:style-name="Index_20_Link" text:visited-style-name="Index_20_Link">Mass Key Concepts<text:tab/>9</text:a></text:p>
          <text:p text:style-name="P82"><text:a xlink:type="simple" xlink:href="#__RefHeading___Toc114_4050899107" text:style-name="Index_20_Link" text:visited-style-name="Index_20_Link">Fragment<text:tab/>9</text:a></text:p>
          <text:p text:style-name="P82"><text:a xlink:type="simple" xlink:href="#__RefHeading___Toc1043_4050899107" text:style-name="Index_20_Link" text:visited-style-name="Index_20_Link">Mass Entity Subsystem<text:tab/>10</text:a></text:p>
          <text:p text:style-name="P82"><text:a xlink:type="simple" xlink:href="#__RefHeading___Toc124_4050899107" text:style-name="Index_20_Link" text:visited-style-name="Index_20_Link">Archetypes<text:tab/>10</text:a></text:p>
          <text:p text:style-name="P82"><text:a xlink:type="simple" xlink:href="#__RefHeading___Toc126_4050899107" text:style-name="Index_20_Link" text:visited-style-name="Index_20_Link">Chunks<text:tab/>11</text:a></text:p>
          <text:p text:style-name="P82"><text:a xlink:type="simple" xlink:href="#__RefHeading___Toc128_4050899107" text:style-name="Index_20_Link" text:visited-style-name="Index_20_Link">Entity<text:tab/>11</text:a></text:p>
          <text:p text:style-name="P82"><text:a xlink:type="simple" xlink:href="#__RefHeading___Toc130_4050899107" text:style-name="Index_20_Link" text:visited-style-name="Index_20_Link">Entity Query<text:tab/>11</text:a></text:p>
          <text:p text:style-name="P82"><text:a xlink:type="simple" xlink:href="#__RefHeading___Toc132_4050899107" text:style-name="Index_20_Link" text:visited-style-name="Index_20_Link">Entity View<text:tab/>11</text:a></text:p>
          <text:p text:style-name="P82"><text:a xlink:type="simple" xlink:href="#__RefHeading___Toc134_4050899107" text:style-name="Index_20_Link" text:visited-style-name="Index_20_Link">Processors<text:tab/>12</text:a></text:p>
          <text:p text:style-name="P82"><text:a xlink:type="simple" xlink:href="#__RefHeading___Toc1093_3693776615" text:style-name="Index_20_Link" text:visited-style-name="Index_20_Link">Mass Signals<text:tab/>14</text:a></text:p>
          <text:p text:style-name="P82"><text:a xlink:type="simple" xlink:href="#__RefHeading___Toc1091_3693776615" text:style-name="Index_20_Link" text:visited-style-name="Index_20_Link">Mass Replication Subsystem (stub)<text:tab/>14</text:a></text:p>
          <text:p text:style-name="P82"><text:a xlink:type="simple" xlink:href="#__RefHeading___Toc1089_3693776615" text:style-name="Index_20_Link" text:visited-style-name="Index_20_Link">SlateTree (stub)<text:tab/>14</text:a></text:p>
          <text:p text:style-name="P81"><text:a xlink:type="simple" xlink:href="#__RefHeading___Toc1369_3055110858" text:style-name="Index_20_Link" text:visited-style-name="Index_20_Link">Tutorials<text:tab/>15</text:a></text:p>
          <text:p text:style-name="P81"><text:a xlink:type="simple" xlink:href="#__RefHeading___Toc1359_3055110858" text:style-name="Index_20_Link" text:visited-style-name="Index_20_Link">Tutorial 1: Using the entity database for blueprint scripting of UMG widgets<text:tab/>16</text:a></text:p>
        </text:index-body>
      </text:table-of-content>
      <text:h text:style-name="P83" text:outline-level="1"/>
      <text:h text:style-name="P84" text:outline-level="1"><text:bookmark-start text:name="__RefHeading___Toc6842_3880151899"/>Introduction<text:bookmark-end text:name="__RefHeading___Toc6842_3880151899"/></text:h>
      <text:p text:style-name="P127"/>
      <text:p text:style-name="Text_20_body">Mass and its related engine plugins (MassGameplay, MassEntity, MassAI, MassActor) are an unreal engine implementation of the ‘ECS’ pattern. ‘ECS’ stands for ‘Entity-Component-System’, a data oriented version of the object oriented ‘Entity-Component’ pattern. While the latter will be intimately familiar with Unreal developers at this point, as ‘Actors’ and ‘Actor Components’, the former is a major methodology shift.</text:p>
      <text:p text:style-name="Text_20_body">For the benefit of those that are not familiar with data oriented design and the ECS pattern there is a brief (3 page) summary below, in ‘The Basics of ECS’. For those familiar with the concepts, feel free to skim over the next section or skip it entirely. Information specific to Mass begins in ‘Mass Key Concepts’.</text:p>
      <text:p text:style-name="Text_20_body">In this book we will be exploring the many new systems these plugins bring and what they can already do. We will also be trying it out, to see how it can be used to create new gameplay using data oriented code.</text:p>
      <text:h text:style-name="P84" text:outline-level="1"><text:bookmark-start text:name="__RefHeading___Toc140_4050899107"/>The Basics of ECS<text:bookmark-end text:name="__RefHeading___Toc140_4050899107"/></text:h>
      <text:p text:style-name="Text_20_body">There are probably two kinds of readers for this article. People who want to know how the unreal ECS works, and people who want to know that <text:span text:style-name="T45">and</text:span> what the hell an ECS is.</text:p>
      <text:p text:style-name="Text_20_body"><text:span text:style-name="T18">If</text:span><text:span text:style-name="T16"> you are not scrolling past this, it is safe to assume you are the latter. </text:span><text:span text:style-name="T17">So, to save you the trouble, here are the very basics. There are many articles, videos, posts and books on these concepts. Please seek them out if you want more in-depth knowledge of DOD and ECS.</text:span></text:p>
      <text:h text:style-name="Heading_20_2" text:outline-level="2"><text:bookmark-start text:name="__RefHeading___Toc108_4050899107"/>Object Oriented vs Data Oriented<text:bookmark-end text:name="__RefHeading___Toc108_4050899107"/></text:h>
      <text:h text:style-name="P91" text:outline-level="3"><text:bookmark-start text:name="__RefHeading___Toc1047_4050899107"/>OOP<text:bookmark-end text:name="__RefHeading___Toc1047_4050899107"/></text:h>
      <text:p text:style-name="Text_20_body">Object Oriented programming is a very familiar methodology for programming, briefly:</text:p>
      <text:p text:style-name="Text_20_body"/>
      <text:list xml:id="list2172824065" text:style-name="L1">
        <text:list-item>
          <text:p text:style-name="P106">Data and logic to act on the data should be encapsulated in a class of object</text:p>
        </text:list-item>
        <text:list-item>
          <text:p text:style-name="P106">Classes of object can inherit their data and logic from their parent class, override some logic, and add more data. </text:p>
        </text:list-item>
        <text:list-item>
          <text:p text:style-name="P106"><text:span text:style-name="T3">This allows a taxonomy of abstract concept </text:span><text:span text:style-name="T4">classes</text:span><text:span text:style-name="T3"> leading to concrete </text:span><text:span text:style-name="T4">object </text:span><text:span text:style-name="T3">classes </text:span><text:span text:style-name="T4">which can share common lineage somewhere on the class tree</text:span><text:span text:style-name="T3">.</text:span></text:p>
        </text:list-item>
      </text:list>
      <text:p text:style-name="Text_20_body"/>
      <text:p text:style-name="Text_20_body">Please keep in mind that while this is very reliant on the existence of classes and their object instances in a language, for the purposes of this article we are dealing only with OOP as a way of using these language features. </text:p>
      <text:p text:style-name="Text_20_body">The advantages and disadvantages of this approach has been well debated elsewhere, but there are some specific disadvantages that lead to Data Oriented Design:</text:p>
      <text:p text:style-name="Text_20_body"/>
      <text:list xml:id="list1354162938" text:style-name="L2">
        <text:list-item>
          <text:p text:style-name="P107"><text:span text:style-name="T4">When you override the logic of a class, </text:span><text:span text:style-name="T7">by virtual function, </text:span><text:span text:style-name="T4">the compiler can not optimi</text:span><text:span text:style-name="T6">s</text:span><text:span text:style-name="T4">e the function call, as it can’t tell what the function does at compile time.</text:span></text:p>
        </text:list-item>
        <text:list-item>
          <text:p text:style-name="P107">Logic is placed in many functions across many instances of classed object, harder to cache.</text:p>
        </text:list-item>
        <text:list-item>
          <text:p text:style-name="P107">Complex classes are regularly branching off conditionals and optional data in their logic, harder for the CPU to predict.</text:p>
        </text:list-item>
        <text:list-item>
          <text:p text:style-name="P107">Complex classes contain a lot of data, a given operation performed by their internal logic will in almost all cases only use a subset of this data</text:p>
        </text:list-item>
        <text:list-item>
          <text:p text:style-name="P107">The objects are often fragmented in memory and accessed by reference or pointer</text:p>
        </text:list-item>
      </text:list>
      <text:p text:style-name="Text_20_body"/>
      <text:h text:style-name="P100" text:outline-level="3"><text:bookmark-start text:name="__RefHeading___Toc1049_4050899107"/>The problem with RAM<text:bookmark-end text:name="__RefHeading___Toc1049_4050899107"/></text:h>
      <text:p text:style-name="Text_20_body"><text:span text:style-name="T5">The modern PC CPU </text:span><text:span text:style-name="T10">has</text:span><text:span text:style-name="T5"> been improving in performance at a much faster rate than RAM </text:span><text:span text:style-name="T17">DIMMs</text:span><text:span text:style-name="T5">. </text:span><text:span text:style-name="T10">The </text:span><text:span text:style-name="T17">DIMMs are</text:span><text:span text:style-name="T10"> also </text:span><text:span text:style-name="T5">not physically located on the processor, </text:span><text:span text:style-name="T10">introducing some unavoidable latency</text:span><text:span text:style-name="T5">. Therefore, despite the increases in RAM performance over the years, </text:span><text:span text:style-name="T17">the DIMMs</text:span><text:span text:style-name="T5"> ha</text:span><text:span text:style-name="T17">ve</text:span><text:span text:style-name="T5"> become a bottleneck to the </text:span><text:span text:style-name="T17">CPU</text:span><text:span text:style-name="T5">. To an extent, this was always so, but CPUs have developed very low latency, high performance RAM ‘caches’, which mitigate the problem. </text:span><text:span text:style-name="T196">These have improved considerably. </text:span><text:span text:style-name="T10">By not using this cache correctly we throw away processing power, wasting the potential of these amazing machines.</text:span></text:p>
      <text:p text:style-name="Text_20_body"><text:span text:style-name="T6">To put it </text:span><text:span text:style-name="T46">very</text:span><text:span text:style-name="T6"> simplistically, w</text:span><text:span text:style-name="T5">hen memory is accessed, </text:span><text:span text:style-name="T196">for either data or instructions, </text:span><text:span text:style-name="T5">the CPU first checks if it is already cached. </text:span><text:span text:style-name="T6">I</text:span><text:span text:style-name="T5">f not, </text:span><text:span text:style-name="T196">for data,</text:span><text:span text:style-name="T5"> it will grab a block of memory around the requested address and cache it </text:span><text:span text:style-name="T10">on the ‘L1 cache’.</text:span><text:span text:style-name="T5"> </text:span><text:span text:style-name="T25">The block cached in this way is called </text:span><text:span text:style-name="T6">a ‘cache line’</text:span><text:span text:style-name="T5">. </text:span><text:span text:style-name="T6">When this occurs it is</text:span><text:span text:style-name="T5"> called a ‘cache miss’, and results in the access of the memory taking much, much longer. </text:span><text:span text:style-name="T10">How much longer can depend </text:span><text:span text:style-name="T47">on </text:span><text:span text:style-name="T10">a few factors from hardware, but generally this is somewhere north of 80x longer to access memory in RAM, than to access it from the L1 cache!</text:span></text:p>
      <text:p text:style-name="Text_20_body">Instructions are also cached, but does so by prediction. As stated in the previous section, this is harder if the instructions rely on the results of instructions. We also ‘evict’ ourselves from the L1 instruction cache if we call a function, then move on to calling a different function, then call the first function again.</text:p>
      <text:p text:style-name="Text_20_body"><text:span text:style-name="T5">To minimise cache misses, a programmer should be working with sequential, unfragmented memory in batches. </text:span><text:span text:style-name="T6">They should be drawing in only the data they need for a given operation, to not waste their cache lines, </text:span><text:span text:style-name="T10">and blast through it </text:span><text:span text:style-name="T196">with the simplest to predict code. </text:span><text:span text:style-name="T197">They should avoid repeated calls not done in batches to minimise instruction caching as well.</text:span></text:p>
      <text:h text:style-name="P91" text:outline-level="3"><text:bookmark-start text:name="__RefHeading___Toc1045_4050899107"/>DOD<text:bookmark-end text:name="__RefHeading___Toc1045_4050899107"/></text:h>
      <text:p text:style-name="Text_20_body"><text:span text:style-name="T6">In light of this, a programming methodology called Data Oriented Design came about. Instead of objects as the focus, data takes the center stage. Data for objects is stored in essentially relational database tables, </text:span><text:span text:style-name="T7">logic is performed by manager systems that perform the logic for every object. Data is normalised in order to feed tightly packed arrays of data that is relevant into manager systems, </text:span><text:span text:style-name="T11">and nothing more</text:span><text:span text:style-name="T7">. Virtual function calls per instance of the object are avoided. </text:span><text:span text:style-name="T17">Logical o</text:span><text:span text:style-name="T7">bjects are no longer objects as instances of classes, but as a manifestation of the systems acting on data about an object. </text:span></text:p>
      <text:p text:style-name="Text_20_body"><text:span text:style-name="T7">In a language like c++, the systems are the </text:span><text:span text:style-name="T197">classed </text:span><text:span text:style-name="T7">objects you write classes for, the </text:span><text:span text:style-name="T197">logical </text:span><text:span text:style-name="T7">objects are what the system</text:span><text:span text:style-name="T25">s</text:span><text:span text:style-name="T7"> produce from your data. In this way, DOD doesn’t require a specific language, it is a methodology, </text:span><text:span text:style-name="T11">like OOP</text:span><text:span text:style-name="T7">.</text:span></text:p>
      <text:p text:style-name="P4"/>
      <text:h text:style-name="P86" text:outline-level="2"/>
      <text:h text:style-name="P89" text:outline-level="2"><text:bookmark-start text:name="__RefHeading___Toc110_4050899107"/>The Bilas Entity Component Pattern<text:bookmark-end text:name="__RefHeading___Toc110_4050899107"/></text:h>
      <text:p text:style-name="Text_20_body"><text:span text:style-name="T1">Out of frustration with OOP </text:span><text:span text:style-name="T14">entity </text:span><text:span text:style-name="T1">frameworks, back in 2002 a </text:span><text:span text:style-name="T11">software engineer</text:span><text:span text:style-name="T1"> at Gas Powered Games </text:span><text:span text:style-name="T2">named Scott Bilas </text:span><text:span text:style-name="T1">wrote a new designer focused framework for Dungeon Seige. </text:span><text:span text:style-name="T8">Bo</text:span><text:span text:style-name="T11">rr</text:span><text:span text:style-name="T8">o</text:span><text:span text:style-name="T11">w</text:span><text:span text:style-name="T8">ing from the idea of Component Oriented Programming, i</text:span><text:span text:style-name="T1">nstead of game entities having all the data and logic required to be an entity, entities could be made by composition, not inheritance. </text:span></text:p>
      <text:p text:style-name="Text_20_body"><text:span text:style-name="T1">The entity becomes a container </text:span><text:span text:style-name="T8">object </text:span><text:span text:style-name="T1">holding components </text:span><text:span text:style-name="T47">objects</text:span><text:span text:style-name="T1">, with little to no logic or data, </text:span><text:span text:style-name="T8">generally only offering access to components, help components communicate, and so on</text:span><text:span text:style-name="T1">. Components instead come with the logic and data to work, and represent capabilities for the entity. </text:span><text:span text:style-name="T2">This is in contrast to using inheritance </text:span><text:span text:style-name="T11">alone </text:span><text:span text:style-name="T2">to create an entity with the data and logic required </text:span><text:span text:style-name="T9">for </text:span><text:span text:style-name="T11">all </text:span><text:span text:style-name="T9">its capabilities</text:span><text:span text:style-name="T2">. </text:span></text:p>
      <text:p text:style-name="Text_20_body"><text:span text:style-name="T2">Advantages were this is it is far more designer friendly, allowing designers to make entities that are the sum of their property driven components. the components are easier to reuse. It avoids a lot of problems that would otherwise require multiple inheritance. </text:span><text:span text:style-name="T11">By design, these components had high reuse. </text:span><text:span text:style-name="T2">Today, this is the way we do object-oriented games programming. </text:span><text:span text:style-name="T11">Our entities, ‘actors’, are a collection of ‘actor components’.</text:span></text:p>
      <text:p text:style-name="P5"/>
      <text:h text:style-name="Heading_20_2" text:outline-level="2"><text:bookmark-start text:name="__RefHeading___Toc112_4050899107"/>The Martins Entity Component System Pattern<text:bookmark-end text:name="__RefHeading___Toc112_4050899107"/></text:h>
      <text:p text:style-name="Text_20_body"><text:span text:style-name="T2">In 2007, </text:span><text:span text:style-name="T11">i</text:span><text:span text:style-name="T2">nspired </text:span><text:span text:style-name="T11">(to put it diplomatically) </text:span><text:span text:style-name="T2">by the pattern started by Bilas, </text:span><text:span text:style-name="T197">Adam Martin, </text:span><text:span text:style-name="T2">another software engineer working at Codemasters came up with a new pattern for the entity framework within Operation Flashpoint 2. </text:span><text:span text:style-name="T11">The game design called for a very large scale simulation and his experience with </text:span><text:span text:style-name="T26">OOP </text:span><text:span text:style-name="T11">entity components </text:span><text:span text:style-name="T14">at large scale </text:span><text:span text:style-name="T12">lead him to come up with a data oriented system of entity components:</text:span></text:p>
      <text:list xml:id="list5236776" text:style-name="List_20_1">
        <text:list-item>
          <text:p text:style-name="P108"><text:span text:style-name="T12">Entities are no longer objects in the programming sense, they are a global unique identifier. </text:span><text:span text:style-name="T13">They have components associated with them. </text:span><text:span text:style-name="T12">They have no data whatsoever, </text:span><text:span text:style-name="T13">nor logic</text:span><text:span text:style-name="T12">. </text:span></text:p>
        </text:list-item>
        <text:list-item>
          <text:p text:style-name="P108"><text:span text:style-name="T12">Components no longer contain logic, only data. Generally, for this purpose, a ‘struct’ suffices. They contain all data, </text:span><text:span text:style-name="T13">and no logic</text:span><text:span text:style-name="T12">.</text:span></text:p>
        </text:list-item>
        <text:list-item>
          <text:p text:style-name="P108"><text:span text:style-name="T12">Systems are used to perform the logic, systems read and write components, transforming the data. They contain all logic </text:span><text:span text:style-name="T13">and no data</text:span><text:span text:style-name="T12">.</text:span></text:p>
        </text:list-item>
        <text:list-item>
          <text:p text:style-name="P108"><text:span text:style-name="T12">A database must </text:span><text:span text:style-name="T17">efficiently </text:span><text:span text:style-name="T12">store the components of the entities, and associate them with that GUID key. </text:span><text:span text:style-name="T26">This can be queried.</text:span></text:p>
        </text:list-item>
      </text:list>
      <text:p text:style-name="Text_20_body"><text:span text:style-name="T13">This retained a lot of the designer friendly features of EC, its composition over inheritance, its modular nature and ease of reuse. But more importantly, it ran better at high</text:span><text:span text:style-name="T14">er</text:span><text:span text:style-name="T13"> scales. </text:span><text:span text:style-name="T15">It was easier to parallelize. It also made translating data from databases on other machines into a form the game can use much simpler for programmers.</text:span></text:p>
      <text:p text:style-name="Text_20_body"/>
      <text:p text:style-name="P139">Because of the optimal use of memory caching this approach has been taken up not just for large scale games, but for games destined for lower powered consoles and mobile devices. </text:p>
      <text:p text:style-name="Text_20_body"><text:span text:style-name="T16">PC only developers have been blessed with very good hardware, which hides some of the cost of virtual function overhead and cache misses. </text:span><text:span text:style-name="T18">We can and should aspire for more. Game engines are increasingly using ECS, and soon, in 5.1, Unreal will be no exception.</text:span></text:p>
      <text:p text:style-name="Text_20_body">So let us go boldly into the unknown and see the future of Unreal Engine!</text:p>
      <text:h text:style-name="P84" text:outline-level="1"><text:bookmark-start text:name="__RefHeading___Toc138_4050899107"/>Mass Key Concepts<text:bookmark-end text:name="__RefHeading___Toc138_4050899107"/></text:h>
      <text:p text:style-name="P21">First we shall be looking at some of the key concepts of Mass. It may become apparent while reading this that Epic are not exactly following the terminology used in ‘The Basics of ECS’ section. However, the basic principles are all there, with one little wrinkle; The engine was not built around this system. </text:p>
      <text:p text:style-name="P14"><text:span text:style-name="T18">We’re going to some bold new places but in a piecemeal fashion that will have us still using our familiar actors and their components. For those who follow Unity’s own effort into implementing an ECS, </text:span><text:span text:style-name="T26">DOCS, </text:span><text:span text:style-name="T18">this might not come as a surprise. </text:span><text:span text:style-name="T19">Epic has provided for this, however.</text:span></text:p>
      <text:h text:style-name="Heading_20_2" text:outline-level="2"><text:bookmark-start text:name="__RefHeading___Toc114_4050899107"/>Fragment<text:bookmark-end text:name="__RefHeading___Toc114_4050899107"/></text:h>
      <text:p text:style-name="P20"><text:span text:style-name="T197">As ‘data is the first class citizen’ in DOD and ECS, we begin with the ‘components’. </text:span><text:span text:style-name="T19">Components within Mass are known as ‘fragments’. A fragment is a </text:span><text:span text:style-name="Source_20_Text"><text:span text:style-name="T19">UStruct</text:span></text:span><text:span text:style-name="T19"> deriving from </text:span><text:span text:style-name="Source_20_Text"><text:span text:style-name="T19">FMassTag</text:span></text:span><text:span text:style-name="T19">, </text:span><text:span text:style-name="Source_20_Text"><text:span text:style-name="T19">FMassFragment</text:span></text:span><text:span text:style-name="T19">, </text:span><text:span text:style-name="Source_20_Text"><text:span text:style-name="T19">FMassSharedFragment</text:span></text:span><text:span text:style-name="T19"> or </text:span><text:span text:style-name="Source_20_Text"><text:span text:style-name="T19">FMassChunkFragment</text:span></text:span><text:span text:style-name="T19">. Each has their own use case. </text:span><text:span text:style-name="T26">Note these do not share a common type. </text:span><text:span text:style-name="T27">The base types have no properties or functions, and inheritance is only done to let the database differentiate between the basic types, each handled differently. </text:span><text:span text:style-name="T197">Subclassing from these is a statement of intent. </text:span><text:span text:style-name="T21">The question of which to use is a memory </text:span><text:span text:style-name="T44">optimisation</text:span><text:span text:style-name="T21"> problem that must be considered case by case</text:span><text:span text:style-name="T27">:</text:span></text:p>
      <text:h text:style-name="Heading_20_3" text:outline-level="3"><text:bookmark-start text:name="__RefHeading___Toc116_4050899107"/>Tag<text:bookmark-end text:name="__RefHeading___Toc116_4050899107"/></text:h>
      <text:p text:style-name="P9"><text:span text:style-name="Source_20_Text"><text:span text:style-name="T19">FMassTag</text:span></text:span><text:span text:style-name="T19">s are empty </text:span><text:span text:style-name="T32">structs</text:span><text:span text:style-name="T19"> that can be used to mark entities, for queries by systems. Therefore they take no memory per entity, </text:span><text:span text:style-name="T197">despite being part of their composition.</text:span><text:span text:style-name="T19"> </text:span><text:span text:style-name="T20">An example would be one marking an entity as a player character.</text:span></text:p>
      <text:h text:style-name="P92" text:outline-level="3"><text:bookmark-start text:name="__RefHeading___Toc118_4050899107"/>Fragment<text:bookmark-end text:name="__RefHeading___Toc118_4050899107"/></text:h>
      <text:p text:style-name="P10"><text:span text:style-name="Source_20_Text"><text:span text:style-name="T20">FMassFragment</text:span></text:span><text:span text:style-name="T20">s are structs holding data values that need to be stored per entity. These are meant to be collections of data that one or more systems need, without irrelevant data. Examples of this would be a </text:span><text:span text:style-name="T28">fragment</text:span><text:span text:style-name="T20"> holding the root transform of the entity, or the data required to process movement. </text:span></text:p>
      <text:h text:style-name="P92" text:outline-level="3"><text:bookmark-start text:name="__RefHeading___Toc120_4050899107"/>Shared Fragment<text:bookmark-end text:name="__RefHeading___Toc120_4050899107"/></text:h>
      <text:p text:style-name="P10"><text:span text:style-name="Source_20_Text"><text:span text:style-name="T20">FMassSharedFragment</text:span></text:span><text:span text:style-name="T20">s are structs holding data values that need to be stored for a broad class of object. This is similar to a static property of a class. An example of this might be information about rendering entities that does not change per entity instance, of entities of the same kind. Mesh, animations to use, etc.</text:span></text:p>
      <text:h text:style-name="P93" text:outline-level="3"/>
      <text:h text:style-name="P103" text:outline-level="3"><text:bookmark-start text:name="__RefHeading___Toc122_4050899107"/>Chunk Fragment<text:bookmark-end text:name="__RefHeading___Toc122_4050899107"/></text:h>
      <text:p text:style-name="P11"><text:span text:style-name="T20">As above, except less coarse. As described below the database groups entities by an archetype and put them together in a fixed size memory chunk. Archetypes can have multiple chunks. The values for </text:span><text:span text:style-name="Source_20_Text"><text:span text:style-name="T20">FMassChunkFragment</text:span></text:span><text:span text:style-name="T43">s </text:span><text:span text:style-name="T20">are stored on the chunk container object instances, </text:span><text:span text:style-name="T21">and is shared by all entities on that chunk. Shared fragments are stored on archetype object instances and is shared by all entities in all its chunks. </text:span></text:p>
      <text:h text:style-name="Heading_20_2" text:outline-level="2"><text:bookmark-start text:name="__RefHeading___Toc1043_4050899107"/>Mass Entity Subsystem<text:bookmark-end text:name="__RefHeading___Toc1043_4050899107"/></text:h>
      <text:p text:style-name="P19"><text:span text:style-name="T39">Each world contains a tickable world subsystem of the type </text:span><text:span text:style-name="Source_20_Text"><text:span text:style-name="T39">UMassEntitySubsystem</text:span></text:span><text:span text:style-name="T39">. These are accessible via the world using the standard methods for getting a world subsystem. This object is responsible for managing the entire database and is </text:span><text:span text:style-name="T40">your one stop shop for entity spawning, destroying, and the adding and removing of their fragments. </text:span><text:span text:style-name="T198">It also provides read/write access to fragments outside an entity query. </text:span><text:span text:style-name="T41">It is </text:span><text:span text:style-name="T40">the root of the database tree </text:span><text:span text:style-name="T41">for a world</text:span><text:span text:style-name="T40">, which branches into archetypes then chunks, </text:span><text:span text:style-name="T41">as well as an entity table for looking up the current archetype of registered entities. As such </text:span><text:span text:style-name="T40">it is often the argument in static functions related to Mass.</text:span></text:p>
      <text:h text:style-name="Heading_20_2" text:outline-level="2"><text:bookmark-start text:name="__RefHeading___Toc124_4050899107"/>Archetypes<text:bookmark-end text:name="__RefHeading___Toc124_4050899107"/></text:h>
      <text:p text:style-name="P16">This concept has also gone by the name ‘Assemblage’, but in Unreal, as with Unity, we use the term ‘Archetype’.</text:p>
      <text:p text:style-name="P15"><text:span text:style-name="T21">Instead of hard coding a table to store a set of fragments, Mass will create one for you at runtime, as entities are spawned, destroyed and their fragments added or removed. For each unique combination of fragments, independent of order, the database </text:span><text:span text:style-name="T23">spawns </text:span><text:span text:style-name="T21">an archetype. </text:span></text:p>
      <text:p text:style-name="P13"><text:span text:style-name="T21">These can be thought of as </text:span><text:span text:style-name="T22">similar to </text:span><text:span text:style-name="T21">classes of </text:span><text:span text:style-name="T22">actor</text:span><text:span text:style-name="T21">, </text:span><text:span text:style-name="T198">as ‘</text:span><text:span text:style-name="T41">types of entities’, </text:span><text:span text:style-name="T21">but in reality all it is is a table in a database. It contains what the </text:span><text:span text:style-name="T24">fragments</text:span><text:span text:style-name="T21"> are, and the chunks of memory where the values are stored. </text:span></text:p>
      <text:p text:style-name="P13"><text:span text:style-name="T21">They also store the value of shared fragments. </text:span><text:span text:style-name="T23">If entities of an archetype need 2 or more different values for a shared fragment additional archetypes will be spawned and entities sharing the same value shared fragments will be grouped together.</text:span></text:p>
      <text:p text:style-name="P12"><text:span text:style-name="T22">Archetypes are a table, but only by composition of chunks. In a practical sense, Archetypes are where you read the headings of the table </text:span><text:span text:style-name="T32">and reach the chunks</text:span><text:span text:style-name="T22">. </text:span><text:span text:style-name="T198">Chunks contain the table data. </text:span><text:span text:style-name="T23">During an entity query for </text:span><text:span text:style-name="T31">system</text:span><text:span text:style-name="T23"> this is the most important data. Queries will tend to only need to walk the archetypes in the database, speeding them up compared to iterating a list of entities. </text:span><text:span text:style-name="T24">As such, queries may query for shared fragment values.</text:span></text:p>
      <text:p text:style-name="P16">Archetypes are referred to with a variable of <text:span text:style-name="Source_20_Text">FMassArchetypeHandle</text:span><text:span text:style-name="T32"> type, the data for the archetype is stored in a </text:span><text:span text:style-name="Source_20_Text"><text:span text:style-name="T32">FMassArchetypeData</text:span></text:span><text:span text:style-name="T32"> struct.</text:span></text:p>
      <text:h text:style-name="P86" text:outline-level="2"/>
      <text:h text:style-name="P89" text:outline-level="2"><text:bookmark-start text:name="__RefHeading___Toc126_4050899107"/>Chunks<text:bookmark-end text:name="__RefHeading___Toc126_4050899107"/></text:h>
      <text:p text:style-name="P12"><text:span text:style-name="T22">The </text:span><text:span text:style-name="T24">archetypes</text:span><text:span text:style-name="T22"> store </text:span><text:span text:style-name="T24">fragments </text:span><text:span text:style-name="T22">in binary chunk memory of a</text:span><text:span text:style-name="T34">n arbitrary</text:span><text:span text:style-name="T22"> fixed size. </text:span><text:span text:style-name="T34">The size </text:span><text:span text:style-name="T201">of</text:span><text:span text:style-name="T34"> chunks created by archetypes is</text:span><text:span text:style-name="T22"> </text:span><text:span text:style-name="T34">64</text:span><text:span text:style-name="T22">KiB, </text:span><text:span text:style-name="T34">or 65536 bytes</text:span><text:span text:style-name="T22">. The</text:span><text:span text:style-name="T200">y the ‘sub-tables’ of the archetype’</text:span><text:span text:style-name="T201">s</text:span><text:span text:style-name="T200"> ‘table’ in the database.</text:span><text:span text:style-name="T22"> </text:span><text:span text:style-name="T200">T</text:span><text:span text:style-name="T22">able rows take the form of a </text:span><text:span text:style-name="T200">parallel 1</text:span><text:span text:style-name="T22">d array</text:span><text:span text:style-name="T200">s</text:span><text:span text:style-name="T22"> </text:span><text:span text:style-name="T200">as</text:span><text:span text:style-name="T22"> ‘</text:span><text:span text:style-name="T200">bit set’ structs.</text:span><text:span text:style-name="T27"> </text:span><text:span text:style-name="T22">With the </text:span><text:span text:style-name="T200">composition of </text:span><text:span text:style-name="T22">type</text:span><text:span text:style-name="T200">s</text:span><text:span text:style-name="T22"> of </text:span><text:span text:style-name="T24">fragments </text:span><text:span text:style-name="T22">being known by its association with an archetype, </text:span><text:span text:style-name="T23">this chunk</text:span><text:span text:style-name="T200">s bitsets</text:span><text:span text:style-name="T23"> can be read from and written to safely by the methods the chunk provides.</text:span></text:p>
      <text:p text:style-name="P116"><text:span text:style-name="T200">C</text:span><text:span text:style-name="T24">hunk fragments store their values per chunk and can be queried like shared fragments. A system of conditional checks per chunk called chunk filters </text:span><text:span text:style-name="T25">may also be run. </text:span><text:span text:style-name="T33">These are not stored in the chunk but rather a function that can be passed a chunk and return success or failure. </text:span><text:span text:style-name="T35">Chunk fragments are often used for this purpose, storing data the check needs. Chunks store their data within </text:span><text:span text:style-name="Source_20_Text"><text:span text:style-name="T35">FMassArchetypeChunk</text:span></text:span><text:span text:style-name="T35"> structs. Archetypes have an array of these called </text:span><text:span text:style-name="Source_20_Text"><text:span text:style-name="T35">Chunks</text:span></text:span><text:span text:style-name="T35">. </text:span></text:p>
      <text:p text:style-name="P116"><text:span text:style-name="Source_20_Text"><text:span text:style-name="T35">FMassArchetypeSubChunks</text:span></text:span><text:span text:style-name="T35"> </text:span><text:span text:style-name="T199">and </text:span><text:span text:style-name="Source_20_Text"><text:span text:style-name="T38">FMassSubChunks</text:span></text:span><text:span text:style-name="T35"> </text:span><text:span text:style-name="T199">can also be created for many functions</text:span><text:span text:style-name="T35">. </text:span><text:span text:style-name="T199">These allow for temporary custom chunks that can be easily iterated. </text:span><text:span text:style-name="T200">An example of this is setting entity fragment values in a batch.</text:span></text:p>
      <text:h text:style-name="Heading_20_2" text:outline-level="2"><text:bookmark-start text:name="__RefHeading___Toc128_4050899107"/>Entity<text:bookmark-end text:name="__RefHeading___Toc128_4050899107"/></text:h>
      <text:p text:style-name="P59"><text:span text:style-name="T23">Entities are a global unique identifier, GUID, that belongs to an archetype, and a chunk within that archetype. They are associated with </text:span><text:span text:style-name="T199">0</text:span><text:span text:style-name="T23"> or more fragment</text:span><text:span text:style-name="T199">s</text:span><text:span text:style-name="T23">, </text:span><text:span text:style-name="T24">and the data stored within. Entities are little more than a handle, in code it will be a very abstract concept, but the results for the users will be no less concrete. You should have an entity per game affecting object relevant to the simulation of the game. </text:span><text:span text:style-name="T28">You will generally use a </text:span><text:span text:style-name="T29">variable </text:span><text:span text:style-name="T28">of </text:span><text:span text:style-name="Source_20_Text"><text:span text:style-name="T28">FMassEntityHandle</text:span></text:span><text:span text:style-name="T28"> </text:span><text:span text:style-name="T29">type </text:span><text:span text:style-name="T28">to refer to the entity.</text:span></text:p>
      <text:h text:style-name="Heading_20_2" text:outline-level="2"><text:bookmark-start text:name="__RefHeading___Toc130_4050899107"/>Entity Query<text:bookmark-end text:name="__RefHeading___Toc130_4050899107"/></text:h>
      <text:p text:style-name="P17"><text:span text:style-name="T25">To actually use the database, there is a query system, these are provided by objects called Entity Query. You configure a query, run it, and then iterate the results per chunk returned by the query. </text:span><text:span text:style-name="T30">These are instances of the </text:span><text:span text:style-name="Source_20_Text"><text:span text:style-name="T30">FMassEntityQuery</text:span></text:span><text:span text:style-name="T30"> </text:span><text:span text:style-name="T42">type</text:span><text:span text:style-name="T30">. Their primary use is in ‘</text:span><text:span text:style-name="T201">processor’ </text:span><text:span text:style-name="T35">systems</text:span><text:span text:style-name="T30">.</text:span></text:p>
      <text:h text:style-name="Heading_20_2" text:outline-level="2"><text:bookmark-start text:name="__RefHeading___Toc132_4050899107"/>Entity View<text:bookmark-end text:name="__RefHeading___Toc132_4050899107"/></text:h>
      <text:p text:style-name="P18"><text:span text:style-name="T36">Because sometimes all you need is access to one or more specific </text:span><text:span text:style-name="T37">known</text:span><text:span text:style-name="T36"> entities, it is possible to acquire a </text:span><text:span text:style-name="Source_20_Text"><text:span text:style-name="T36">FMassEntityView</text:span></text:span><text:span text:style-name="T36"> struct, which wraps type safe access to the fragments. These can get any fragment value of a type, including shared and chunk fragments, test for tags, and allow writing to </text:span><text:span text:style-name="T200">mutable references to </text:span><text:span text:style-name="T36">the fragments. </text:span><text:span text:style-name="T37">One need only know the entity handle of the entity and the </text:span><text:span text:style-name="T42">mass entity world subsystem</text:span><text:span text:style-name="T37"> it exists in, </text:span><text:span text:style-name="T42">and construct an instance of the entity view using those as arguments.</text:span></text:p>
      <text:h text:style-name="P86" text:outline-level="2"/>
      <text:h text:style-name="P89" text:outline-level="2"><text:bookmark-start text:name="__RefHeading___Toc134_4050899107"/>Processors<text:bookmark-end text:name="__RefHeading___Toc134_4050899107"/></text:h>
      <text:p text:style-name="P22"><text:span text:style-name="T24">Systems within Mass are known as Processors. </text:span><text:span text:style-name="T43">They inherit from </text:span><text:span text:style-name="Source_20_Text"><text:span text:style-name="T43">U</text:span></text:span><text:span text:style-name="Source_20_Text"><text:span text:style-name="T47">M</text:span></text:span><text:span text:style-name="Source_20_Text"><text:span text:style-name="T43">assProcessor</text:span></text:span>. <text:span text:style-name="T47">These </text:span><text:span text:style-name="Source_20_Text"><text:span text:style-name="T47">UObject</text:span></text:span><text:span text:style-name="T47"> based objects are the primary way programmers will interact with the database, </text:span><text:span text:style-name="T48">as part of a pipeline of processors run under various conditions upon all entities or a subset of them. At time of writing, this includes pipelines for when an entity is spawned and pipelines for each tick, for each tick group.</text:span></text:p>
      <text:p text:style-name="P117"><text:span text:style-name="T48">A common problem in ECS is the need to run a system before another system, processors provide a system of prerequisites and phasing to allow control over the order of execution. </text:span><text:span text:style-name="T201">The default settings for this are declared in their constructor. The editor ‘project settings’ window gains a ‘Mass’ category where these options can be set per project, overriding these defaults.</text:span></text:p>
      <text:p text:style-name="P23">These processors have <text:span text:style-name="T56">the ability to have one or more entity queries</text:span> and configure them in a virtual function. When the quer<text:span text:style-name="T56">ies</text:span> <text:span text:style-name="T56">are</text:span> ready and the operation can go ahead it will call another virtual function to execute it. Using the query struct<text:span text:style-name="T56">s</text:span> we can iterate the returned chunks, and their entities.</text:p>
      <text:p text:style-name="P24"><text:span text:style-name="T49">The framework provides a few </text:span><text:span text:style-name="T50">specialised</text:span><text:span text:style-name="T49"> base classes derived from </text:span><text:span text:style-name="Source_20_Text"><text:span text:style-name="T49">UMassProcessor</text:span></text:span>:</text:p>
      <text:h text:style-name="P94" text:outline-level="3"><text:bookmark-start text:name="__RefHeading___Toc1022_3693776615"/>Translators<text:bookmark-end text:name="__RefHeading___Toc1022_3693776615"/></text:h>
      <text:p text:style-name="P24"><text:span text:style-name="T49">Translators are processors derived from </text:span><text:span text:style-name="Source_20_Text"><text:span text:style-name="T49">UMassTranslator</text:span></text:span><text:span text:style-name="T49">. Their purpose is to act as bridges between entities and their fragments within Mass, and actors as well as their components. Examples include a translator that syncs the character movement component of a character to the transform in Mass, in either direction, or both!</text:span></text:p>
      <text:p text:style-name="P25">Because the Mass entity data is not being used very widely in the code at this point, we can not yet spawn an entity and have its mere existence reflected in the world automatically, rendering straight from the data, and so on. An actor will often need to act as a proxy of an entity.</text:p>
      <text:h text:style-name="Heading_20_3" text:outline-level="3"><text:bookmark-start text:name="__RefHeading___Toc1367_3055110858"/>Observers<text:bookmark-end text:name="__RefHeading___Toc1367_3055110858"/></text:h>
      <text:p text:style-name="P133"><text:span text:style-name="T50">Observers are processors derived from </text:span><text:span text:style-name="Source_20_Text"><text:span text:style-name="T50">UMassObserverProcessor</text:span></text:span><text:span text:style-name="T50">. These processors are </text:span><text:span text:style-name="T219">currently </text:span><text:span text:style-name="T50">responsible for acting on </text:span><text:span text:style-name="T219">the creation or removal of a fragment, including tags</text:span><text:span text:style-name="T50">. </text:span><text:span text:style-name="T220">By default, t</text:span><text:span text:style-name="T50">hey register themselves with the </text:span><text:span text:style-name="Source_20_Text"><text:span text:style-name="T50">UMassObserverRegistry</text:span></text:span><text:span text:style-name="T50"> as observers of one fragment </text:span><text:span text:style-name="T219">type and operation (add, remove), using the member variables </text:span><text:span text:style-name="Source_20_Text"><text:span text:style-name="T219">ObservedType</text:span></text:span><text:span text:style-name="T219"> </text:span><text:span text:style-name="T220">and </text:span><text:span text:style-name="Source_20_Text"><text:span text:style-name="T220">Operation</text:span></text:span><text:span text:style-name="T50">. </text:span><text:span text:style-name="T220">This is done within a virtual function called </text:span><text:span text:style-name="Source_20_Text"><text:span text:style-name="T220">Register</text:span></text:span><text:span text:style-name="T220">, overriding this allows for more than 1 kind of observation (by type and operation). Observer processors</text:span><text:span text:style-name="T50"> will be informed of </text:span><text:span text:style-name="T220">the observed operation being done to the observed </text:span><text:span text:style-name="T50">fragment </text:span><text:span text:style-name="T220">type</text:span><text:span text:style-name="T50">. </text:span><text:span text:style-name="T222">They are executed on these events, not on tick.</text:span></text:p>
      <text:p text:style-name="P134"><text:span text:style-name="T220">There will eventually be a ‘Touch’ operation as well, presumably to observe modifications to a fragment. </text:span><text:span text:style-name="T221">There may also be a ‘Destroy’ operation, which happens when a fragment is being removed because the entity is being destroyed.</text:span></text:p>
      <text:p text:style-name="P134"><text:span text:style-name="T220">Uses for this are various. For example, an observer might set up an entity for using a subsystem within the game whenever an entity receives a certain tag fragment. Another might watch for the removal of this tag and perform the deinitialization of the entity for that subsystem. </text:span></text:p>
      <text:h text:style-name="P95" text:outline-level="3"><text:bookmark-start text:name="__RefHeading___Toc1020_3693776615"/><text:soft-page-break/>Signal Processor<text:bookmark-end text:name="__RefHeading___Toc1020_3693776615"/></text:h>
      <text:p text:style-name="P26"><text:span text:style-name="T51">Signal processors </text:span><text:span text:style-name="T52">are derived from </text:span><text:span text:style-name="Source_20_Text"><text:span text:style-name="T52">UMassSignalProcessorBase</text:span></text:span><text:span text:style-name="T52">. They are responsible for providing logic for reacting to a ‘mass signal’, a subsystem added by the MassGameplay plugin. </text:span><text:span text:style-name="T57">Signals are FName flags that can be raised on one or more entities, via the </text:span><text:span text:style-name="Source_20_Text"><text:span text:style-name="T57">UMassSignalSubsystem</text:span></text:span> <text:span text:style-name="T57">world subsystem. </text:span></text:p>
      <text:p text:style-name="P26"><text:span text:style-name="T57">Signal processors subscribe to signals within their </text:span><text:span text:style-name="Source_20_Text"><text:span text:style-name="T57">Initialize</text:span></text:span><text:span text:style-name="T57"> function, </text:span><text:span text:style-name="T58">registering it as </text:span><text:span text:style-name="T210">a</text:span><text:span text:style-name="T58"> delegate handler of a signal. When </text:span><text:span text:style-name="T201">the subscribed </text:span><text:span text:style-name="T58">signals are raised on any entity, the processor is notified and notes the event. </text:span><text:span text:style-name="T207">For each signal, it remembers each entity with a pending signal that frame.</text:span></text:p>
      <text:p text:style-name="P27"><text:span text:style-name="T58">Signal processor authors must also use their </text:span><text:span text:style-name="Source_20_Text"><text:span text:style-name="T58">ConfigueQueries</text:span></text:span><text:span text:style-name="T58"> function to configure an inherited entity query named </text:span><text:span text:style-name="Source_20_Text"><text:span text:style-name="T58">EntityQuery</text:span></text:span><text:span text:style-name="T58">. Using the requirements of that query, the inherited </text:span><text:span text:style-name="Source_20_Text"><text:span text:style-name="T58">Execute</text:span></text:span><text:span text:style-name="T58"> function will perform that query and create a context that has only entities that match the query, that were also the subject of the raised subscribed signals since it last updated. By default, these run every frame. </text:span></text:p>
      <text:p text:style-name="P27"><text:span text:style-name="T58">Finally, it calls a function authors must implement called </text:span><text:span text:style-name="Source_20_Text"><text:span text:style-name="T58">SignalEntities</text:span></text:span><text:span text:style-name="T58">, which receives this filtered context. Iterating the entities using </text:span><text:span text:style-name="Source_20_Text"><text:span text:style-name="T58">EntityQuery</text:span></text:span><text:span text:style-name="T58"> in this function will only contain those entities. </text:span><text:span text:style-name="T59">Here, authors of signal processors perform the actual reaction to the signal, as a batch on all these entities.</text:span></text:p>
      <text:h text:style-name="Heading_20_3" text:outline-level="3"><text:bookmark-start text:name="__RefHeading___Toc1016_3693776615"/>L<text:span text:style-name="T53">O</text:span>D Processors<text:bookmark-end text:name="__RefHeading___Toc1016_3693776615"/></text:h>
      <text:p text:style-name="P123"><text:span text:style-name="T53">LOD Processors are derived from </text:span><text:span text:style-name="Source_20_Text"><text:span text:style-name="T53">UMassProcessor_LODBase</text:span></text:span><text:span text:style-name="T53">. </text:span><text:span text:style-name="T212">Like Signal Processors, which were made for the signal subsystem, these act on behalf of the ‘LOD Manager’ world subsystem. </text:span><text:span text:style-name="T217">This subsystem comes from the </text:span><text:span text:style-name="Source_20_Text"><text:span text:style-name="T217">UMassLODManager</text:span></text:span><text:span text:style-name="T217"> class.</text:span><text:span text:style-name="T212"> </text:span><text:span text:style-name="T213">LOD, of course, means Level of Detail. In Mass, there is support for LOD calculation for any aspect of your entities. What level of detail actually means is specific to the processor</text:span><text:span text:style-name="T215">s</text:span><text:span text:style-name="T213"> using LOD information. </text:span><text:span text:style-name="T215">The criteria for the detail levels per entity can also vary per LOD processor. This allows very fine control over the LOD of everything.</text:span></text:p>
      <text:p text:style-name="P130"><text:span text:style-name="T216">To assist in this task we have </text:span><text:span text:style-name="Source_20_Text"><text:span text:style-name="T213">TMassLODCalculator</text:span></text:span><text:span text:style-name="T213">, a templated struct that takes another, compatible struct </text:span><text:span text:style-name="T214">type</text:span><text:span text:style-name="T213">, </text:span><text:span text:style-name="T214">containing its configuration </text:span><text:span text:style-name="T217">as constants</text:span><text:span text:style-name="T214">. The base struct to use for this is </text:span><text:span text:style-name="Source_20_Text"><text:span text:style-name="T214">FLODDefaultLogic</text:span></text:span><text:span text:style-name="T214">. Both can be subclassed. </text:span><text:span text:style-name="T217">This allows the code for basic calculation logic to be reused across processors. </text:span><text:span text:style-name="T214">Calculators are not inherited from the base LOD processor class, and must be declared </text:span><text:span text:style-name="T217">for each processor </text:span><text:span text:style-name="T214">like entity queries. </text:span></text:p>
      <text:p text:style-name="P132"><text:span text:style-name="T218">Also assisting with LOD processing is the </text:span><text:span text:style-name="Source_20_Text"><text:span text:style-name="T218">TMassLODCollector</text:span></text:span><text:span text:style-name="T218"> templated struct. Like the LOD calculator structs, these take the exact same kind of configuration struct. These collect data necessary for the processing of LOD, as preparation for executing the LOD processors. There is a lod processor subclass provided you can subclass for a basic implementation of this, </text:span><text:span text:style-name="Source_20_Text"><text:span text:style-name="T218">UMassLODCollectorProcessor</text:span></text:span><text:span text:style-name="T218">.</text:span></text:p>
      <text:p text:style-name="P131">LOD is worked out relative to ‘viewers’ registered with the LOD manager. There is generally one viewer for each player. <text:span text:style-name="T217">These can be referred to by their </text:span><text:span text:style-name="Source_20_Text"><text:span text:style-name="T217">FMassViewerHandle</text:span></text:span><text:span text:style-name="T217"> type handles.</text:span></text:p>
      <text:h text:style-name="P96" text:outline-level="3"/>
      <text:h text:style-name="P99" text:outline-level="3"><text:bookmark-start text:name="__RefHeading___Toc1014_3693776615"/>Replication Processors <text:span text:style-name="T201">(stub)</text:span><text:bookmark-end text:name="__RefHeading___Toc1014_3693776615"/></text:h>
      <text:p text:style-name="P124"><text:span text:style-name="T54">Replication Processors are derived from </text:span><text:span text:style-name="Source_20_Text"><text:span text:style-name="T54">UMassReplicationProcessorBase</text:span></text:span><text:span text:style-name="T54"> which is in turn derived from </text:span><text:span text:style-name="Source_20_Text"><text:span text:style-name="T54">UMassProcessor_LODBase</text:span></text:span>. <text:span text:style-name="T54">It is a specialised kind of LOD Processor that </text:span><text:span text:style-name="T217">does something replicationy </text:span><text:span text:style-name="T223">and a bit loddy</text:span></text:p>
      <text:h text:style-name="P87" text:outline-level="2"><text:bookmark-start text:name="__RefHeading___Toc1093_3693776615"/>Mass Signals<text:bookmark-end text:name="__RefHeading___Toc1093_3693776615"/></text:h>
      <text:p text:style-name="P119"><text:span text:style-name="T209">Mass Signals is a system of batched event handling for entity events</text:span><text:span text:style-name="T207">. Signals are </text:span><text:span text:style-name="T210">flags that are </text:span><text:span text:style-name="T207">referred to by </text:span><text:span text:style-name="T209">simple </text:span><text:span text:style-name="Source_20_Text"><text:span text:style-name="T207">F</text:span></text:span><text:span text:style-name="Source_20_Text"><text:span text:style-name="T211">N</text:span></text:span><text:span text:style-name="Source_20_Text"><text:span text:style-name="T207">ame</text:span></text:span><text:span text:style-name="T209">s.</text:span><text:span text:style-name="T207"> </text:span><text:span text:style-name="T210">They aren’t meant to </text:span><text:span text:style-name="T209">be directly bound like a multicast event</text:span><text:span text:style-name="T207">. </text:span><text:span text:style-name="T208">Anything may raise a signal, but only Signal Processors, described above, </text:span><text:span text:style-name="T209">actually </text:span><text:span text:style-name="T208">respond to them. The central part of Mass Signals </text:span><text:span text:style-name="T207">is the world subsystem known as </text:span><text:span text:style-name="Source_20_Text"><text:span text:style-name="T207">UMassSignalSubsystem</text:span></text:span><text:span text:style-name="T207">. This subsystem provides methods for raising signals on </text:span><text:span text:style-name="T209">one or more </text:span><text:span text:style-name="T207">entities. </text:span><text:span text:style-name="T210">Another notable function on this class is </text:span><text:span text:style-name="Source_20_Text"><text:span text:style-name="T210">GetSignalDelegateByName</text:span></text:span><text:span text:style-name="T210">, which is used by the </text:span><text:span text:style-name="Source_20_Text"><text:span text:style-name="T210">SubscribeToSignal</text:span></text:span><text:span text:style-name="T210"> function of </text:span><text:span text:style-name="Source_20_Text"><text:span text:style-name="T210">UMassSignalProcessorBase</text:span></text:span><text:span text:style-name="T210"> to set up the subscription.</text:span></text:p>
      <text:p text:style-name="P122"><text:span text:style-name="T210">The key component of the subsystem is a map of </text:span><text:span text:style-name="Source_20_Text"><text:span text:style-name="T210">FName</text:span></text:span><text:span text:style-name="T210"> signals as keys and a multicast delegate as their value. The above mentioned function will return the result of the map being asked to find or add the signal name as key. The result may then be directly bound as a signal handler. By convention, this is meant to be only done by processor, but any function with the correct signature may be bound. More than 1 delegate may exist for each signal.</text:span></text:p>
      <text:p text:style-name="P121">When a signal is raised, this map is queried using <text:span text:style-name="Source_20_Text">GetSignalDelegateByName</text:span>, and calls Broadcast on the result. The signature of delegates needs to be void return type, with arguments of <text:span text:style-name="Source_20_Text"><text:span text:style-name="T150">FName</text:span></text:span><text:span text:style-name="T150"> </text:span><text:span text:style-name="T151">and </text:span><text:span text:style-name="Source_20_Text"><text:span text:style-name="T150">TConstArrayView&lt;FMassEntityHandle&gt;</text:span></text:span><text:span text:style-name="Character_20_style"><text:span text:style-name="T150">.</text:span></text:span></text:p>
      <text:h text:style-name="Heading_20_2" text:outline-level="2"><text:bookmark-start text:name="__RefHeading___Toc1091_3693776615"/>Mass Replication <text:span text:style-name="T55">Subsystem </text:span><text:span text:style-name="T201">(stub)</text:span><text:bookmark-end text:name="__RefHeading___Toc1091_3693776615"/></text:h>
      <text:p text:style-name="P125">Replication in batches, using unordered fast arrays, that serialize the delta of changes when dirty and replicates it.</text:p>
      <text:h text:style-name="Heading_20_2" text:outline-level="2"><text:bookmark-start text:name="__RefHeading___Toc1089_3693776615"/>SlateTree <text:span text:style-name="T201">(stub)</text:span><text:bookmark-end text:name="__RefHeading___Toc1089_3693776615"/></text:h>
      <text:p text:style-name="P126"><text:span text:style-name="T222">Some ai thing that replaces behavior tree</text:span></text:p>
      <text:h text:style-name="P88" text:outline-level="2"/>
      <text:h text:style-name="P90" text:outline-level="2">Traits, <text:span text:style-name="T224">Entity Configs</text:span> and Agents</text:h>
      <text:p text:style-name="P135"><text:span text:style-name="T224">Mass provides a powerful design time system of blueprintable entity templates. To provide the design time editing we use a data asset called an entity config. These are data assets of the </text:span><text:span text:style-name="Source_20_Text"><text:span text:style-name="T224">UMassEntityConfigAsset</text:span></text:span><text:span text:style-name="T224"> </text:span><text:span text:style-name="T225">type. Each contains a </text:span><text:span text:style-name="Source_20_Text"><text:span text:style-name="T225">FMassEntityConfig</text:span></text:span><text:span text:style-name="T225"> struct. An entity config may have a parent config, and each config can contain ‘Traits’, configured within an array of Traits in the class default properties of the config data asset.</text:span></text:p>
      <text:p text:style-name="P136"><text:span text:style-name="T225">Traits are a part of a template, they are chained together to create a final template at runtime. Each trait contains editable properties. Adding one to the traits in a config’s properties at design time exposes all these properties in the same property editor. Developers are free to set any of the properties they wish. </text:span><text:span text:style-name="T230">They are derived from </text:span><text:span text:style-name="Source_20_Text"><text:span text:style-name="T230">UMassEntityTraitBase</text:span></text:span><text:span text:style-name="T230">.</text:span></text:p>
      <text:p text:style-name="P136"><text:span text:style-name="T225">All entities spawned off a common set of traits can be considered a type of ‘Agent’. </text:span><text:span text:style-name="T226">Agents and their configs can be thought of as the Mass analogue to Actors and their blueprintable classes. Likewise, Traits can be thought of as the analogue for Actor Components. Creating entity configs for entities will feel very familiar for design time setup in the editor. This is only the first iteration of the config editor, and it will only get better.</text:span></text:p>
      <text:p text:style-name="P135"><text:span text:style-name="T225">When spawning entities with a config like this, the agent spawning system will </text:span><text:span text:style-name="T226">kick off a chain of calls to each trait, allowing them to queue up commands within a command buffer. </text:span><text:span text:style-name="T230">This is done in a function called </text:span><text:span text:style-name="Source_20_Text"><text:span text:style-name="T230">BuildTemplate</text:span></text:span><text:span text:style-name="T230"> that may be overriden. </text:span><text:span text:style-name="T226">These commands can do things like add a fragment, or add a lambda to be executed to initialize a fragment, or perform other kinds of agent setup. </text:span><text:span text:style-name="T228">If a parent config is set, it will walk up the chain and have each trait contribute to the final template.</text:span></text:p>
      <text:p text:style-name="P137"><text:span text:style-name="T227">Each trait is like an aspect of an agent, or a capability. As a hypothetical, consider the configuration of a character’s movement. Under the Actor-Actor Component entity framework we would create a subclass of </text:span><text:span text:style-name="Source_20_Text"><text:span text:style-name="T227">ACharacter</text:span></text:span><text:span text:style-name="T227"> and configure the defaults of its </text:span><text:span text:style-name="Source_20_Text"><text:span text:style-name="T227">UCharacterMovementComponent</text:span></text:span><text:span text:style-name="T227"> default subobject in the constructor, or blueprint. </text:span></text:p>
      <text:p text:style-name="P137"><text:span text:style-name="T227">Under the Mass entity framework we create an entity config asset, and put in a ‘Character Movement’ trait offering similar properties and configure it there. The character movement trait would ensure </text:span><text:span text:style-name="T228">the final template has </text:span><text:span text:style-name="T227">all fragments necessary for </text:span><text:span text:style-name="T228">one of the</text:span><text:span text:style-name="T227"> character movement processor</text:span><text:span text:style-name="T228">s</text:span><text:span text:style-name="T227"> </text:span><text:span text:style-name="T228">to pick up this agent in their query and process their movement. The trait might offer a myriad of options for configuring the air, ground, swimming, flying movement of a character, many optional. When the trait is contributing to building the template, it can use this </text:span><text:span text:style-name="T229">to set up the agent in an optimal way for the database.</text:span></text:p>
      <text:p text:style-name="P138"><text:span text:style-name="T229">Fragments and the processors that process them are meant to avoid optional data, and heavy use of conditionals for branching. So the fragment containing information for ground movement for our character will probably not contain data that is only relevant for swimming movement, or falling through the air. </text:span></text:p>
      <text:p text:style-name="P138"><text:span text:style-name="T229">The character movement trait would add a fragment for each kind of movement used, initializing their values by the trait properties. Once done it might set up tags used to distinguish movement mode being used by the entity during queries by processors. Perhaps working out what the initial mode </text:span><text:soft-page-break/><text:span text:style-name="T229">should be, or setting it up for air movement. The air movement processor finds the agent is standing on the ground and changes it to ground movement by swapping the air movement tag for the ground movement tag.</text:span></text:p>
      <text:h text:style-name="P84" text:outline-level="1"><text:bookmark-start text:name="__RefHeading___Toc1369_3055110858"/>Tutorials<text:bookmark-end text:name="__RefHeading___Toc1369_3055110858"/></text:h>
      <text:p text:style-name="P45"><text:span text:style-name="T99">The following 3 tutorials provide an example of using the Mass plugins. By the end, it is hoped that you will have learned how to set up a project for the plugins, and use its </text:span><text:span text:style-name="T100">core</text:span><text:span text:style-name="T99"> systems to create gameplay.</text:span></text:p>
      <text:p text:style-name="P45"><text:span text:style-name="T99">First, we will be looking at how we can use the entity database via blueprint, and the c++ required to enable that. The result will be a UMG widget that reads and writes to a fragment from an entity. It will do this to play a sound </text:span><text:span text:style-name="T100">at the player’s location </text:span><text:span text:style-name="T99">on press and swap between using 2 sounds </text:span><text:span text:style-name="T100">on another button press</text:span><text:span text:style-name="T99">.</text:span></text:p>
      <text:p text:style-name="P45"><text:span text:style-name="T99">Second, we will be looking at how to implement the sound playback as a processor. </text:span><text:span text:style-name="T100">W</text:span><text:span text:style-name="T99">e will queue up playback with a signal processor and a tag fragment. </text:span><text:span text:style-name="T100">We will also </text:span><text:span text:style-name="T99">use an observer processor to monitor the playback being queued and being completed via this tag, </text:span><text:span text:style-name="T100">printing a message to the logs</text:span><text:span text:style-name="T99">.</text:span></text:p>
      <text:p text:style-name="P46">Lastly, we will implement networking of the sound playback, and allow players to play their chosen sound at their location on all connected clients.</text:p>
      <text:h text:style-name="P84" text:outline-level="1"><text:bookmark-start text:name="__RefHeading___Toc1359_3055110858"/>Tutorial 1: Using the entity database for blueprint scripting <text:span text:style-name="T60">of UMG widget</text:span><text:span text:style-name="T205">s</text:span><text:bookmark-end text:name="__RefHeading___Toc1359_3055110858"/></text:h>
      <text:p text:style-name="P76"><text:span text:style-name="Strong_20_Emphasis"/></text:p>
      <text:p text:style-name="P28"><text:span text:style-name="Strong_20_Emphasis">This tutorial, despite the blueprint focus, is intended </text:span><text:span text:style-name="Strong_20_Emphasis"><text:span text:style-name="T153">mainly for</text:span></text:span><text:span text:style-name="Strong_20_Emphasis"> c++ developers. </text:span></text:p>
      <text:p text:style-name="P34"><text:span text:style-name="Strong_20_Emphasis"><text:span text:style-name="T83">It is assumed </text:span></text:span><text:span text:style-name="Strong_20_Emphasis"><text:span text:style-name="T59">that if you are reading this </text:span></text:span><text:span text:style-name="Strong_20_Emphasis"><text:span text:style-name="T206">before the release of engine version 5.1, </text:span></text:span><text:span text:style-name="Strong_20_Emphasis"><text:span text:style-name="T59">and about to try using it, </text:span></text:span><text:span text:style-name="Strong_20_Emphasis"><text:span text:style-name="T206">that </text:span></text:span><text:span text:style-name="Strong_20_Emphasis"><text:span text:style-name="T59">you are using a source build cloned or forked from the UE5-Main branch. </text:span></text:span><text:span text:style-name="Strong_20_Emphasis"><text:span text:style-name="T194">It is also assumed that you know the basics of c++ and the operation of your IDE and the editor.</text:span></text:span></text:p>
      <text:p text:style-name="Horizontal_20_Line"><text:span text:style-name="Strong_20_Emphasis"/></text:p>
      <text:p text:style-name="P28"><text:span text:style-name="T60">We will be taking a casual stroll through many of the basic c++ setup steps for Mass. </text:span><text:span text:style-name="T153">T</text:span><text:span text:style-name="T60">hen </text:span><text:span text:style-name="T153">we will be </text:span><text:span text:style-name="T60">using what we </text:span><text:span text:style-name="T153">have </text:span><text:span text:style-name="T60">set up to drive a very simple blueprint script </text:span><text:span text:style-name="T64">that uses a fragment getter and setter</text:span><text:span text:style-name="T60">.</text:span></text:p>
      <text:p text:style-name="P29">The objective of this tutorial is to create a widget in UMG that will play a sound at the players location, based on the value of a fragment within the entity database. <text:span text:style-name="T206">This entity will be </text:span>spawned by a Mass Agent Component on the player pawn. This sound will be set up by a trait, configured within a entity config data asset, set as our agent config in the pawn blueprint.</text:p>
      <text:p text:style-name="P30"><text:span text:style-name="T60">Put simply, we will be putting a Fart Button on the UI and making it toot </text:span><text:span text:style-name="T64">using fragments</text:span><text:span text:style-name="T60">. We will also offer another button that switches it to a Boring Button that makes you yawn instead at runtime.</text:span></text:p>
      <text:h text:style-name="Heading_20_3" text:outline-level="3"><text:bookmark-start text:name="__RefHeading___Toc1363_3055110858"/>Preparation<text:bookmark-end text:name="__RefHeading___Toc1363_3055110858"/></text:h>
      <text:p text:style-name="P30"><text:span text:style-name="T60">First, grab the assets we will be using, these are our 7 sound waves for 2 sound cues. These cues just play the farts and yawns randomly. </text:span><text:span text:style-name="Placeholder"><text:span text:style-name="T61">Put in a github link for this later</text:span></text:span></text:p>
      <text:p text:style-name="P32"><text:span text:style-name="T61">If you wish to look at the completed UMG widget, the asset may be found </text:span><text:span text:style-name="Placeholder"><text:span text:style-name="T61">link for that</text:span></text:span>. <text:span text:style-name="T61">You should make the widget yourself, however.</text:span></text:p>
      <text:p text:style-name="P32"><text:span text:style-name="T61">Next, create a project </text:span><text:span text:style-name="T62">called MassTutorials</text:span><text:span text:style-name="T61">, </text:span><text:span text:style-name="T63">First Person template</text:span><text:span text:style-name="T61">, make it a c++ project.</text:span></text:p>
      <text:p text:style-name="P58">Open your new project in the editor, let it build the binaries, this has to be done to let it launch.</text:p>
      <text:p text:style-name="P32">Open the plugins menu and turn on MassEntity, MassGameplay and StructUtils plugins. <text:span text:style-name="T68">The editor will ask you to restart, do so now.</text:span></text:p>
      <text:p text:style-name="P31"><text:span text:style-name="T68">Back i</text:span>n the editor, import the <text:span text:style-name="T68">sound wave and cue </text:span>assets, but do not import the widget asset if you are going to look at the completed example. <text:span text:style-name="T68">T</text:span>he code for it is not in place yet!</text:p>
      <text:p text:style-name="P32"><text:span text:style-name="T61">Finally, we can open our code IDE, if this was not already done for you when the project was created. Open the </text:span><text:span text:style-name="T111">file</text:span><text:span text:style-name="T61"> </text:span><text:span text:style-name="Source_20_Text"><text:span text:style-name="T62">MassTutorials.Build.cs</text:span></text:span><text:span text:style-name="T62"> and find the public dependencies line, replace it with the </text:span><text:span text:style-name="T67">code in figure 1</text:span><text:span text:style-name="T62">.</text:span></text:p>
      <text:p text:style-name="P32"><text:span text:style-name="Source_20_Text"/></text:p>
      <text:p text:style-name="P1"><text:span text:style-name="Source_20_Text"/></text:p>
      <text:p text:style-name="Preformatted_20_Text"><text:span text:style-name="Source_20_Text"><text:span text:style-name="T154"><text:tab/><text:tab/></text:span></text:span><text:span text:style-name="Member_20_Variables_20_And_20_Arguments">PublicDependencyModuleNames</text:span><text:span text:style-name="Sourcecode_20_Base">.</text:span><text:span text:style-name="Function_20_Names">AddRange</text:span><text:span text:style-name="Sourcecode_20_Base">(</text:span><text:span text:style-name="Keywords">new</text:span><text:span text:style-name="Sourcecode_20_Base"> </text:span><text:span text:style-name="Type_20_Names">string</text:span><text:span text:style-name="Sourcecode_20_Base">[] </text:span></text:p>
      <text:p text:style-name="Preformatted_20_Text"><text:span text:style-name="Sourcecode_20_Base"><text:tab/><text:tab/>{ </text:span></text:p>
      <text:p text:style-name="Preformatted_20_Text"><text:span text:style-name="Sourcecode_20_Base"><text:tab/><text:tab/><text:tab/></text:span><text:span text:style-name="Literal_20_Strings">"Core"</text:span><text:span text:style-name="Sourcecode_20_Base">, </text:span></text:p>
      <text:p text:style-name="Preformatted_20_Text"><text:span text:style-name="Sourcecode_20_Base"><text:tab/><text:tab/><text:tab/></text:span><text:span text:style-name="Literal_20_Strings">"CoreUObject"</text:span><text:span text:style-name="Sourcecode_20_Base">, </text:span></text:p>
      <text:p text:style-name="Preformatted_20_Text"><text:span text:style-name="Sourcecode_20_Base"><text:tab/><text:tab/><text:tab/></text:span><text:span text:style-name="Literal_20_Strings">"Engine"</text:span><text:span text:style-name="Sourcecode_20_Base">, </text:span></text:p>
      <text:p text:style-name="Preformatted_20_Text"><text:span text:style-name="Sourcecode_20_Base"><text:tab/><text:tab/><text:tab/></text:span><text:span text:style-name="Literal_20_Strings">"InputCore"</text:span><text:span text:style-name="Sourcecode_20_Base">, </text:span></text:p>
      <text:p text:style-name="Preformatted_20_Text"><text:span text:style-name="Sourcecode_20_Base"><text:tab/><text:tab/><text:tab/></text:span><text:span text:style-name="Literal_20_Strings">"HeadMountedDisplay"</text:span><text:span text:style-name="Sourcecode_20_Base">, </text:span></text:p>
      <text:p text:style-name="Preformatted_20_Text"><text:span text:style-name="Sourcecode_20_Base"><text:tab/><text:tab/><text:tab/></text:span><text:span text:style-name="Literal_20_Strings">"MassEntity"</text:span><text:span text:style-name="Sourcecode_20_Base">, </text:span></text:p>
      <text:p text:style-name="Preformatted_20_Text"><text:span text:style-name="Sourcecode_20_Base"><text:tab/><text:tab/><text:tab/></text:span><text:span text:style-name="Literal_20_Strings">"MassActors"</text:span><text:span text:style-name="Sourcecode_20_Base">, </text:span></text:p>
      <text:p text:style-name="Preformatted_20_Text"><text:span text:style-name="Sourcecode_20_Base"><text:tab/><text:tab/><text:tab/></text:span><text:span text:style-name="Literal_20_Strings">"MassCommon"</text:span><text:span text:style-name="Sourcecode_20_Base">, </text:span></text:p>
      <text:p text:style-name="Preformatted_20_Text"><text:span text:style-name="Sourcecode_20_Base"><text:tab/><text:tab/><text:tab/></text:span><text:span text:style-name="Literal_20_Strings">"MassSignals"</text:span><text:span text:style-name="Sourcecode_20_Base">, </text:span></text:p>
      <text:p text:style-name="Preformatted_20_Text"><text:span text:style-name="Sourcecode_20_Base"><text:tab/><text:tab/><text:tab/></text:span><text:span text:style-name="Literal_20_Strings">"MassSpawner"</text:span><text:span text:style-name="Sourcecode_20_Base">, </text:span></text:p>
      <text:p text:style-name="Preformatted_20_Text"><text:span text:style-name="Sourcecode_20_Base"><text:tab/><text:tab/><text:tab/></text:span><text:span text:style-name="Literal_20_Strings">"StructUtils"</text:span><text:span text:style-name="Sourcecode_20_Base">, </text:span></text:p>
      <text:p text:style-name="Preformatted_20_Text"><text:span text:style-name="Sourcecode_20_Base"><text:tab/><text:tab/>});</text:span></text:p>
      <text:p text:style-name="Horizontal_20_Line"><text:span text:style-name="Source_20_Text"/></text:p>
      <text:p text:style-name="P70">Figure 1. The required public dependency modules for MassTutorials.Build.cs</text:p>
      <text:p text:style-name="P33">We’re all ready to go! <text:span text:style-name="T67">At this point, we do not build, nor close the editor. We have some code to add first.</text:span></text:p>
      <text:h text:style-name="Heading_20_3" text:outline-level="3"><text:bookmark-start text:name="__RefHeading___Toc1365_3055110858"/>Step 1: Fragment definitions<text:bookmark-end text:name="__RefHeading___Toc1365_3055110858"/></text:h>
      <text:p text:style-name="P35">The first step is to create the definition of our very first fragment. Add <text:span text:style-name="T65">this</text:span> file to your project:</text:p>
      <text:list xml:id="list71724057828743" text:continue-numbering="true" text:style-name="List_20_1">
        <text:list-item>
          <text:p text:style-name="P111">/MassTutorials/Source/MassTutorials/Public/MassTutorialsFragments.h</text:p>
        </text:list-item>
      </text:list>
      <text:p text:style-name="P35"/>
      <text:p text:style-name="P36">Next fill in the code from figure 2.</text:p>
      <text:p text:style-name="P35"/>
      <text:p text:style-name="P1"><text:span text:style-name="Source_20_Text"/></text:p>
      <text:p text:style-name="Preformatted_20_Text"><text:span text:style-name="CPP_20_Comments">// Fill out your copyright notice in the Description page of Project Settings.</text:span></text:p>
      <text:p text:style-name="Preformatted_20_Text"><text:span text:style-name="Source_20_Text"/></text:p>
      <text:p text:style-name="Preformatted_20_Text"><text:span text:style-name="Preprocessor">#pragma once</text:span></text:p>
      <text:p text:style-name="Preformatted_20_Text"><text:span text:style-name="Preprocessor"/></text:p>
      <text:p text:style-name="P78"><text:span text:style-name="Preprocessor">#include</text:span><text:span text:style-name="Source_20_Text"> </text:span><text:span text:style-name="Literal_20_Strings">"CoreMinimal.h"</text:span></text:p>
      <text:p text:style-name="Preformatted_20_Text"><text:span text:style-name="Preprocessor">#include</text:span><text:span text:style-name="Source_20_Text"> </text:span><text:span text:style-name="Literal_20_Strings">"MassEntityTypes.h"</text:span></text:p>
      <text:p text:style-name="Preformatted_20_Text"><text:span text:style-name="Source_20_Text"/></text:p>
      <text:p text:style-name="Preformatted_20_Text"><text:span text:style-name="Preprocessor">#include</text:span><text:span text:style-name="Source_20_Text"><text:span text:style-name="T70"> </text:span></text:span><text:span text:style-name="Literal_20_Strings">"MassTutorialsFragments.generated.h"</text:span></text:p>
      <text:p text:style-name="Preformatted_20_Text"><text:span text:style-name="Source_20_Text"/></text:p>
      <text:p text:style-name="Preformatted_20_Text"><text:span text:style-name="CPP_20_Comments">/**</text:span></text:p>
      <text:p text:style-name="Preformatted_20_Text"><text:span text:style-name="CPP_20_Comments">* Fragment wrapping a sound asset</text:span></text:p>
      <text:p text:style-name="Preformatted_20_Text"><text:span text:style-name="CPP_20_Comments">*/</text:span></text:p>
      <text:p text:style-name="Preformatted_20_Text"><text:span text:style-name="CPP_20_Macros">USTRUCT</text:span><text:span text:style-name="Sourcecode_20_Base">(BlueprintType)</text:span></text:p>
      <text:p text:style-name="Preformatted_20_Text"><text:span text:style-name="Keywords">struct</text:span><text:span text:style-name="Source_20_Text"><text:span text:style-name="T70"> </text:span></text:span><text:span text:style-name="CPP_20_Macros">MASSTUTORIALS_API</text:span><text:span text:style-name="Source_20_Text"><text:span text:style-name="T70"> </text:span></text:span><text:span text:style-name="Type_20_Names">FMassTutorialsSoundWrapperFragment</text:span><text:span text:style-name="Source_20_Text"><text:span text:style-name="T70"> </text:span></text:span><text:span text:style-name="Sourcecode_20_Base">:</text:span><text:span text:style-name="Source_20_Text"><text:span text:style-name="T70"> </text:span></text:span><text:span text:style-name="Keywords">public</text:span><text:span text:style-name="Source_20_Text"><text:span text:style-name="T70"> </text:span></text:span><text:span text:style-name="Type_20_Names">FMassFragment</text:span></text:p>
      <text:p text:style-name="Preformatted_20_Text"><text:span text:style-name="Sourcecode_20_Base">{</text:span></text:p>
      <text:p text:style-name="Preformatted_20_Text"><text:span text:style-name="Source_20_Text"><text:tab/></text:span><text:span text:style-name="CPP_20_Macros">GENERATED_BODY</text:span><text:span text:style-name="Sourcecode_20_Base">()</text:span></text:p>
      <text:p text:style-name="Preformatted_20_Text"><text:span text:style-name="Source_20_Text"/></text:p>
      <text:p text:style-name="Preformatted_20_Text"><text:span text:style-name="Source_20_Text"><text:tab/></text:span><text:span text:style-name="CPP_20_Macros">UPROPERTY</text:span><text:span text:style-name="Sourcecode_20_Base">(BlueprintReadWrite, EditAnywhere)</text:span></text:p>
      <text:p text:style-name="Preformatted_20_Text"><text:span text:style-name="Source_20_Text"><text:tab/></text:span><text:span text:style-name="Type_20_Names">TWeakObjectPtr</text:span><text:span text:style-name="Sourcecode_20_Base">&lt;</text:span><text:span text:style-name="Type_20_Names">USoundBase</text:span><text:span text:style-name="Sourcecode_20_Base">&gt;</text:span><text:span text:style-name="Source_20_Text"> </text:span><text:span text:style-name="Member_20_Variables_20_And_20_Arguments">SoundToUse</text:span><text:span text:style-name="Sourcecode_20_Base">;</text:span></text:p>
      <text:p text:style-name="Preformatted_20_Text"><text:span text:style-name="Sourcecode_20_Base">};</text:span></text:p>
      <text:p text:style-name="Horizontal_20_Line"/>
      <text:p text:style-name="Figure">Figure 2. Contents of MassTutorialsFragments.h</text:p>
      <text:p text:style-name="P8"><text:span text:style-name="T81">Fairly straight forward, we include </text:span><text:span text:style-name="Source_20_Text"><text:span text:style-name="T81">CoreMinimal.h</text:span></text:span><text:span text:style-name="T81"> for general unreal definitions, and </text:span><text:span text:style-name="Source_20_Text"><text:span text:style-name="T81">MassEntityTypes.h</text:span></text:span><text:span text:style-name="T81"> for the definition of </text:span><text:span text:style-name="Source_20_Text"><text:span text:style-name="T81">FMassFragment</text:span></text:span><text:span text:style-name="T81">.</text:span></text:p>
      <text:p text:style-name="P7"/>
      <text:p text:style-name="P8"><text:span text:style-name="T81">The fragment itself is just a struct. Blueprint support is not required for a fragment destined to only be used in c++, but this is not the case for this fragment. We will be reading and writing these in blueprint. We declare one blueprint read/write, edit anywhere property. We use a weak object pointer to an instance of </text:span><text:span text:style-name="Source_20_Text"><text:span text:style-name="T81">USoundBase</text:span></text:span><text:span text:style-name="T81">, the base class for sound assets. This stores the sound to play on button press.</text:span></text:p>
      <text:p text:style-name="Horizontal_20_Line"/>
      <text:p text:style-name="P37"><text:span text:style-name="Source_20_Text"><text:span text:style-name="T96">BlueprintType</text:span></text:span><text:span text:style-name="Strong_20_Emphasis"> structs and </text:span><text:span text:style-name="Source_20_Text"><text:span text:style-name="T96">BlueprintReadWrite</text:span></text:span><text:span text:style-name="Strong_20_Emphasis"> properties cause Unreal Header Tool to generate more code, but do not add additional data or overhead on access in c++.</text:span></text:p>
      <text:p text:style-name="P41"><text:span text:style-name="Strong_20_Emphasis"><text:span text:style-name="T81">Not every fragment needs BP support, for the sake of compile times and </text:span></text:span><text:span text:style-name="Strong_20_Emphasis"><text:span text:style-name="T82">binary file size. However, strongly consider using these specifiers for anything a </text:span></text:span><text:span text:style-name="Strong_20_Emphasis"><text:span text:style-name="T85">BP scripter</text:span></text:span><text:span text:style-name="Strong_20_Emphasis"><text:span text:style-name="T82"> might use!</text:span></text:span></text:p>
      <text:p text:style-name="Horizontal_20_Line"/>
      <text:h text:style-name="P101" text:outline-level="3"><text:bookmark-start text:name="__RefHeading___Toc1361_3055110858"/>Step 2: Defining an agent template trait<text:bookmark-end text:name="__RefHeading___Toc1361_3055110858"/></text:h>
      <text:p text:style-name="P42"><text:span text:style-name="T67">Now we have a fragment wrapping a sound asset, </text:span><text:span text:style-name="T92">we need a Trait. This is used by Entity Config Assets to create templates for an entity, which we can configure at design time. Each trait represents a capability for an entity, as an ‘agent’ entity. </text:span></text:p>
      <text:p text:style-name="Horizontal_20_Line"/>
      <text:p text:style-name="P43"><text:span text:style-name="Strong_20_Emphasis"><text:span text:style-name="T92">Agents sharing a set of traits can be thought of as an analogue for an actor base class. </text:span></text:span></text:p>
      <text:p text:style-name="P43"><text:span text:style-name="Strong_20_Emphasis"><text:span text:style-name="T93">T</text:span></text:span><text:span text:style-name="Strong_20_Emphasis"><text:span text:style-name="T92">raits are very much like </text:span></text:span><text:span text:style-name="Strong_20_Emphasis"><text:span text:style-name="T84">property driven</text:span></text:span><text:span text:style-name="Strong_20_Emphasis"><text:span text:style-name="T92"> actor components.</text:span></text:span></text:p>
      <text:p text:style-name="Horizontal_20_Line"/>
      <text:p text:style-name="P44">Add 2 files to your project:</text:p>
      <text:list xml:id="list71722906191403" text:continue-numbering="true" text:style-name="List_20_1">
        <text:list-item>
          <text:p text:style-name="P112"><text:span text:style-name="Emphasis">/MassTutorials/Source/MassTutorials/Public/MassTutorialsTraits.h</text:span></text:p>
        </text:list-item>
        <text:list-item>
          <text:p text:style-name="P112"><text:span text:style-name="Emphasis">/MassTutorials/Source/MassTutorials/Private/MassTutorialsTraits.cpp</text:span></text:p>
        </text:list-item>
      </text:list>
      <text:p text:style-name="P44">And fill in their contents from Figure 3 and 4.</text:p>
      <text:p text:style-name="P1"/>
      <text:p text:style-name="Preformatted_20_Text"><text:span text:style-name="CPP_20_Comments">// Fill out your copyright notice in the Description page of Project Settings.</text:span></text:p>
      <text:p text:style-name="Preformatted_20_Text"><text:span text:style-name="CPP_20_Comments"/></text:p>
      <text:p text:style-name="Preformatted_20_Text"><text:span text:style-name="Preprocessor">#pragma once</text:span></text:p>
      <text:p text:style-name="Preformatted_20_Text"><text:span text:style-name="Preprocessor"/></text:p>
      <text:p text:style-name="Preformatted_20_Text"><text:span text:style-name="Preprocessor">#include </text:span><text:span text:style-name="Literal_20_Strings">"CoreMinimal.h"</text:span></text:p>
      <text:p text:style-name="Preformatted_20_Text"><text:span text:style-name="Preprocessor">#include </text:span><text:span text:style-name="Literal_20_Strings">"MassEntityTraitBase.h"</text:span></text:p>
      <text:p text:style-name="Preformatted_20_Text"><text:span text:style-name="Preprocessor">#include </text:span><text:span text:style-name="Literal_20_Strings">"MassTutorialsTraits.generated.h"</text:span></text:p>
      <text:p text:style-name="Preformatted_20_Text"><text:span text:style-name="Sourcecode_20_Base"/></text:p>
      <text:p text:style-name="Preformatted_20_Text"><text:span text:style-name="CPP_20_Macros">UCLASS</text:span><text:span text:style-name="Sourcecode_20_Base">()</text:span></text:p>
      <text:p text:style-name="Preformatted_20_Text"><text:span text:style-name="Keywords">class</text:span><text:span text:style-name="Sourcecode_20_Base"> </text:span><text:span text:style-name="CPP_20_Macros">MASSTUTORIALS_API</text:span><text:span text:style-name="Sourcecode_20_Base"> </text:span><text:span text:style-name="Type_20_Names">UMassTutorialsFarterTrait</text:span><text:span text:style-name="Sourcecode_20_Base"> : </text:span><text:span text:style-name="Keywords">public</text:span><text:span text:style-name="Sourcecode_20_Base"> </text:span><text:span text:style-name="Type_20_Names">UMassEntityTraitBase</text:span></text:p>
      <text:p text:style-name="Preformatted_20_Text"><text:span text:style-name="Sourcecode_20_Base">{</text:span></text:p>
      <text:p text:style-name="Preformatted_20_Text"><text:span text:style-name="Sourcecode_20_Base"><text:tab/></text:span><text:span text:style-name="CPP_20_Macros">GENERATED_BODY</text:span><text:span text:style-name="Sourcecode_20_Base">()</text:span></text:p>
      <text:p text:style-name="Preformatted_20_Text"><text:span text:style-name="CPP_20_Macros"/></text:p>
      <text:p text:style-name="Preformatted_20_Text"><text:span text:style-name="Keywords">protected</text:span><text:span text:style-name="Sourcecode_20_Base">:</text:span></text:p>
      <text:p text:style-name="Preformatted_20_Text"><text:span text:style-name="Sourcecode_20_Base"/></text:p>
      <text:p text:style-name="Preformatted_20_Text"><text:span text:style-name="Sourcecode_20_Base"><text:tab/></text:span><text:span text:style-name="Keywords">virtual</text:span><text:span text:style-name="Sourcecode_20_Base"> </text:span><text:span text:style-name="Keywords">void</text:span><text:span text:style-name="Sourcecode_20_Base"> </text:span><text:span text:style-name="Function_20_Names">BuildTemplate</text:span><text:span text:style-name="Sourcecode_20_Base">(</text:span></text:p>
      <text:p text:style-name="Preformatted_20_Text"><text:span text:style-name="Sourcecode_20_Base"><text:tab/><text:tab/></text:span><text:span text:style-name="Type_20_Names">FMassEntityTemplateBuildContext</text:span><text:span text:style-name="Sourcecode_20_Base">&amp; </text:span><text:span text:style-name="Member_20_Variables_20_And_20_Arguments">BuildContext</text:span><text:span text:style-name="Sourcecode_20_Base">, </text:span></text:p>
      <text:p text:style-name="Preformatted_20_Text"><text:span text:style-name="Sourcecode_20_Base"><text:tab/><text:tab/></text:span><text:span text:style-name="Type_20_Names">UWorld</text:span><text:span text:style-name="Sourcecode_20_Base">&amp; </text:span><text:span text:style-name="Member_20_Variables_20_And_20_Arguments">World</text:span><text:span text:style-name="Sourcecode_20_Base">) </text:span><text:span text:style-name="Keywords">const</text:span><text:span text:style-name="Sourcecode_20_Base"> </text:span><text:span text:style-name="Keywords">override</text:span><text:span text:style-name="Sourcecode_20_Base">;</text:span></text:p>
      <text:p text:style-name="Preformatted_20_Text"><text:span text:style-name="Sourcecode_20_Base"/></text:p>
      <text:p text:style-name="Preformatted_20_Text"><text:span text:style-name="Sourcecode_20_Base"><text:tab/></text:span><text:span text:style-name="CPP_20_Macros">UPROPERTY</text:span><text:span text:style-name="Sourcecode_20_Base">(EditAnywhere, Category = Mass)</text:span></text:p>
      <text:p text:style-name="Preformatted_20_Text"><text:span text:style-name="Sourcecode_20_Base"><text:tab/><text:tab/></text:span><text:span text:style-name="Type_20_Names">USoundBase</text:span><text:span text:style-name="Sourcecode_20_Base">* </text:span><text:span text:style-name="Member_20_Variables_20_And_20_Arguments">SoundToUse</text:span><text:span text:style-name="Sourcecode_20_Base">;</text:span></text:p>
      <text:p text:style-name="Preformatted_20_Text"><text:span text:style-name="Sourcecode_20_Base">};</text:span></text:p>
      <text:p text:style-name="Horizontal_20_Line"/>
      <text:p text:style-name="P71">Figure 3. Contents of MassTutorialsTraits.h</text:p>
      <text:p text:style-name="Text_20_body"><text:span text:style-name="T94">Here we define a subclass of </text:span><text:span text:style-name="Source_20_Text">UMassEntityTraitBase</text:span> <text:span text:style-name="T94">and an override to the </text:span><text:span text:style-name="Source_20_Text"><text:span text:style-name="T94">BuildTemplate</text:span></text:span><text:span text:style-name="T94"> function. We also define a pointer to a sound asset as an </text:span><text:span text:style-name="Source_20_Text"><text:span text:style-name="T94">EditAnywhere</text:span></text:span><text:span text:style-name="T94"> property. </text:span></text:p>
      <text:p text:style-name="Horizontal_20_Line"/>
      <text:p text:style-name="P38"><text:span text:style-name="Strong_20_Emphasis"><text:span text:style-name="T95">The properties of a trait are meant to store defaults that get used to initialize the fragment values, conditionally add tags, and so on. They serve the exact same purpose as the class/</text:span></text:span><text:span text:style-name="Strong_20_Emphasis"><text:span text:style-name="T202">BP</text:span></text:span><text:span text:style-name="Strong_20_Emphasis"><text:span text:style-name="T95"> default values of properties on actor components. </text:span></text:span></text:p>
      <text:p text:style-name="P56"><text:span text:style-name="Strong_20_Emphasis"><text:span text:style-name="T149">As a matter of optimization, f</text:span></text:span><text:span text:style-name="Strong_20_Emphasis"><text:span text:style-name="T148">ragments are not meant to contain optional values and Processors are not meant to lean heavily on conditionals </text:span></text:span><text:span text:style-name="Strong_20_Emphasis"><text:span text:style-name="T87">within their Execute function</text:span></text:span><text:span text:style-name="Strong_20_Emphasis"><text:span text:style-name="T148">. Traits, however, are not bound by this. </text:span></text:span><text:span text:style-name="Strong_20_Emphasis"><text:span text:style-name="T149">T</text:span></text:span><text:span text:style-name="Strong_20_Emphasis"><text:span text:style-name="T148">heir properties can </text:span></text:span><text:span text:style-name="Strong_20_Emphasis"><text:span text:style-name="T86">drive </text:span></text:span><text:span text:style-name="Strong_20_Emphasis"><text:span text:style-name="T87">the configuration of </text:span></text:span><text:span text:style-name="Strong_20_Emphasis"><text:span text:style-name="T86">a wide range of fragment compositions!</text:span></text:span></text:p>
      <text:p text:style-name="P39"><text:span text:style-name="Strong_20_Emphasis"><text:span text:style-name="T95">Keep this in mind when making traits.</text:span></text:span></text:p>
      <text:p text:style-name="Horizontal_20_Line"/>
      <text:p text:style-name="P1"/>
      <text:p text:style-name="Preformatted_20_Text"><text:span text:style-name="CPP_20_Comments">// Fill out your copyright notice in the Description page of Project Settings.</text:span></text:p>
      <text:p text:style-name="Preformatted_20_Text"><text:span text:style-name="Sourcecode_20_Base"/></text:p>
      <text:p text:style-name="Preformatted_20_Text"><text:span text:style-name="Preprocessor">#include </text:span><text:span text:style-name="Literal_20_Strings">"MassTutorialsTraits.h"</text:span></text:p>
      <text:p text:style-name="Preformatted_20_Text"><text:span text:style-name="Preprocessor">#include </text:span><text:span text:style-name="Literal_20_Strings">"MassTutorialsFragments.h"</text:span></text:p>
      <text:p text:style-name="Preformatted_20_Text"><text:span text:style-name="Preprocessor">#include </text:span><text:span text:style-name="Literal_20_Strings">"MassEntityTemplateRegistry.h"</text:span></text:p>
      <text:p text:style-name="Preformatted_20_Text"><text:span text:style-name="Preprocessor">#include </text:span><text:span text:style-name="Literal_20_Strings">"MassEntityView.h"</text:span></text:p>
      <text:p text:style-name="Preformatted_20_Text"><text:span text:style-name="Sourcecode_20_Base"/></text:p>
      <text:p text:style-name="Preformatted_20_Text"><text:span text:style-name="Keywords">void</text:span><text:span text:style-name="Sourcecode_20_Base"> </text:span><text:span text:style-name="Type_20_Names">UMassTutorialsFarterTrait</text:span><text:span text:style-name="Sourcecode_20_Base">::</text:span><text:span text:style-name="Function_20_Names">BuildTemplate</text:span><text:span text:style-name="Sourcecode_20_Base">(</text:span><text:span text:style-name="Type_20_Names">FMassEntityTemplateBuildContext</text:span><text:span text:style-name="Sourcecode_20_Base">&amp; </text:span><text:span text:style-name="Member_20_Variables_20_And_20_Arguments">BuildContext</text:span><text:span text:style-name="Sourcecode_20_Base">, </text:span><text:span text:style-name="Type_20_Names">UWorld</text:span><text:span text:style-name="Sourcecode_20_Base">&amp; </text:span><text:span text:style-name="Member_20_Variables_20_And_20_Arguments">World</text:span><text:span text:style-name="Sourcecode_20_Base">) </text:span><text:span text:style-name="Keywords">const</text:span></text:p>
      <text:p text:style-name="Preformatted_20_Text"><text:span text:style-name="Sourcecode_20_Base">{</text:span></text:p>
      <text:p text:style-name="Preformatted_20_Text"><text:span text:style-name="Sourcecode_20_Base"><text:tab/></text:span><text:span text:style-name="Member_20_Variables_20_And_20_Arguments">BuildContext</text:span><text:span text:style-name="Sourcecode_20_Base">.</text:span><text:span text:style-name="Function_20_Names">AddFragment</text:span><text:span text:style-name="Sourcecode_20_Base">&lt;</text:span><text:span text:style-name="Type_20_Names">FMassTutorialsSoundWrapperFragment</text:span><text:span text:style-name="Sourcecode_20_Base">&gt;();</text:span></text:p>
      <text:p text:style-name="Preformatted_20_Text"><text:span text:style-name="Sourcecode_20_Base"><text:tab/></text:span><text:span text:style-name="Member_20_Variables_20_And_20_Arguments">BuildContext</text:span><text:span text:style-name="Sourcecode_20_Base">.</text:span><text:span text:style-name="Function_20_Names">GetMutableObjectFragmentInitializers</text:span><text:span text:style-name="Sourcecode_20_Base">().</text:span><text:span text:style-name="Function_20_Names">Add</text:span><text:span text:style-name="Sourcecode_20_Base">(</text:span></text:p>
      <text:p text:style-name="Preformatted_20_Text"><text:span text:style-name="Sourcecode_20_Base"><text:tab/><text:tab/>[=](</text:span><text:span text:style-name="Type_20_Names">UObject</text:span><text:span text:style-name="Sourcecode_20_Base">&amp; </text:span><text:span text:style-name="Member_20_Variables_20_And_20_Arguments">Owner</text:span><text:span text:style-name="Sourcecode_20_Base">, </text:span><text:span text:style-name="Type_20_Names">FMassEntityView</text:span><text:span text:style-name="Sourcecode_20_Base">&amp; </text:span><text:span text:style-name="Member_20_Variables_20_And_20_Arguments">EntityView</text:span><text:span text:style-name="Sourcecode_20_Base">, </text:span><text:span text:style-name="Keywords">const</text:span><text:span text:style-name="Sourcecode_20_Base"> </text:span><text:span text:style-name="Type_20_Names">EMassTranslationDirection</text:span><text:span text:style-name="Sourcecode_20_Base"> </text:span><text:span text:style-name="Member_20_Variables_20_And_20_Arguments">CurrentDirection</text:span><text:span text:style-name="Sourcecode_20_Base">)</text:span></text:p>
      <text:p text:style-name="Preformatted_20_Text"><text:span text:style-name="Sourcecode_20_Base"><text:tab/><text:tab/>{</text:span></text:p>
      <text:p text:style-name="Preformatted_20_Text"><text:span text:style-name="Sourcecode_20_Base"><text:tab/><text:tab/><text:tab/></text:span><text:span text:style-name="Type_20_Names">FMassTutorialsSoundWrapperFragment</text:span><text:span text:style-name="Sourcecode_20_Base">&amp; </text:span><text:span text:style-name="Local_20_Variable">fartfragment</text:span><text:span text:style-name="Sourcecode_20_Base"> = </text:span><text:span text:style-name="Member_20_Variables_20_And_20_Arguments">EntityView</text:span><text:span text:style-name="Sourcecode_20_Base">.</text:span><text:span text:style-name="Function_20_Names">GetFragmentData</text:span><text:span text:style-name="Sourcecode_20_Base">&lt;</text:span><text:span text:style-name="Type_20_Names">FMassTutorialsSoundWrapperFragment</text:span><text:span text:style-name="Sourcecode_20_Base">&gt;();</text:span></text:p>
      <text:p text:style-name="Preformatted_20_Text"><text:span text:style-name="Sourcecode_20_Base"><text:tab/><text:tab/><text:tab/></text:span><text:span text:style-name="Local_20_Variable">fartfragment</text:span><text:span text:style-name="Sourcecode_20_Base">.</text:span><text:span text:style-name="Member_20_Variables_20_And_20_Arguments">SoundToUse</text:span><text:span text:style-name="Sourcecode_20_Base"> = </text:span><text:span text:style-name="Member_20_Variables_20_And_20_Arguments">SoundToUse</text:span><text:span text:style-name="Sourcecode_20_Base">;</text:span></text:p>
      <text:p text:style-name="Preformatted_20_Text"><text:span text:style-name="Sourcecode_20_Base"><text:tab/><text:tab/>}</text:span></text:p>
      <text:p text:style-name="Preformatted_20_Text"><text:span text:style-name="Sourcecode_20_Base"><text:tab/>);</text:span></text:p>
      <text:p text:style-name="Preformatted_20_Text"><text:span text:style-name="Sourcecode_20_Base">}</text:span></text:p>
      <text:p text:style-name="Horizontal_20_Line"/>
      <text:p text:style-name="P72">Figure 4. Contents of MassTutorialsTraits.cpp</text:p>
      <text:p text:style-name="P60">Here we include our header, and the header for our fragments. Then we include the header for the entity template registry, which defines <text:span text:style-name="Source_20_Text">FMassEntityTemplateBuildContext</text:span>. Then the header for entity view, which defines <text:span text:style-name="Source_20_Text">FMassEntityView</text:span>. </text:p>
      <text:p text:style-name="P60">The <text:span text:style-name="Source_20_Text">BuildTemplate</text:span> function is implemented, adding a fragment of our newly defined type to the build context. We then provide a lambda for a mutable object fragment initializer. Within we simply get a mutable ref to the fragment and set the <text:span text:style-name="Source_20_Text">SoundToUse</text:span> property of the fragment to the value we have in our own trait properties, <text:span text:style-name="T111">of the same name</text:span>.</text:p>
      <text:p text:style-name="Horizontal_20_Line"/>
      <text:p text:style-name="P118"><text:span text:style-name="Source_20_Text"><text:span text:style-name="T98">BuildTemplate</text:span></text:span><text:span text:style-name="T98"> </text:span><text:span text:style-name="Strong_20_Emphasis"><text:span text:style-name="T98">is part of a chain of calls that happens when using the entity agent template systems to spawn entities. </text:span></text:span><text:span text:style-name="Strong_20_Emphasis"><text:span text:style-name="T101">We use the </text:span></text:span><text:span text:style-name="Source_20_Text"><text:span text:style-name="T101">BuildContext</text:span></text:span><text:span text:style-name="Strong_20_Emphasis"><text:span text:style-name="T101"> to queue up parts of the final template instantiation, which happens </text:span></text:span><text:span text:style-name="Strong_20_Emphasis"><text:span text:style-name="T102">after</text:span></text:span><text:span text:style-name="Strong_20_Emphasis"><text:span text:style-name="T101"> all traits have run this function. </text:span></text:span><text:span text:style-name="Strong_20_Emphasis"><text:span text:style-name="T202">Do not call anything in here that does not queue up commands. </text:span></text:span></text:p>
      <text:p text:style-name="P118"><text:span text:style-name="Strong_20_Emphasis">‘</text:span><text:span text:style-name="Strong_20_Emphasis"><text:span text:style-name="T202">Mutable Object Fragment Initializers’ can do far more than set initial fragment values based on trait property. It is a functor </text:span></text:span><text:span text:style-name="Strong_20_Emphasis"><text:span text:style-name="T90">that will be called later when the entity is already created!</text:span></text:span></text:p>
      <text:p text:style-name="P118"><text:span text:style-name="Strong_20_Emphasis"><text:span text:style-name="T98">It is not the only way to spawn an entity and set it up, but it is the primary method we are intended to use for this task, </text:span></text:span><text:span text:style-name="Strong_20_Emphasis"><text:span text:style-name="T203">and </text:span></text:span><text:span text:style-name="Strong_20_Emphasis"><text:span text:style-name="T91">very </text:span></text:span><text:span text:style-name="Strong_20_Emphasis"><text:span text:style-name="T203">designer friendly</text:span></text:span><text:span text:style-name="Strong_20_Emphasis"><text:span text:style-name="T98">. </text:span></text:span></text:p>
      <text:p text:style-name="Horizontal_20_Line"/>
      <text:h text:style-name="P97" text:outline-level="3"/>
      <text:h text:style-name="P102" text:outline-level="3">Step 3: Creating some utility statics for blueprint</text:h>
      <text:p text:style-name="P47"><text:span text:style-name="T100">We have one last bit of c++ code to go before we get back to using the editor. </text:span><text:span text:style-name="T101">We need a blueprint function library to provide some statics for blueprint users. Mass uses templates to deal with the demands of reading and writing totally different fragment structs, which is not something blueprint supports. </text:span></text:p>
      <text:p text:style-name="P55">Therefore, for each trait we require getters and setters for designer facing fragments and tags:</text:p>
      <text:list xml:id="list71722362341389" text:continue-numbering="true" text:style-name="List_20_1">
        <text:list-item>
          <text:p text:style-name="P129">A getter that gets an array of fragments for an array of entity handles.</text:p>
        </text:list-item>
        <text:list-item>
          <text:p text:style-name="P113">A getter that gets a fragment for an entity handle.</text:p>
        </text:list-item>
        <text:list-item>
          <text:p text:style-name="P113">A setter that sets fragment values for an array of entity handles from an array of fragments.</text:p>
        </text:list-item>
        <text:list-item>
          <text:p text:style-name="P113">A setter that sets the fragment value for an entity handle from a fragment.</text:p>
        </text:list-item>
      </text:list>
      <text:p text:style-name="P48"><text:span text:style-name="T103">These all require either a context object from the same world as the entity, world, or entity subsystem to be passed into it. To save BP nodes, and for lack of </text:span><text:span text:style-name="Source_20_Text"><text:span text:style-name="T103">UObject::GetWorld</text:span></text:span><text:span text:style-name="T103"> by default in BP, we use a context actor here.</text:span></text:p>
      <text:p text:style-name="Text_20_body"><text:span text:style-name="T104">Additionally, we have to provide a function to access the entity handle </text:span><text:span text:style-name="T114">of </text:span><text:span text:style-name="T104">a Mass Agent Component, which is not currently </text:span><text:span text:style-name="Source_20_Text"><text:span text:style-name="T104">BlueprintType</text:span></text:span><text:span text:style-name="T104">,</text:span> <text:span text:style-name="T114">and</text:span><text:span text:style-name="T104"> </text:span><text:span text:style-name="T114">has an accessor which </text:span><text:span text:style-name="T104">is currently not </text:span><text:span text:style-name="Source_20_Text"><text:span text:style-name="T104">BlueprintCallable</text:span></text:span><text:span text:style-name="T104">.</text:span></text:p>
      <text:p text:style-name="P49">Add 3 files to your project:</text:p>
      <text:list xml:id="list71724008494456" text:continue-numbering="true" text:style-name="List_20_1">
        <text:list-item>
          <text:p text:style-name="P114"><text:span text:style-name="Emphasis">/MassTutorials/Source/MassTutorials/Public/MassTutorialsTypes.h</text:span></text:p>
        </text:list-item>
        <text:list-item>
          <text:p text:style-name="P114"><text:span text:style-name="Emphasis">/MassTutorials/Source/MassTutorials/Public/MassTutorialsStatics.h</text:span></text:p>
        </text:list-item>
        <text:list-item>
          <text:p text:style-name="P109"><text:span text:style-name="Emphasis"><text:span text:style-name="T104">/MassTutorials/Source/MassTutorials/Private/MassTutorialsStatics.cpp</text:span></text:span></text:p>
        </text:list-item>
      </text:list>
      <text:p text:style-name="P49">Fill in their contents from Figures 5, 6 and 7.</text:p>
      <text:p text:style-name="P49"/>
      <text:p text:style-name="P1"/>
      <text:p text:style-name="Preformatted_20_Text"><text:span text:style-name="Source_20_Text"><text:span text:style-name="T152">// Fill out your copyright notice in the Description page of Project Settings.</text:span></text:span></text:p>
      <text:p text:style-name="Preformatted_20_Text"><text:span text:style-name="Source_20_Text"/></text:p>
      <text:p text:style-name="Preformatted_20_Text"><text:span text:style-name="Source_20_Text"><text:span text:style-name="T115">#pragma once</text:span></text:span></text:p>
      <text:p text:style-name="Preformatted_20_Text"><text:span text:style-name="Source_20_Text"><text:span text:style-name="T115"/></text:span></text:p>
      <text:p text:style-name="Preformatted_20_Text"><text:span text:style-name="Source_20_Text"><text:span text:style-name="T115">#include</text:span></text:span><text:span text:style-name="Source_20_Text"> </text:span><text:span text:style-name="Source_20_Text"><text:span text:style-name="T141">"MassEntityTypes.h"</text:span></text:span></text:p>
      <text:p text:style-name="Preformatted_20_Text"><text:span text:style-name="Source_20_Text"><text:span text:style-name="T115">#include</text:span></text:span><text:span text:style-name="Source_20_Text"><text:span text:style-name="T141"> "MassTutorialsTypes.generated.h"</text:span></text:span></text:p>
      <text:p text:style-name="Preformatted_20_Text"><text:span text:style-name="Source_20_Text"/></text:p>
      <text:p text:style-name="Preformatted_20_Text"><text:span text:style-name="Source_20_Text"><text:span text:style-name="T126">USTRUCT</text:span></text:span><text:span text:style-name="Source_20_Text">(BlueprintType)</text:span></text:p>
      <text:p text:style-name="Preformatted_20_Text"><text:span text:style-name="Source_20_Text"><text:span text:style-name="T119">struct</text:span></text:span><text:span text:style-name="Source_20_Text"> </text:span><text:span text:style-name="Source_20_Text"><text:span text:style-name="T126">MASSTUTORIALS_API</text:span></text:span><text:span text:style-name="Source_20_Text"> </text:span><text:span text:style-name="Source_20_Text"><text:span text:style-name="T130">FEntityHandleWrapper</text:span></text:span></text:p>
      <text:p text:style-name="Preformatted_20_Text"><text:span text:style-name="Source_20_Text">{</text:span></text:p>
      <text:p text:style-name="Preformatted_20_Text"><text:span text:style-name="Source_20_Text"><text:tab/></text:span><text:span text:style-name="Source_20_Text"><text:span text:style-name="T126">GENERATED_BODY()</text:span></text:span></text:p>
      <text:p text:style-name="Preformatted_20_Text"><text:span text:style-name="Source_20_Text"/></text:p>
      <text:p text:style-name="Preformatted_20_Text"><text:span text:style-name="Source_20_Text"><text:span text:style-name="T119">public</text:span></text:span><text:span text:style-name="Source_20_Text">:</text:span></text:p>
      <text:p text:style-name="Preformatted_20_Text"><text:span text:style-name="Source_20_Text"><text:tab/></text:span><text:span text:style-name="Source_20_Text"><text:span text:style-name="T126">UPROPERTY()</text:span></text:span></text:p>
      <text:p text:style-name="Preformatted_20_Text"><text:span text:style-name="Source_20_Text"><text:tab/><text:tab/></text:span><text:span text:style-name="Source_20_Text"><text:span text:style-name="T130">FMassEntityHandle</text:span></text:span><text:span text:style-name="Source_20_Text"> </text:span><text:span text:style-name="Source_20_Text"><text:span text:style-name="T154">EntityHandle</text:span></text:span><text:span text:style-name="Source_20_Text">;</text:span></text:p>
      <text:p text:style-name="Preformatted_20_Text"><text:span text:style-name="Source_20_Text"><text:tab/></text:span></text:p>
      <text:p text:style-name="Preformatted_20_Text"><text:span text:style-name="Source_20_Text"><text:tab/></text:span><text:span text:style-name="Source_20_Text"><text:span text:style-name="T169">FEntityHandleWrapper</text:span></text:span><text:span text:style-name="Source_20_Text"><text:span text:style-name="T112">()</text:span></text:span></text:p>
      <text:p text:style-name="P77"><text:span text:style-name="Source_20_Text"><text:tab/></text:span><text:span text:style-name="Source_20_Text"><text:span text:style-name="T112">{</text:span></text:span></text:p>
      <text:p text:style-name="P77"><text:span text:style-name="Source_20_Text"><text:tab/><text:tab/></text:span><text:span text:style-name="Source_20_Text"><text:span text:style-name="T166">EntityHandle</text:span></text:span><text:span text:style-name="Source_20_Text"><text:span text:style-name="T112"> = </text:span></text:span><text:span text:style-name="Source_20_Text"><text:span text:style-name="T131">FMassEntityHandle</text:span></text:span><text:span text:style-name="Source_20_Text"><text:span text:style-name="T112">();</text:span></text:span></text:p>
      <text:p text:style-name="P77"><text:span text:style-name="Source_20_Text"><text:tab/></text:span><text:span text:style-name="Source_20_Text"><text:span text:style-name="T112">}</text:span></text:span></text:p>
      <text:p text:style-name="Preformatted_20_Text"><text:span text:style-name="Source_20_Text"><text:tab/></text:span></text:p>
      <text:p text:style-name="Preformatted_20_Text"><text:span text:style-name="Source_20_Text">};</text:span></text:p>
      <text:p text:style-name="P52"><text:span text:style-name="Source_20_Text"><text:span text:style-name="T69"/></text:span></text:p>
      <text:p text:style-name="Horizontal_20_Line"/>
      <text:p text:style-name="P74">Figure 5. Contents of MassTutorialsTypes.h</text:p>
      <text:p text:style-name="P53"><text:span text:style-name="T108">A very simple file, we include the header </text:span><text:span text:style-name="Source_20_Text"><text:span text:style-name="T108">MassEntityTypes.h</text:span></text:span><text:span text:style-name="T108"> and define a </text:span><text:span text:style-name="Source_20_Text"><text:span text:style-name="T108">BlueprintType</text:span></text:span><text:span text:style-name="T108"> struct. This struct holds a non-blueprint </text:span><text:span text:style-name="Source_20_Text"><text:span text:style-name="T108">FMassEntityHandle</text:span></text:span><text:span text:style-name="T108"> struct within it, wrapping it for blueprint. </text:span><text:span text:style-name="T113">We initialize this in the constructor. </text:span><text:span text:style-name="T109">Using this </text:span><text:span text:style-name="T113">struct</text:span><text:span text:style-name="T109">, we can pass around entity handles in blueprint and feed them into </text:span><text:span text:style-name="T113">our </text:span><text:span text:style-name="T109">c++ </text:span><text:span text:style-name="T113">statics</text:span><text:span text:style-name="T109"> from scripts.</text:span></text:p>
      <text:p text:style-name="Horizontal_20_Line"/>
      <text:p text:style-name="P40"><text:span text:style-name="Strong_20_Emphasis">This step is only required because the </text:span><text:span text:style-name="Source_20_Text"><text:span text:style-name="T96">FMassEntityHandle</text:span></text:span><text:span text:style-name="Strong_20_Emphasis"> struct is not specified as </text:span><text:span text:style-name="Source_20_Text"><text:span text:style-name="T96">BlueprintType</text:span></text:span><text:span text:style-name="Strong_20_Emphasis">. If this changes in the future, this step can be skipped and references to </text:span><text:span text:style-name="Source_20_Text"><text:span text:style-name="T96">FEntityHandleWrapper</text:span></text:span><text:span text:style-name="Strong_20_Emphasis"> may be replaced with </text:span><text:span text:style-name="Source_20_Text"><text:span text:style-name="T96">FMassEntityHandle</text:span></text:span><text:span text:style-name="Strong_20_Emphasis">. </text:span></text:p>
      <text:p text:style-name="P40"><text:span text:style-name="Strong_20_Emphasis">Source builds are allowed to change the definition of </text:span><text:span text:style-name="Source_20_Text"><text:span text:style-name="T96">FMassEntityHandle.</text:span></text:span><text:span text:style-name="Strong_20_Emphasis"> </text:span></text:p>
      <text:p text:style-name="P40"><text:span text:style-name="Strong_20_Emphasis"><text:span text:style-name="T195">D</text:span></text:span><text:span text:style-name="Strong_20_Emphasis">espite source builds being the only way to try this at time of writing, this tutorial is written assuming we are not changing the engine or engine plugins.</text:span></text:p>
      <text:p text:style-name="Horizontal_20_Line"/>
      <text:p text:style-name="Text_20_body"/>
      <text:p text:style-name="P1"/>
      <text:p text:style-name="Preformatted_20_Text"><text:span text:style-name="Source_20_Text"><text:span text:style-name="T152">// Fill out your copyright notice in the Description page of Project Settings.</text:span></text:span></text:p>
      <text:p text:style-name="Preformatted_20_Text"><text:span text:style-name="Source_20_Text"/></text:p>
      <text:p text:style-name="Preformatted_20_Text"><text:span text:style-name="Source_20_Text"><text:span text:style-name="T115">#pragma once</text:span></text:span></text:p>
      <text:p text:style-name="Preformatted_20_Text"><text:span text:style-name="Source_20_Text"/></text:p>
      <text:p text:style-name="Preformatted_20_Text"><text:span text:style-name="Source_20_Text"><text:span text:style-name="T115">#include </text:span></text:span><text:span text:style-name="Source_20_Text"><text:span text:style-name="T141">"CoreMinimal.h"</text:span></text:span></text:p>
      <text:p text:style-name="Preformatted_20_Text"><text:span text:style-name="Source_20_Text"><text:span text:style-name="T115">#include </text:span></text:span><text:span text:style-name="Source_20_Text"><text:span text:style-name="T141">"Kismet/BlueprintFunctionLibrary.h"</text:span></text:span></text:p>
      <text:p text:style-name="Preformatted_20_Text"><text:span text:style-name="Source_20_Text"><text:span text:style-name="T116">#include </text:span></text:span><text:span text:style-name="Source_20_Text"><text:span text:style-name="T142">"MassT</text:span></text:span><text:span text:style-name="Source_20_Text"><text:span text:style-name="T143">utorials</text:span></text:span><text:span text:style-name="Source_20_Text"><text:span text:style-name="T142">Fragments.h"</text:span></text:span></text:p>
      <text:p text:style-name="Preformatted_20_Text"><text:span text:style-name="Source_20_Text"><text:span text:style-name="T117">#include</text:span></text:span><text:span text:style-name="Source_20_Text"><text:span text:style-name="T71"> </text:span></text:span><text:span text:style-name="Source_20_Text"><text:span text:style-name="T144">"MassTutorials</text:span></text:span><text:span text:style-name="Source_20_Text"><text:span text:style-name="T147">Types</text:span></text:span><text:span text:style-name="Source_20_Text"><text:span text:style-name="T144">.h"</text:span></text:span></text:p>
      <text:p text:style-name="Preformatted_20_Text"><text:span text:style-name="Source_20_Text"><text:span text:style-name="T115">#include</text:span></text:span><text:span text:style-name="Source_20_Text"> </text:span><text:span text:style-name="Source_20_Text"><text:span text:style-name="T141">"MassTutorialsStatics.generated.h"</text:span></text:span></text:p>
      <text:p text:style-name="Preformatted_20_Text"><text:span text:style-name="Source_20_Text"/></text:p>
      <text:p text:style-name="Preformatted_20_Text"><text:span text:style-name="Source_20_Text"><text:span text:style-name="T119">class</text:span></text:span><text:span text:style-name="Source_20_Text"> </text:span><text:span text:style-name="Source_20_Text"><text:span text:style-name="T130">U</text:span></text:span><text:span text:style-name="Source_20_Text"><text:span text:style-name="T140">M</text:span></text:span><text:span text:style-name="Source_20_Text"><text:span text:style-name="T130">assAgentComponent</text:span></text:span><text:span text:style-name="Source_20_Text">;</text:span></text:p>
      <text:p text:style-name="Preformatted_20_Text"><text:span text:style-name="Source_20_Text"/></text:p>
      <text:p text:style-name="Preformatted_20_Text"><text:span text:style-name="Source_20_Text"><text:span text:style-name="T126">UCLASS</text:span></text:span><text:span text:style-name="Source_20_Text">()</text:span></text:p>
      <text:p text:style-name="Preformatted_20_Text"><text:span text:style-name="Source_20_Text"><text:span text:style-name="T121">class</text:span></text:span><text:span text:style-name="Source_20_Text"><text:span text:style-name="T71"> </text:span></text:span><text:span text:style-name="Source_20_Text"><text:span text:style-name="T127">MASST</text:span></text:span><text:span text:style-name="Source_20_Text"><text:span text:style-name="T128">UTORIALS</text:span></text:span><text:span text:style-name="Source_20_Text"><text:span text:style-name="T127">_API</text:span></text:span><text:span text:style-name="Source_20_Text"><text:span text:style-name="T71"> </text:span></text:span><text:span text:style-name="Source_20_Text"><text:span text:style-name="T134">UMassT</text:span></text:span><text:span text:style-name="Source_20_Text"><text:span text:style-name="T139">utorialsStatics</text:span></text:span><text:span text:style-name="Source_20_Text"><text:span text:style-name="T71"> : </text:span></text:span><text:span text:style-name="Source_20_Text"><text:span text:style-name="T121">public</text:span></text:span><text:span text:style-name="Source_20_Text"><text:span text:style-name="T71"> </text:span></text:span><text:span text:style-name="Source_20_Text"><text:span text:style-name="T134">UBlueprintFunctionLibrary</text:span></text:span></text:p>
      <text:p text:style-name="Preformatted_20_Text"><text:span text:style-name="Source_20_Text">{</text:span></text:p>
      <text:p text:style-name="Preformatted_20_Text"><text:span text:style-name="Source_20_Text"><text:tab/></text:span><text:span text:style-name="Source_20_Text"><text:span text:style-name="T126">GENERATED_BODY</text:span></text:span><text:span text:style-name="Source_20_Text">()</text:span></text:p>
      <text:p text:style-name="Preformatted_20_Text"><text:span text:style-name="Source_20_Text"><text:tab/></text:span></text:p>
      <text:p text:style-name="Preformatted_20_Text"><text:span text:style-name="Source_20_Text"><text:tab/></text:span><text:span text:style-name="Source_20_Text"><text:span text:style-name="T126">UFUNCTION</text:span></text:span><text:span text:style-name="Source_20_Text">(BlueprintCallable, BlueprintPure)</text:span></text:p>
      <text:p text:style-name="Preformatted_20_Text"><text:span text:style-name="Source_20_Text"><text:tab/><text:tab/></text:span><text:span text:style-name="Source_20_Text"><text:span text:style-name="T119">static</text:span></text:span><text:span text:style-name="Source_20_Text"> </text:span><text:span text:style-name="Source_20_Text"><text:span text:style-name="T130">TArray</text:span></text:span><text:span text:style-name="Source_20_Text">&lt;</text:span><text:span text:style-name="Source_20_Text"><text:span text:style-name="T130">FMassTutorialsSoundWrapperFragment</text:span></text:span><text:span text:style-name="Source_20_Text">&gt; </text:span><text:span text:style-name="Source_20_Text"><text:span text:style-name="T169">GetSoundWrapperFragmentsFromEntities</text:span></text:span><text:span text:style-name="Source_20_Text">(</text:span></text:p>
      <text:p text:style-name="Preformatted_20_Text"><text:span text:style-name="Source_20_Text"><text:tab/><text:tab/><text:tab/></text:span><text:span text:style-name="Source_20_Text"><text:span text:style-name="T130">UObject</text:span></text:span><text:span text:style-name="Source_20_Text">* </text:span><text:span text:style-name="Source_20_Text"><text:span text:style-name="T154">ContextObject</text:span></text:span><text:span text:style-name="Source_20_Text">, </text:span></text:p>
      <text:p text:style-name="Preformatted_20_Text"><text:span text:style-name="Source_20_Text"><text:span text:style-name="T69"><text:tab/></text:span></text:span><text:span text:style-name="Source_20_Text"><text:span text:style-name="T72"><text:tab/><text:tab/></text:span></text:span><text:span text:style-name="Source_20_Text"><text:span text:style-name="T120">const</text:span></text:span><text:span text:style-name="Source_20_Text"><text:span text:style-name="T69"> </text:span></text:span><text:span text:style-name="Source_20_Text"><text:span text:style-name="T132">TArray</text:span></text:span><text:span text:style-name="Source_20_Text"><text:span text:style-name="T69">&lt;</text:span></text:span><text:span text:style-name="Source_20_Text"><text:span text:style-name="T132">FEntityHandleWrapper</text:span></text:span><text:span text:style-name="Source_20_Text"><text:span text:style-name="T69">&gt;&amp; </text:span></text:span><text:span text:style-name="Source_20_Text"><text:span text:style-name="T155">Entit</text:span></text:span><text:span text:style-name="Source_20_Text"><text:span text:style-name="T156">ies</text:span></text:span><text:span text:style-name="Source_20_Text"><text:span text:style-name="T69">);</text:span></text:span></text:p>
      <text:p text:style-name="Preformatted_20_Text"><text:span text:style-name="Source_20_Text"/></text:p>
      <text:p text:style-name="Preformatted_20_Text"><text:span text:style-name="Source_20_Text"><text:tab/></text:span><text:span text:style-name="Source_20_Text"><text:span text:style-name="T126">UFUNCTION</text:span></text:span><text:span text:style-name="Source_20_Text">(BlueprintCallable, BlueprintPure)</text:span></text:p>
      <text:p text:style-name="Preformatted_20_Text"><text:span text:style-name="Source_20_Text"><text:tab/><text:tab/></text:span><text:span text:style-name="Source_20_Text"><text:span text:style-name="T119">static</text:span></text:span><text:span text:style-name="Source_20_Text"> </text:span><text:span text:style-name="Source_20_Text"><text:span text:style-name="T130">FMassTutorialsSoundWrapperFragment </text:span></text:span><text:span text:style-name="Source_20_Text"><text:span text:style-name="T169">GetSoundWrapperFragmentFromEntity </text:span></text:span><text:span text:style-name="Source_20_Text">(</text:span></text:p>
      <text:p text:style-name="Preformatted_20_Text"><text:span text:style-name="Source_20_Text"><text:tab/><text:tab/></text:span><text:span text:style-name="Source_20_Text"><text:span text:style-name="T130">UObject</text:span></text:span><text:span text:style-name="Source_20_Text">* </text:span><text:span text:style-name="Source_20_Text"><text:span text:style-name="T154">ContextObject</text:span></text:span><text:span text:style-name="Source_20_Text">, </text:span></text:p>
      <text:p text:style-name="Preformatted_20_Text"><text:span text:style-name="Source_20_Text"><text:span text:style-name="T66"><text:tab/><text:tab/></text:span></text:span><text:span text:style-name="Source_20_Text"><text:span text:style-name="T125">const</text:span></text:span><text:span text:style-name="Source_20_Text"><text:span text:style-name="T66"> </text:span></text:span><text:span text:style-name="Source_20_Text"><text:span text:style-name="T138">FEntityHandleWrapper</text:span></text:span><text:span text:style-name="Source_20_Text"><text:span text:style-name="T66">&amp;</text:span></text:span><text:span text:style-name="Source_20_Text"><text:span text:style-name="T71"> </text:span></text:span><text:span text:style-name="Source_20_Text"><text:span text:style-name="T167">Entity</text:span></text:span><text:span text:style-name="Source_20_Text"><text:span text:style-name="T71">);</text:span></text:span></text:p>
      <text:p text:style-name="Preformatted_20_Text"><text:span text:style-name="Source_20_Text"/></text:p>
      <text:p text:style-name="Preformatted_20_Text"><text:span text:style-name="Source_20_Text"><text:tab/></text:span><text:span text:style-name="Source_20_Text"><text:span text:style-name="T126">UFUNCTION</text:span></text:span><text:span text:style-name="Source_20_Text">(BlueprintCallable)</text:span></text:p>
      <text:p text:style-name="Preformatted_20_Text"><text:span text:style-name="Source_20_Text"><text:span text:style-name="T71"><text:tab/><text:tab/></text:span></text:span><text:span text:style-name="Source_20_Text"><text:span text:style-name="T121">static</text:span></text:span><text:span text:style-name="Source_20_Text"><text:span text:style-name="T71"> </text:span></text:span><text:span text:style-name="Source_20_Text"><text:span text:style-name="T121">void</text:span></text:span><text:span text:style-name="Source_20_Text"><text:span text:style-name="T71"> </text:span></text:span><text:span text:style-name="Source_20_Text"><text:span text:style-name="T171">SetSound</text:span></text:span><text:span text:style-name="Source_20_Text"><text:span text:style-name="T172">Wrapper</text:span></text:span><text:span text:style-name="Source_20_Text"><text:span text:style-name="T171">Fragment</text:span></text:span><text:span text:style-name="Source_20_Text"><text:span text:style-name="T172">s</text:span></text:span><text:span text:style-name="Source_20_Text"><text:span text:style-name="T171">For</text:span></text:span><text:span text:style-name="Source_20_Text"><text:span text:style-name="T178">Entities</text:span></text:span><text:span text:style-name="Source_20_Text"><text:span text:style-name="T71">(</text:span></text:span></text:p>
      <text:p text:style-name="Preformatted_20_Text"><text:span text:style-name="Source_20_Text"><text:tab/><text:tab/><text:tab/></text:span><text:span text:style-name="Source_20_Text"><text:span text:style-name="T130">UObject</text:span></text:span><text:span text:style-name="Source_20_Text">* </text:span><text:span text:style-name="Source_20_Text"><text:span text:style-name="T154">ContextObject</text:span></text:span><text:span text:style-name="Source_20_Text">, </text:span></text:p>
      <text:p text:style-name="Preformatted_20_Text"><text:span text:style-name="Source_20_Text"><text:span text:style-name="T71"><text:tab/><text:tab/><text:tab/></text:span></text:span><text:span text:style-name="Source_20_Text"><text:span text:style-name="T121">const</text:span></text:span><text:span text:style-name="Source_20_Text"><text:span text:style-name="T71"> </text:span></text:span><text:span text:style-name="Source_20_Text"><text:span text:style-name="T134">TArray</text:span></text:span><text:span text:style-name="Source_20_Text"><text:span text:style-name="T71">&lt;</text:span></text:span><text:span text:style-name="Source_20_Text"><text:span text:style-name="T134">FEntityHandleWrapper</text:span></text:span><text:span text:style-name="Source_20_Text"><text:span text:style-name="T71">&gt;&amp; </text:span></text:span><text:span text:style-name="Source_20_Text"><text:span text:style-name="T157">Entit</text:span></text:span><text:span text:style-name="Source_20_Text"><text:span text:style-name="T156">ies</text:span></text:span><text:span text:style-name="Source_20_Text"><text:span text:style-name="T71">, </text:span></text:span></text:p>
      <text:p text:style-name="Preformatted_20_Text"><text:span text:style-name="Source_20_Text"><text:span text:style-name="T71"><text:tab/><text:tab/><text:tab/></text:span></text:span><text:span text:style-name="Source_20_Text"><text:span text:style-name="T121">const</text:span></text:span><text:span text:style-name="Source_20_Text"><text:span text:style-name="T71"> </text:span></text:span><text:span text:style-name="Source_20_Text"><text:span text:style-name="T134">TArray</text:span></text:span><text:span text:style-name="Source_20_Text"><text:span text:style-name="T71">&lt;</text:span></text:span><text:span text:style-name="Source_20_Text"><text:span text:style-name="T134">FMassTutorialsSoundWrapperFragment</text:span></text:span><text:span text:style-name="Source_20_Text"><text:span text:style-name="T71">&gt;&amp; </text:span></text:span><text:span text:style-name="Source_20_Text"><text:span text:style-name="T157">Fragment</text:span></text:span><text:span text:style-name="Source_20_Text"><text:span text:style-name="T156">s</text:span></text:span><text:span text:style-name="Source_20_Text"><text:span text:style-name="T71">);</text:span></text:span></text:p>
      <text:p text:style-name="Preformatted_20_Text"><text:span text:style-name="Source_20_Text"/></text:p>
      <text:p text:style-name="Preformatted_20_Text"><text:span text:style-name="Source_20_Text"><text:tab/></text:span><text:span text:style-name="Source_20_Text"><text:span text:style-name="T126">UFUNCTION</text:span></text:span><text:span text:style-name="Source_20_Text">(BlueprintCallable)</text:span></text:p>
      <text:p text:style-name="Preformatted_20_Text"><text:span text:style-name="Source_20_Text"><text:span text:style-name="T69"><text:tab/><text:tab/></text:span></text:span><text:span text:style-name="Source_20_Text"><text:span text:style-name="T120">static</text:span></text:span><text:span text:style-name="Source_20_Text"><text:span text:style-name="T69"> </text:span></text:span><text:span text:style-name="Source_20_Text"><text:span text:style-name="T120">void</text:span></text:span><text:span text:style-name="Source_20_Text"><text:span text:style-name="T69"> </text:span></text:span><text:span text:style-name="Source_20_Text"><text:span text:style-name="T170">SetSoundWrapperFragmentForEntit</text:span></text:span><text:span text:style-name="Source_20_Text"><text:span text:style-name="T172">y</text:span></text:span><text:span text:style-name="Source_20_Text"><text:span text:style-name="T69">(</text:span></text:span></text:p>
      <text:p text:style-name="Preformatted_20_Text"><text:span text:style-name="Source_20_Text"><text:tab/><text:tab/><text:tab/></text:span><text:span text:style-name="Source_20_Text"><text:span text:style-name="T130">UObject</text:span></text:span><text:span text:style-name="Source_20_Text">* </text:span><text:span text:style-name="Source_20_Text"><text:span text:style-name="T154">ContextObject</text:span></text:span><text:span text:style-name="Source_20_Text">, </text:span></text:p>
      <text:p text:style-name="Preformatted_20_Text"><text:span text:style-name="Source_20_Text"><text:span text:style-name="T69"><text:tab/><text:tab/><text:tab/></text:span></text:span><text:span text:style-name="Source_20_Text"><text:span text:style-name="T120">const</text:span></text:span><text:span text:style-name="Source_20_Text"><text:span text:style-name="T69"> </text:span></text:span><text:span text:style-name="Source_20_Text"><text:span text:style-name="T132">FEntityHandleWrapper</text:span></text:span><text:span text:style-name="Source_20_Text"><text:span text:style-name="T69">&amp; </text:span></text:span><text:span text:style-name="Source_20_Text"><text:span text:style-name="T155">Entit</text:span></text:span><text:span text:style-name="Source_20_Text"><text:span text:style-name="T156">y</text:span></text:span><text:span text:style-name="Source_20_Text"><text:span text:style-name="T69">, </text:span></text:span></text:p>
      <text:p text:style-name="Preformatted_20_Text"><text:span text:style-name="Source_20_Text"><text:span text:style-name="T69"><text:tab/><text:tab/><text:tab/></text:span></text:span><text:span text:style-name="Source_20_Text"><text:span text:style-name="T120">const</text:span></text:span><text:span text:style-name="Source_20_Text"><text:span text:style-name="T69"> </text:span></text:span><text:span text:style-name="Source_20_Text"><text:span text:style-name="T133">FM</text:span></text:span><text:span text:style-name="Source_20_Text"><text:span text:style-name="T132">assTutorialsSoundWrapperFragment</text:span></text:span><text:span text:style-name="Source_20_Text"><text:span text:style-name="T69">&amp; </text:span></text:span><text:span text:style-name="Source_20_Text"><text:span text:style-name="T155">Fragment</text:span></text:span><text:span text:style-name="Source_20_Text"><text:span text:style-name="T69">);</text:span></text:span></text:p>
      <text:p text:style-name="Preformatted_20_Text"><text:span text:style-name="Source_20_Text"/></text:p>
      <text:p text:style-name="Preformatted_20_Text"><text:span text:style-name="Source_20_Text"><text:tab/></text:span><text:span text:style-name="Source_20_Text"><text:span text:style-name="T126">UFUNCTION</text:span></text:span><text:span text:style-name="Source_20_Text">(BlueprintCallable, </text:span><text:span text:style-name="Source_20_Text"><text:span text:style-name="T183">BlueprintPure</text:span></text:span><text:span text:style-name="Source_20_Text">)</text:span></text:p>
      <text:p text:style-name="Preformatted_20_Text"><text:span text:style-name="Source_20_Text"><text:tab/><text:tab/></text:span><text:span text:style-name="Source_20_Text"><text:span text:style-name="T119">static</text:span></text:span><text:span text:style-name="Source_20_Text"> </text:span><text:span text:style-name="Source_20_Text"><text:span text:style-name="T130">FEntityHandleWrapper</text:span></text:span><text:span text:style-name="Source_20_Text"> </text:span><text:span text:style-name="Source_20_Text"><text:span text:style-name="T169">GetEntityHandleFromMassAgentComponent </text:span></text:span><text:span text:style-name="Source_20_Text">(</text:span><text:span text:style-name="Source_20_Text"><text:span text:style-name="T130">UMassAgentComponent</text:span></text:span><text:span text:style-name="Source_20_Text">* </text:span><text:span text:style-name="Source_20_Text"><text:span text:style-name="T154">AgentComponent</text:span></text:span><text:span text:style-name="Source_20_Text">);</text:span></text:p>
      <text:p text:style-name="Preformatted_20_Text"><text:span text:style-name="Source_20_Text"/></text:p>
      <text:p text:style-name="Preformatted_20_Text"><text:span text:style-name="Source_20_Text">};</text:span></text:p>
      <text:p text:style-name="Preformatted_20_Text"><text:span text:style-name="Source_20_Text"/></text:p>
      <text:p text:style-name="Preformatted_20_Text"><text:span text:style-name="Source_20_Text"><text:span text:style-name="T126">USTRUCT</text:span></text:span><text:span text:style-name="Source_20_Text">()</text:span></text:p>
      <text:p text:style-name="Preformatted_20_Text"><text:span text:style-name="Source_20_Text"><text:span text:style-name="T119">struct</text:span></text:span><text:span text:style-name="Source_20_Text"> </text:span><text:span text:style-name="Source_20_Text"><text:span text:style-name="T126">MASST</text:span></text:span><text:span text:style-name="Source_20_Text"><text:span text:style-name="T129">UTORIALS</text:span></text:span><text:span text:style-name="Source_20_Text"><text:span text:style-name="T126">_API</text:span></text:span><text:span text:style-name="Source_20_Text"> </text:span><text:span text:style-name="Source_20_Text"><text:span text:style-name="T130">FMassTutorialsHandleAndFragmentArray</text:span></text:span></text:p>
      <text:p text:style-name="Preformatted_20_Text"><text:span text:style-name="Source_20_Text">{</text:span></text:p>
      <text:p text:style-name="Preformatted_20_Text"><text:span text:style-name="Source_20_Text"><text:tab/></text:span><text:span text:style-name="Source_20_Text"><text:span text:style-name="T126">GENERATED_BODY</text:span></text:span><text:span text:style-name="Source_20_Text">()</text:span></text:p>
      <text:p text:style-name="Preformatted_20_Text"><text:span text:style-name="Source_20_Text"/></text:p>
      <text:p text:style-name="Preformatted_20_Text"><text:span text:style-name="Source_20_Text"><text:span text:style-name="T119">public</text:span></text:span><text:span text:style-name="Source_20_Text">:</text:span></text:p>
      <text:p text:style-name="Preformatted_20_Text"><text:span text:style-name="Source_20_Text"><text:tab/></text:span><text:span text:style-name="Source_20_Text"><text:span text:style-name="T130">TArray</text:span></text:span><text:span text:style-name="Source_20_Text">&lt;</text:span><text:span text:style-name="Source_20_Text"><text:span text:style-name="T130">FMassEntityHandle</text:span></text:span><text:span text:style-name="Source_20_Text">&gt; </text:span><text:span text:style-name="Source_20_Text"><text:span text:style-name="T154">Handles</text:span></text:span><text:span text:style-name="Source_20_Text">;</text:span></text:p>
      <text:p text:style-name="Preformatted_20_Text"><text:span text:style-name="Source_20_Text"><text:tab/></text:span><text:span text:style-name="Source_20_Text"><text:span text:style-name="T130">TArray</text:span></text:span><text:span text:style-name="Source_20_Text">&lt;</text:span><text:span text:style-name="Source_20_Text"><text:span text:style-name="T130">FInstancedStruct</text:span></text:span><text:span text:style-name="Source_20_Text">&gt; </text:span><text:span text:style-name="Source_20_Text"><text:span text:style-name="T154">Fragments</text:span></text:span><text:span text:style-name="Source_20_Text">;</text:span></text:p>
      <text:p text:style-name="Preformatted_20_Text"><text:span text:style-name="Source_20_Text">};</text:span></text:p>
      <text:p text:style-name="Horizontal_20_Line"/>
      <text:p text:style-name="P73"><text:span text:style-name="T105">Figure </text:span><text:span text:style-name="T108">6</text:span><text:span text:style-name="T105">. Contents of MassTutorialsStatics.h</text:span></text:p>
      <text:p text:style-name="Text_20_body"><text:soft-page-break/>Above we <text:span text:style-name="T106">have created our statics class, deriving from </text:span><text:span text:style-name="Source_20_Text"><text:span text:style-name="T106">UBlueprintFunctionLibrary</text:span></text:span>.</text:p>
      <text:p text:style-name="P50"><text:span text:style-name="T106">We include the usual headers, </text:span><text:span text:style-name="Source_20_Text"><text:span text:style-name="T106">CoreMinimal.h</text:span></text:span><text:span text:style-name="T106"> and the header for our parent class, </text:span><text:span text:style-name="Source_20_Text"><text:span text:style-name="T106">Kismet/BlueprintFunctionLibrary.h</text:span></text:span></text:p>
      <text:p text:style-name="P50"><text:span text:style-name="T106">We then include our headers for the fragment, and one that contains our definition of </text:span><text:span text:style-name="Source_20_Text"><text:span text:style-name="T106">FEntityHandleWrapper</text:span></text:span><text:span text:style-name="T106">, which </text:span><text:span text:style-name="T109">we</text:span><text:span text:style-name="T106"> fill</text:span><text:span text:style-name="T109">ed</text:span><text:span text:style-name="T106"> in from Figure </text:span><text:span text:style-name="T109">5</text:span><text:span text:style-name="T106">.</text:span></text:p>
      <text:p text:style-name="P54">We also forward declare <text:span text:style-name="Source_20_Text">UMassAgentComponent</text:span>.</text:p>
      <text:p text:style-name="P51"><text:span text:style-name="Source_20_Text"><text:span text:style-name="T110">UMassTutorialsStatics</text:span></text:span><text:span text:style-name="T107"> then has several </text:span><text:span text:style-name="Source_20_Text"><text:span text:style-name="T107">BlueprintCallable</text:span></text:span><text:span text:style-name="T107"> functions declared, in order, these are:</text:span></text:p>
      <text:list xml:id="list71723124949994" text:continue-numbering="true" text:style-name="List_20_1">
        <text:list-item>
          <text:p text:style-name="P115">A function that takes a context object and an array of entity handles and returns the fragment values of those entities as an array of typed sound wrapper fragment structs. These are copies, providing read only access.</text:p>
        </text:list-item>
        <text:list-item>
          <text:p text:style-name="P115">A function that takes a context object and an entity handle and returns the fragment value for that entity as a typed sound wrapper fragment struct, this is shorthand for the above, so you do not need array nodes when all you want is fragment values from a single entity.</text:p>
        </text:list-item>
        <text:list-item>
          <text:p text:style-name="P115">A function that takes a context object, an array of entity handles and an array of sound wrapper fragment structs. Sets the fragment values of specified entities to the values of the provided structs.</text:p>
        </text:list-item>
        <text:list-item>
          <text:p text:style-name="P110"><text:span text:style-name="T107">A function that takes a context object, an entity handle and a sound wrapper fragment struct. Sets the fragment value of the entity to the value in the provided struct, </text:span><text:span text:style-name="T184">using the faster single entity methods</text:span><text:span text:style-name="T107">.</text:span></text:p>
        </text:list-item>
        <text:list-item>
          <text:p text:style-name="P115">A function that gets the entity handle of a Mass Agent Component’s paired ‘agent’ entity.</text:p>
        </text:list-item>
      </text:list>
      <text:p text:style-name="P1"/>
      <text:p text:style-name="Preformatted_20_Text"><text:span text:style-name="Source_20_Text"><text:span text:style-name="T152">// Fill out your copyright notice in the Description page of Project Settings.</text:span></text:span></text:p>
      <text:p text:style-name="Preformatted_20_Text"><text:span text:style-name="Source_20_Text"/></text:p>
      <text:p text:style-name="Preformatted_20_Text"><text:span text:style-name="Source_20_Text"><text:span text:style-name="T118">#include </text:span></text:span><text:span text:style-name="Source_20_Text"><text:span text:style-name="T145">"MassT</text:span></text:span><text:span text:style-name="Source_20_Text"><text:span text:style-name="T146">utorialsStatics</text:span></text:span><text:span text:style-name="Source_20_Text"><text:span text:style-name="T145">.h"</text:span></text:span></text:p>
      <text:p text:style-name="Preformatted_20_Text"><text:span text:style-name="Source_20_Text"><text:span text:style-name="T115">#include </text:span></text:span><text:span text:style-name="Source_20_Text"><text:span text:style-name="T141">"MassAgentComponent.h"</text:span></text:span></text:p>
      <text:p text:style-name="Preformatted_20_Text"><text:span text:style-name="Source_20_Text"/></text:p>
      <text:p text:style-name="Preformatted_20_Text"><text:span text:style-name="Source_20_Text"><text:span text:style-name="T135">TArray</text:span></text:span><text:span text:style-name="Source_20_Text"><text:span text:style-name="T73">&lt;</text:span></text:span><text:span text:style-name="Source_20_Text"><text:span text:style-name="T135">FMassTutorialsSoundWrapperFragment</text:span></text:span><text:span text:style-name="Source_20_Text"><text:span text:style-name="T73">&gt; </text:span></text:span><text:span text:style-name="Source_20_Text"><text:span text:style-name="T135">UMassTutorialsStatics</text:span></text:span><text:span text:style-name="Source_20_Text"><text:span text:style-name="T73">::</text:span></text:span><text:span text:style-name="Source_20_Text"><text:span text:style-name="T173">GetSoundWrapperFragmentsFromEntities</text:span></text:span><text:span text:style-name="Source_20_Text"><text:span text:style-name="T73">(</text:span></text:span><text:span text:style-name="Source_20_Text"><text:span text:style-name="T135">UObject</text:span></text:span><text:span text:style-name="Source_20_Text"><text:span text:style-name="T73">* </text:span></text:span><text:span text:style-name="Source_20_Text"><text:span text:style-name="T159">Context</text:span></text:span><text:span text:style-name="Source_20_Text"><text:span text:style-name="T160">Object</text:span></text:span><text:span text:style-name="Source_20_Text"><text:span text:style-name="T73">, </text:span></text:span><text:span text:style-name="Source_20_Text"><text:span text:style-name="T122">const</text:span></text:span><text:span text:style-name="Source_20_Text"><text:span text:style-name="T73"> </text:span></text:span><text:span text:style-name="Source_20_Text"><text:span text:style-name="T135">TArray</text:span></text:span><text:span text:style-name="Source_20_Text"><text:span text:style-name="T73">&lt;</text:span></text:span><text:span text:style-name="Source_20_Text"><text:span text:style-name="T135">FEntityHandleWrapper</text:span></text:span><text:span text:style-name="Source_20_Text"><text:span text:style-name="T73">&gt;&amp; </text:span></text:span><text:span text:style-name="Source_20_Text"><text:span text:style-name="T159">Entities</text:span></text:span><text:span text:style-name="Source_20_Text"><text:span text:style-name="T73">)</text:span></text:span></text:p>
      <text:p text:style-name="Preformatted_20_Text"><text:span text:style-name="Source_20_Text">{</text:span></text:p>
      <text:p text:style-name="Preformatted_20_Text"><text:span text:style-name="Source_20_Text"><text:span text:style-name="T73"><text:tab/></text:span></text:span><text:span text:style-name="Source_20_Text"><text:span text:style-name="T135">T</text:span></text:span><text:span text:style-name="Source_20_Text"><text:span text:style-name="T136">A</text:span></text:span><text:span text:style-name="Source_20_Text"><text:span text:style-name="T135">rray</text:span></text:span><text:span text:style-name="Source_20_Text"><text:span text:style-name="T73">&lt;</text:span></text:span><text:span text:style-name="Source_20_Text"><text:span text:style-name="T135">FMassTutorialsSoundWrapperFragment</text:span></text:span><text:span text:style-name="Source_20_Text"><text:span text:style-name="T73">&gt; </text:span></text:span><text:span text:style-name="Source_20_Text"><text:span text:style-name="T180">results</text:span></text:span><text:span text:style-name="Source_20_Text"><text:span text:style-name="T73">;</text:span></text:span></text:p>
      <text:p text:style-name="Preformatted_20_Text"><text:span text:style-name="Source_20_Text"><text:tab/></text:span><text:span text:style-name="Source_20_Text"><text:span text:style-name="T119">if</text:span></text:span><text:span text:style-name="Source_20_Text"> (</text:span><text:span text:style-name="Source_20_Text"><text:span text:style-name="T154">ContextObject</text:span></text:span><text:span text:style-name="Source_20_Text"> == </text:span><text:span text:style-name="Source_20_Text"><text:span text:style-name="T119">nullptr</text:span></text:span><text:span text:style-name="Source_20_Text">)</text:span></text:p>
      <text:p text:style-name="Preformatted_20_Text"><text:span text:style-name="Source_20_Text"><text:tab/>{</text:span></text:p>
      <text:p text:style-name="Preformatted_20_Text"><text:span text:style-name="Source_20_Text"><text:span text:style-name="T73"><text:tab/><text:tab/></text:span></text:span><text:span text:style-name="Source_20_Text"><text:span text:style-name="T122">return</text:span></text:span><text:span text:style-name="Source_20_Text"><text:span text:style-name="T73"> </text:span></text:span><text:span text:style-name="Source_20_Text"><text:span text:style-name="T181">results</text:span></text:span><text:span text:style-name="Source_20_Text"><text:span text:style-name="T73">;</text:span></text:span></text:p>
      <text:p text:style-name="Preformatted_20_Text"><text:span text:style-name="Source_20_Text"><text:tab/>}</text:span></text:p>
      <text:p text:style-name="Preformatted_20_Text"><text:span text:style-name="Source_20_Text"><text:tab/></text:span><text:span text:style-name="Source_20_Text"><text:span text:style-name="T130">UMassEntitySubsystem</text:span></text:span><text:span text:style-name="Source_20_Text">* </text:span><text:span text:style-name="Source_20_Text"><text:span text:style-name="T179">entitysubsystem</text:span></text:span><text:span text:style-name="Source_20_Text"> = </text:span><text:span text:style-name="Source_20_Text"><text:span text:style-name="T154">ContextObject</text:span></text:span><text:span text:style-name="Source_20_Text">-&gt;</text:span><text:span text:style-name="Source_20_Text"><text:span text:style-name="T169">GetWorld</text:span></text:span><text:span text:style-name="Source_20_Text">()-&gt;</text:span><text:span text:style-name="Source_20_Text"><text:span text:style-name="T169">GetSubsystem</text:span></text:span><text:span text:style-name="Source_20_Text">&lt;</text:span><text:span text:style-name="Source_20_Text"><text:span text:style-name="T130">UMassEntitySubsystem</text:span></text:span><text:span text:style-name="Source_20_Text">&gt;();</text:span></text:p>
      <text:p text:style-name="Preformatted_20_Text"><text:span text:style-name="Source_20_Text"><text:tab/></text:span><text:span text:style-name="Source_20_Text"><text:span text:style-name="T119">if</text:span></text:span><text:span text:style-name="Source_20_Text"> (</text:span><text:span text:style-name="Source_20_Text"><text:span text:style-name="T179">entitysubsystem</text:span></text:span><text:span text:style-name="Source_20_Text"> == </text:span><text:span text:style-name="Source_20_Text"><text:span text:style-name="T119">nullptr</text:span></text:span><text:span text:style-name="Source_20_Text">)</text:span></text:p>
      <text:p text:style-name="Preformatted_20_Text"><text:span text:style-name="Source_20_Text"><text:tab/>{</text:span></text:p>
      <text:p text:style-name="Preformatted_20_Text"><text:span text:style-name="Source_20_Text"><text:span text:style-name="T73"><text:tab/><text:tab/></text:span></text:span><text:span text:style-name="Source_20_Text"><text:span text:style-name="T122">return</text:span></text:span><text:span text:style-name="Source_20_Text"><text:span text:style-name="T73"> </text:span></text:span><text:span text:style-name="Source_20_Text"><text:span text:style-name="T181">results</text:span></text:span><text:span text:style-name="Source_20_Text"><text:span text:style-name="T73">;</text:span></text:span></text:p>
      <text:p text:style-name="Preformatted_20_Text"><text:span text:style-name="Source_20_Text"><text:tab/>}</text:span></text:p>
      <text:p text:style-name="Preformatted_20_Text"><text:span text:style-name="Source_20_Text"><text:tab/></text:span><text:span text:style-name="Source_20_Text"><text:span text:style-name="T119">for</text:span></text:span><text:span text:style-name="Source_20_Text"> (</text:span><text:span text:style-name="Source_20_Text"><text:span text:style-name="T130">int32</text:span></text:span><text:span text:style-name="Source_20_Text"> </text:span><text:span text:style-name="Source_20_Text"><text:span text:style-name="T179">i</text:span></text:span><text:span text:style-name="Source_20_Text"> = </text:span><text:span text:style-name="Source_20_Text"><text:span text:style-name="T185">0</text:span></text:span><text:span text:style-name="Source_20_Text">; </text:span><text:span text:style-name="Source_20_Text"><text:span text:style-name="T179">i</text:span></text:span><text:span text:style-name="Source_20_Text"> &lt; </text:span><text:span text:style-name="Source_20_Text"><text:span text:style-name="T154">Entities</text:span></text:span><text:span text:style-name="Source_20_Text">.</text:span><text:span text:style-name="Source_20_Text"><text:span text:style-name="T169">Num</text:span></text:span><text:span text:style-name="Source_20_Text">(); ++</text:span><text:span text:style-name="Source_20_Text"><text:span text:style-name="T179">i</text:span></text:span><text:span text:style-name="Source_20_Text">)</text:span></text:p>
      <text:p text:style-name="Preformatted_20_Text"><text:span text:style-name="Source_20_Text"><text:tab/>{</text:span></text:p>
      <text:p text:style-name="Preformatted_20_Text"><text:span text:style-name="Source_20_Text"><text:span text:style-name="T73"><text:tab/><text:tab/></text:span></text:span><text:span text:style-name="Source_20_Text"><text:span text:style-name="T181">results</text:span></text:span><text:span text:style-name="Source_20_Text"><text:span text:style-name="T74">.</text:span></text:span><text:span text:style-name="Source_20_Text"><text:span text:style-name="T174">Add</text:span></text:span><text:span text:style-name="Source_20_Text"><text:span text:style-name="T74">(</text:span></text:span><text:span text:style-name="Source_20_Text"><text:span text:style-name="T181">entitysubsystem</text:span></text:span><text:span text:style-name="Source_20_Text"><text:span text:style-name="T74">-&gt;</text:span></text:span><text:span text:style-name="Source_20_Text"><text:span text:style-name="T174">GetFragmentDataChecked</text:span></text:span><text:span text:style-name="Source_20_Text"><text:span text:style-name="T74">&lt;</text:span></text:span><text:span text:style-name="Source_20_Text"><text:span text:style-name="T137">FMassTutorialsSoundWrapperFragment</text:span></text:span><text:span text:style-name="Source_20_Text"><text:span text:style-name="T74">&gt;(</text:span></text:span><text:span text:style-name="Source_20_Text"><text:span text:style-name="T161">Entities</text:span></text:span><text:span text:style-name="Source_20_Text"><text:span text:style-name="T74">[</text:span></text:span><text:span text:style-name="Source_20_Text"><text:span text:style-name="T181">i</text:span></text:span><text:span text:style-name="Source_20_Text"><text:span text:style-name="T74">].</text:span></text:span><text:span text:style-name="Source_20_Text"><text:span text:style-name="T161">EntityHandle</text:span></text:span><text:span text:style-name="Source_20_Text"><text:span text:style-name="T74">))</text:span></text:span><text:span text:style-name="Source_20_Text"><text:span text:style-name="T73">;</text:span></text:span></text:p>
      <text:p text:style-name="Preformatted_20_Text"><text:span text:style-name="Source_20_Text"><text:tab/>}</text:span></text:p>
      <text:p text:style-name="Preformatted_20_Text"><text:span text:style-name="Source_20_Text"><text:tab/></text:span><text:span text:style-name="Source_20_Text"><text:span text:style-name="T119">return</text:span></text:span><text:span text:style-name="Source_20_Text"> </text:span><text:span text:style-name="Source_20_Text"><text:span text:style-name="T179">results</text:span></text:span><text:span text:style-name="Source_20_Text">;</text:span></text:p>
      <text:p text:style-name="Preformatted_20_Text"><text:span text:style-name="Source_20_Text">}</text:span></text:p>
      <text:p text:style-name="Preformatted_20_Text"><text:span text:style-name="Source_20_Text"/></text:p>
      <text:p text:style-name="Preformatted_20_Text"><text:span text:style-name="Source_20_Text"><text:span text:style-name="T135">FMassTutorialsSoundWrapperFragment</text:span></text:span><text:span text:style-name="Source_20_Text"><text:span text:style-name="T73"> </text:span></text:span><text:span text:style-name="Source_20_Text"><text:span text:style-name="T135">UMassTutorialsStatics</text:span></text:span><text:span text:style-name="Source_20_Text"><text:span text:style-name="T73">::</text:span></text:span><text:span text:style-name="Source_20_Text"><text:span text:style-name="T173">GetSoundWrapperFragmentFromEntit</text:span></text:span><text:span text:style-name="Source_20_Text"><text:span text:style-name="T175">y</text:span></text:span><text:span text:style-name="Source_20_Text"><text:span text:style-name="T73">(</text:span></text:span><text:span text:style-name="Source_20_Text"><text:span text:style-name="T135">UObject</text:span></text:span><text:span text:style-name="Source_20_Text"><text:span text:style-name="T73">* </text:span></text:span><text:span text:style-name="Source_20_Text"><text:span text:style-name="T159">ContextObject</text:span></text:span><text:span text:style-name="Source_20_Text"><text:span text:style-name="T73">, </text:span></text:span><text:span text:style-name="Source_20_Text"><text:span text:style-name="T122">const</text:span></text:span><text:span text:style-name="Source_20_Text"><text:span text:style-name="T73"> </text:span></text:span><text:span text:style-name="Source_20_Text"><text:span text:style-name="T135">FEntityHandleWrapper</text:span></text:span><text:span text:style-name="Source_20_Text"><text:span text:style-name="T73">&amp; </text:span></text:span><text:span text:style-name="Source_20_Text"><text:span text:style-name="T159">Entit</text:span></text:span><text:span text:style-name="Source_20_Text"><text:span text:style-name="T162">y</text:span></text:span><text:span text:style-name="Source_20_Text"><text:span text:style-name="T73">)</text:span></text:span></text:p>
      <text:p text:style-name="Preformatted_20_Text"><text:span text:style-name="Source_20_Text">{</text:span></text:p>
      <text:p text:style-name="Preformatted_20_Text"><text:span text:style-name="Source_20_Text"><text:tab/></text:span><text:span text:style-name="Source_20_Text"><text:span text:style-name="T119">if</text:span></text:span><text:span text:style-name="Source_20_Text"> (</text:span><text:span text:style-name="Source_20_Text"><text:span text:style-name="T154">ContextObject</text:span></text:span><text:span text:style-name="Source_20_Text"> == </text:span><text:span text:style-name="Source_20_Text"><text:span text:style-name="T119">nullptr</text:span></text:span><text:span text:style-name="Source_20_Text">)</text:span></text:p>
      <text:p text:style-name="Preformatted_20_Text"><text:span text:style-name="Source_20_Text"><text:tab/>{</text:span></text:p>
      <text:p text:style-name="Preformatted_20_Text"><text:span text:style-name="Source_20_Text"><text:span text:style-name="T73"><text:tab/><text:tab/></text:span></text:span><text:span text:style-name="Source_20_Text"><text:span text:style-name="T122">return</text:span></text:span><text:span text:style-name="Source_20_Text"><text:span text:style-name="T73"> </text:span></text:span><text:span text:style-name="Source_20_Text"><text:span text:style-name="T135">FMassTutorialsSoundWrapperFragment</text:span></text:span><text:span text:style-name="Source_20_Text"><text:span text:style-name="T75">()</text:span></text:span><text:span text:style-name="Source_20_Text"><text:span text:style-name="T73">;</text:span></text:span></text:p>
      <text:p text:style-name="Preformatted_20_Text"><text:span text:style-name="Source_20_Text"><text:tab/>}</text:span></text:p>
      <text:p text:style-name="Preformatted_20_Text"><text:span text:style-name="Source_20_Text"><text:tab/></text:span><text:span text:style-name="Source_20_Text"><text:span text:style-name="T130">UMassEntitySubsystem</text:span></text:span><text:span text:style-name="Source_20_Text">* </text:span><text:span text:style-name="Source_20_Text"><text:span text:style-name="T179">entitysubsystem</text:span></text:span><text:span text:style-name="Source_20_Text"> = </text:span><text:span text:style-name="Source_20_Text"><text:span text:style-name="T154">ContextObject</text:span></text:span><text:span text:style-name="Source_20_Text">-&gt;</text:span><text:span text:style-name="Source_20_Text"><text:span text:style-name="T169">GetWorld</text:span></text:span><text:span text:style-name="Source_20_Text">()-&gt;</text:span><text:span text:style-name="Source_20_Text"><text:span text:style-name="T169">GetSubsystem</text:span></text:span><text:span text:style-name="Source_20_Text">&lt;</text:span><text:span text:style-name="Source_20_Text"><text:span text:style-name="T130">UMassEntitySubsystem</text:span></text:span><text:span text:style-name="Source_20_Text">&gt;();</text:span></text:p>
      <text:p text:style-name="Preformatted_20_Text"><text:span text:style-name="Source_20_Text"><text:tab/>if (</text:span><text:span text:style-name="Source_20_Text"><text:span text:style-name="T179">entitysubsystem</text:span></text:span><text:span text:style-name="Source_20_Text"> == </text:span><text:span text:style-name="Source_20_Text"><text:span text:style-name="T119">nullptr</text:span></text:span><text:span text:style-name="Source_20_Text">)</text:span></text:p>
      <text:p text:style-name="Preformatted_20_Text"><text:span text:style-name="Source_20_Text"><text:tab/>{</text:span></text:p>
      <text:p text:style-name="Preformatted_20_Text"><text:span text:style-name="Source_20_Text"><text:tab/><text:tab/></text:span><text:span text:style-name="Source_20_Text"><text:span text:style-name="T119">return</text:span></text:span><text:span text:style-name="Source_20_Text"> </text:span><text:span text:style-name="Source_20_Text"><text:span text:style-name="T130">FMassTutorialsSoundWrapperFragment</text:span></text:span><text:span text:style-name="Source_20_Text">();</text:span></text:p>
      <text:p text:style-name="Preformatted_20_Text"><text:span text:style-name="Source_20_Text"><text:tab/>}</text:span></text:p>
      <text:p text:style-name="Preformatted_20_Text"><text:span text:style-name="Source_20_Text"><text:span text:style-name="T73"><text:tab/></text:span></text:span><text:span text:style-name="Source_20_Text"><text:span text:style-name="T124">return</text:span></text:span><text:span text:style-name="Source_20_Text"><text:span text:style-name="T80"> </text:span></text:span><text:span text:style-name="Source_20_Text"><text:span text:style-name="T180">entitysubsystem</text:span></text:span><text:span text:style-name="Source_20_Text"><text:span text:style-name="T73">-</text:span></text:span><text:span text:style-name="Source_20_Text"><text:span text:style-name="T80">&gt;</text:span></text:span><text:span text:style-name="Source_20_Text"><text:span text:style-name="T173">GetFragmentDataChecked</text:span></text:span><text:span text:style-name="Source_20_Text"><text:span text:style-name="T73"> &lt;</text:span></text:span><text:span text:style-name="Source_20_Text"><text:span text:style-name="T135">FMassTutorialsSoundWrapperFragment</text:span></text:span><text:span text:style-name="Source_20_Text"><text:span text:style-name="T73">&gt;(</text:span></text:span><text:span text:style-name="Source_20_Text"><text:span text:style-name="T159">Entit</text:span></text:span><text:span text:style-name="Source_20_Text"><text:span text:style-name="T163">y</text:span></text:span><text:span text:style-name="Source_20_Text"><text:span text:style-name="T73">.</text:span></text:span><text:span text:style-name="Source_20_Text"><text:span text:style-name="T159">EntityHandle</text:span></text:span><text:span text:style-name="Source_20_Text"><text:span text:style-name="T73">)</text:span></text:span><text:span text:style-name="Source_20_Text">;</text:span></text:p>
      <text:p text:style-name="Preformatted_20_Text"><text:span text:style-name="Source_20_Text">}</text:span></text:p>
      <text:p text:style-name="Preformatted_20_Text"><text:span text:style-name="Source_20_Text"/></text:p>
      <text:p text:style-name="Preformatted_20_Text"><text:span text:style-name="Source_20_Text"><text:span text:style-name="T119">void</text:span></text:span><text:span text:style-name="Source_20_Text"> </text:span><text:span text:style-name="Source_20_Text"><text:span text:style-name="T130">UMassTutorialsStatics</text:span></text:span><text:span text:style-name="Source_20_Text">::</text:span><text:span text:style-name="Source_20_Text"><text:span text:style-name="T169">SetSoundWrapperFragmentsForEntities</text:span></text:span><text:span text:style-name="Source_20_Text">(</text:span><text:span text:style-name="Source_20_Text"><text:span text:style-name="T130">UObject</text:span></text:span><text:span text:style-name="Source_20_Text">* </text:span><text:span text:style-name="Source_20_Text"><text:span text:style-name="T154">ContextObject</text:span></text:span><text:span text:style-name="Source_20_Text">, </text:span><text:span text:style-name="Source_20_Text"><text:span text:style-name="T119">const</text:span></text:span><text:span text:style-name="Source_20_Text"> </text:span><text:span text:style-name="Source_20_Text"><text:span text:style-name="T130">TArray</text:span></text:span><text:span text:style-name="Source_20_Text">&lt;</text:span><text:span text:style-name="Source_20_Text"><text:span text:style-name="T130">FEntityHandleWrapper</text:span></text:span><text:span text:style-name="Source_20_Text">&gt;&amp; </text:span><text:span text:style-name="Source_20_Text"><text:span text:style-name="T154">Entities</text:span></text:span><text:span text:style-name="Source_20_Text">, </text:span><text:span text:style-name="Source_20_Text"><text:span text:style-name="T119">const</text:span></text:span><text:span text:style-name="Source_20_Text"> </text:span><text:span text:style-name="Source_20_Text"><text:span text:style-name="T130">TArray</text:span></text:span><text:span text:style-name="Source_20_Text">&lt;</text:span><text:span text:style-name="Source_20_Text"><text:span text:style-name="T130">FMassTutorialsSoundWrapperFragment</text:span></text:span><text:span text:style-name="Source_20_Text">&gt;&amp; </text:span><text:span text:style-name="Source_20_Text"><text:span text:style-name="T154">Fragments</text:span></text:span><text:span text:style-name="Source_20_Text">)</text:span></text:p>
      <text:p text:style-name="Preformatted_20_Text"><text:span text:style-name="Source_20_Text">{</text:span></text:p>
      <text:p text:style-name="Preformatted_20_Text"><text:span text:style-name="Source_20_Text"><text:span text:style-name="T73"><text:tab/></text:span></text:span><text:span text:style-name="Source_20_Text"><text:span text:style-name="T123">if</text:span></text:span><text:span text:style-name="Source_20_Text"><text:span text:style-name="T75"> ((</text:span></text:span><text:span text:style-name="Source_20_Text"><text:span text:style-name="T162">Entities</text:span></text:span><text:span text:style-name="Source_20_Text"><text:span text:style-name="T75">.</text:span></text:span><text:span text:style-name="Source_20_Text"><text:span text:style-name="T175">Num</text:span></text:span><text:span text:style-name="Source_20_Text"><text:span text:style-name="T75">() != </text:span></text:span><text:span text:style-name="Source_20_Text"><text:span text:style-name="T162">Fragments</text:span></text:span><text:span text:style-name="Source_20_Text"><text:span text:style-name="T75">.</text:span></text:span><text:span text:style-name="Source_20_Text"><text:span text:style-name="T175">Num</text:span></text:span><text:span text:style-name="Source_20_Text"><text:span text:style-name="T75">()) || (</text:span></text:span><text:span text:style-name="Source_20_Text"><text:span text:style-name="T162">ContextObject</text:span></text:span><text:span text:style-name="Source_20_Text"><text:span text:style-name="T75"> == </text:span></text:span><text:span text:style-name="Source_20_Text"><text:span text:style-name="T123">nullptr</text:span></text:span><text:span text:style-name="Source_20_Text"><text:span text:style-name="T75">))</text:span></text:span></text:p>
      <text:p text:style-name="Preformatted_20_Text"><text:span text:style-name="Source_20_Text"><text:span text:style-name="T73"><text:tab/>{</text:span></text:span></text:p>
      <text:p text:style-name="Preformatted_20_Text"><text:span text:style-name="Source_20_Text"><text:span text:style-name="T73"><text:tab/><text:tab/></text:span></text:span><text:span text:style-name="Source_20_Text"><text:span text:style-name="T122">return</text:span></text:span><text:span text:style-name="Source_20_Text"><text:span text:style-name="T73">;</text:span></text:span></text:p>
      <text:p text:style-name="Preformatted_20_Text"><text:span text:style-name="Source_20_Text"><text:span text:style-name="T73"><text:tab/>}</text:span></text:span></text:p>
      <text:p text:style-name="Preformatted_20_Text"><text:span text:style-name="Source_20_Text"><text:span text:style-name="T73"><text:tab/></text:span></text:span><text:span text:style-name="Source_20_Text"><text:span text:style-name="T135">UMassEntitySubsystem</text:span></text:span><text:span text:style-name="Source_20_Text"><text:span text:style-name="T73">* </text:span></text:span><text:span text:style-name="Source_20_Text"><text:span text:style-name="T180">entitysubsystem</text:span></text:span><text:span text:style-name="Source_20_Text"><text:span text:style-name="T73"> = </text:span></text:span><text:span text:style-name="Source_20_Text"><text:span text:style-name="T159">ContextObject</text:span></text:span><text:span text:style-name="Source_20_Text"><text:span text:style-name="T73">-&gt;</text:span></text:span><text:span text:style-name="Source_20_Text"><text:span text:style-name="T173">GetWorld</text:span></text:span><text:span text:style-name="Source_20_Text"><text:span text:style-name="T73">()-&gt;</text:span></text:span><text:span text:style-name="Source_20_Text"><text:span text:style-name="T173">GetSubsystem</text:span></text:span><text:span text:style-name="Source_20_Text"><text:span text:style-name="T73">&lt;</text:span></text:span><text:span text:style-name="Source_20_Text"><text:span text:style-name="T135">UMassEntitySubsystem</text:span></text:span><text:span text:style-name="Source_20_Text"><text:span text:style-name="T73">&gt;();</text:span></text:span></text:p>
      <text:p text:style-name="P80"><text:span text:style-name="Source_20_Text"><text:span text:style-name="T73"><text:tab/></text:span></text:span></text:p>
      <text:p text:style-name="P104"><text:span text:style-name="Source_20_Text"><text:span text:style-name="T122"><text:tab/></text:span></text:span></text:p>
      <text:p text:style-name="P104"><text:soft-page-break/><text:span text:style-name="Source_20_Text"><text:span text:style-name="T122"><text:tab/>if</text:span></text:span><text:span text:style-name="Source_20_Text"><text:span text:style-name="T73"> (</text:span></text:span><text:span text:style-name="Source_20_Text"><text:span text:style-name="T180">entitysubsystem</text:span></text:span><text:span text:style-name="Source_20_Text"><text:span text:style-name="T73"> == </text:span></text:span><text:span text:style-name="Source_20_Text"><text:span text:style-name="T122">nullptr</text:span></text:span><text:span text:style-name="Source_20_Text"><text:span text:style-name="T73">)</text:span></text:span></text:p>
      <text:p text:style-name="Preformatted_20_Text"><text:span text:style-name="Source_20_Text"><text:span text:style-name="T73"><text:tab/>{</text:span></text:span></text:p>
      <text:p text:style-name="Preformatted_20_Text"><text:span text:style-name="Source_20_Text"><text:span text:style-name="T73"><text:tab/><text:tab/></text:span></text:span><text:span text:style-name="Source_20_Text"><text:span text:style-name="T122">return</text:span></text:span><text:span text:style-name="Source_20_Text"><text:span text:style-name="T73">;</text:span></text:span></text:p>
      <text:p text:style-name="Preformatted_20_Text"><text:span text:style-name="Source_20_Text"><text:span text:style-name="T73"><text:tab/>}</text:span></text:span></text:p>
      <text:p text:style-name="Preformatted_20_Text"><text:span text:style-name="Source_20_Text"><text:span text:style-name="T73"><text:tab/></text:span></text:span><text:span text:style-name="Source_20_Text"><text:span text:style-name="T135">TMap</text:span></text:span><text:span text:style-name="Source_20_Text"><text:span text:style-name="T73">&lt;</text:span></text:span><text:span text:style-name="Source_20_Text"><text:span text:style-name="T135">FMassArchetypeHandle</text:span></text:span><text:span text:style-name="Source_20_Text"><text:span text:style-name="T73">, </text:span></text:span><text:span text:style-name="Source_20_Text"><text:span text:style-name="T135">FMassTutorialsHandleAndFragmentArray</text:span></text:span><text:span text:style-name="Source_20_Text"><text:span text:style-name="T73">&gt; </text:span></text:span><text:span text:style-name="Source_20_Text"><text:span text:style-name="T180">archetypemap</text:span></text:span><text:span text:style-name="Source_20_Text"><text:span text:style-name="T73">;</text:span></text:span></text:p>
      <text:p text:style-name="Preformatted_20_Text"><text:span text:style-name="Source_20_Text"><text:span text:style-name="T73"><text:tab/></text:span></text:span><text:span text:style-name="Source_20_Text"><text:span text:style-name="T122">for</text:span></text:span><text:span text:style-name="Source_20_Text"><text:span text:style-name="T73"> (</text:span></text:span><text:span text:style-name="Source_20_Text"><text:span text:style-name="T135">int32</text:span></text:span><text:span text:style-name="Source_20_Text"><text:span text:style-name="T73"> </text:span></text:span><text:span text:style-name="Source_20_Text"><text:span text:style-name="T180">i</text:span></text:span><text:span text:style-name="Source_20_Text"><text:span text:style-name="T73"> = </text:span></text:span><text:span text:style-name="Source_20_Text"><text:span text:style-name="T186">0</text:span></text:span><text:span text:style-name="Source_20_Text"><text:span text:style-name="T73">; </text:span></text:span><text:span text:style-name="Source_20_Text"><text:span text:style-name="T180">i</text:span></text:span><text:span text:style-name="Source_20_Text"><text:span text:style-name="T73"> &lt; </text:span></text:span><text:span text:style-name="Source_20_Text"><text:span text:style-name="T159">Entities</text:span></text:span><text:span text:style-name="Source_20_Text"><text:span text:style-name="T73">.</text:span></text:span><text:span text:style-name="Source_20_Text"><text:span text:style-name="T173">Num</text:span></text:span><text:span text:style-name="Source_20_Text"><text:span text:style-name="T73">(); ++</text:span></text:span><text:span text:style-name="Source_20_Text"><text:span text:style-name="T180">i</text:span></text:span><text:span text:style-name="Source_20_Text"><text:span text:style-name="T73">)</text:span></text:span></text:p>
      <text:p text:style-name="Preformatted_20_Text"><text:span text:style-name="Source_20_Text"><text:span text:style-name="T73"><text:tab/>{</text:span></text:span></text:p>
      <text:p text:style-name="Preformatted_20_Text"><text:span text:style-name="Source_20_Text"><text:span text:style-name="T73"><text:tab/><text:tab/></text:span></text:span><text:span text:style-name="Source_20_Text"><text:span text:style-name="T135">FMassTutorialsHandleAndFragmentArray</text:span></text:span><text:span text:style-name="Source_20_Text"><text:span text:style-name="T73">&amp; </text:span></text:span><text:span text:style-name="Source_20_Text"><text:span text:style-name="T180">handleandfragmentarray</text:span></text:span><text:span text:style-name="Source_20_Text"><text:span text:style-name="T73"> = </text:span></text:span><text:span text:style-name="Source_20_Text"><text:span text:style-name="T180">archetypemap.FindOrAdd</text:span></text:span><text:span text:style-name="Source_20_Text"><text:span text:style-name="T73">(</text:span></text:span><text:span text:style-name="Source_20_Text"><text:span text:style-name="T180">entitysubsystem</text:span></text:span><text:span text:style-name="Source_20_Text"><text:span text:style-name="T73">-&gt;</text:span></text:span><text:span text:style-name="Source_20_Text"><text:span text:style-name="T173">GetArchetypeForEntity</text:span></text:span><text:span text:style-name="Source_20_Text"><text:span text:style-name="T73">(</text:span></text:span><text:span text:style-name="Source_20_Text"><text:span text:style-name="T159">Entities</text:span></text:span><text:span text:style-name="Source_20_Text"><text:span text:style-name="T73">[</text:span></text:span><text:span text:style-name="Source_20_Text"><text:span text:style-name="T180">i</text:span></text:span><text:span text:style-name="Source_20_Text"><text:span text:style-name="T73">].</text:span></text:span><text:span text:style-name="Source_20_Text"><text:span text:style-name="T159">EntityHandle</text:span></text:span><text:span text:style-name="Source_20_Text"><text:span text:style-name="T73">));</text:span></text:span></text:p>
      <text:p text:style-name="Preformatted_20_Text"><text:span text:style-name="Source_20_Text"><text:span text:style-name="T73"><text:tab/><text:tab/></text:span></text:span><text:span text:style-name="Source_20_Text"><text:span text:style-name="T180">handleandfragmentarray</text:span></text:span><text:span text:style-name="Source_20_Text"><text:span text:style-name="T73">.</text:span></text:span><text:span text:style-name="Source_20_Text"><text:span text:style-name="T159">Handles</text:span></text:span><text:span text:style-name="Source_20_Text"><text:span text:style-name="T73">.</text:span></text:span><text:span text:style-name="Source_20_Text"><text:span text:style-name="T173">Add</text:span></text:span><text:span text:style-name="Source_20_Text"><text:span text:style-name="T73">(</text:span></text:span><text:span text:style-name="Source_20_Text"><text:span text:style-name="T159">Entities</text:span></text:span><text:span text:style-name="Source_20_Text"><text:span text:style-name="T73">[</text:span></text:span><text:span text:style-name="Source_20_Text"><text:span text:style-name="T180">i</text:span></text:span><text:span text:style-name="Source_20_Text"><text:span text:style-name="T73">].</text:span></text:span><text:span text:style-name="Source_20_Text"><text:span text:style-name="T159">EntityHandle</text:span></text:span><text:span text:style-name="Source_20_Text"><text:span text:style-name="T73">);</text:span></text:span></text:p>
      <text:p text:style-name="P79"><text:span text:style-name="Source_20_Text"><text:span text:style-name="T73"><text:tab/><text:tab/></text:span></text:span><text:span text:style-name="Source_20_Text"><text:span text:style-name="T180">handleandfragmentarray</text:span></text:span><text:span text:style-name="Source_20_Text"><text:span text:style-name="T73">.</text:span></text:span><text:span text:style-name="Source_20_Text"><text:span text:style-name="T159">Fragments</text:span></text:span><text:span text:style-name="Source_20_Text"><text:span text:style-name="T73">.</text:span></text:span><text:span text:style-name="Source_20_Text"><text:span text:style-name="T173">Add </text:span></text:span><text:span text:style-name="Source_20_Text"><text:span text:style-name="T73">(</text:span></text:span><text:span text:style-name="Source_20_Text"><text:span text:style-name="T135">FInstancedStruct</text:span></text:span><text:span text:style-name="Source_20_Text"><text:span text:style-name="T73">::</text:span></text:span><text:span text:style-name="Source_20_Text"><text:span text:style-name="T173">Make</text:span></text:span><text:span text:style-name="Source_20_Text"><text:span text:style-name="T73">&lt;</text:span></text:span><text:span text:style-name="Source_20_Text"><text:span text:style-name="T135">FMassTutorialsSoundWrapperFragment</text:span></text:span><text:span text:style-name="Source_20_Text"><text:span text:style-name="T73">&gt; (</text:span></text:span><text:span text:style-name="Source_20_Text"><text:span text:style-name="T159">Fragments</text:span></text:span><text:span text:style-name="Source_20_Text"><text:span text:style-name="T73">[</text:span></text:span><text:span text:style-name="Source_20_Text"><text:span text:style-name="T180">i</text:span></text:span><text:span text:style-name="Source_20_Text"><text:span text:style-name="T73">]));</text:span></text:span></text:p>
      <text:p text:style-name="Preformatted_20_Text"><text:span text:style-name="Source_20_Text"><text:span text:style-name="T73"><text:tab/>}</text:span></text:span></text:p>
      <text:p text:style-name="Preformatted_20_Text"><text:span text:style-name="Source_20_Text"><text:span text:style-name="T73"><text:tab/></text:span></text:span><text:span text:style-name="Source_20_Text"><text:span text:style-name="T122">for</text:span></text:span><text:span text:style-name="Source_20_Text"><text:span text:style-name="T73"> (</text:span></text:span><text:span text:style-name="Source_20_Text"><text:span text:style-name="T122">auto</text:span></text:span><text:span text:style-name="Source_20_Text"><text:span text:style-name="T73"> </text:span></text:span><text:span text:style-name="Source_20_Text"><text:span text:style-name="T180">It</text:span></text:span><text:span text:style-name="Source_20_Text"><text:span text:style-name="T73"> = </text:span></text:span><text:span text:style-name="Source_20_Text"><text:span text:style-name="T180">archetypemap</text:span></text:span><text:span text:style-name="Source_20_Text"><text:span text:style-name="T73">.</text:span></text:span><text:span text:style-name="Source_20_Text"><text:span text:style-name="T173">CreateIterator</text:span></text:span><text:span text:style-name="Source_20_Text"><text:span text:style-name="T73">(); </text:span></text:span><text:span text:style-name="Source_20_Text"><text:span text:style-name="T180">It</text:span></text:span><text:span text:style-name="Source_20_Text"><text:span text:style-name="T73">; ++</text:span></text:span><text:span text:style-name="Source_20_Text"><text:span text:style-name="T180">It</text:span></text:span><text:span text:style-name="Source_20_Text"><text:span text:style-name="T73">)</text:span></text:span></text:p>
      <text:p text:style-name="Preformatted_20_Text"><text:span text:style-name="Source_20_Text"><text:span text:style-name="T73"><text:tab/>{</text:span></text:span></text:p>
      <text:p text:style-name="P79"><text:span text:style-name="Source_20_Text"><text:span text:style-name="T73"><text:tab/><text:tab/></text:span></text:span><text:span text:style-name="Source_20_Text"><text:span text:style-name="T135">FMassArchetypeSubChunks</text:span></text:span><text:span text:style-name="Source_20_Text"><text:span text:style-name="T73"> </text:span></text:span><text:span text:style-name="Source_20_Text"><text:span text:style-name="T180">subchunks</text:span></text:span><text:span text:style-name="Source_20_Text"><text:span text:style-name="T73"> = </text:span></text:span><text:span text:style-name="Source_20_Text"><text:span text:style-name="T135">FMassArchetypeSubChunks<text:tab/></text:span></text:span><text:span text:style-name="Source_20_Text"><text:span text:style-name="T73">(</text:span></text:span><text:span text:style-name="Source_20_Text"><text:span text:style-name="T180">It</text:span></text:span><text:span text:style-name="Source_20_Text"><text:span text:style-name="T73">-&gt;</text:span></text:span><text:span text:style-name="Source_20_Text"><text:span text:style-name="T159">Key</text:span></text:span><text:span text:style-name="Source_20_Text"><text:span text:style-name="T73">, </text:span></text:span><text:span text:style-name="Source_20_Text"><text:span text:style-name="T180">It</text:span></text:span><text:span text:style-name="Source_20_Text"><text:span text:style-name="T73">-</text:span></text:span><text:span text:style-name="Source_20_Text"><text:span text:style-name="T79">&gt;</text:span></text:span><text:span text:style-name="Source_20_Text"><text:span text:style-name="T159">Value</text:span></text:span><text:span text:style-name="Source_20_Text"><text:span text:style-name="T73">.</text:span></text:span><text:span text:style-name="Source_20_Text"><text:span text:style-name="T159">Handles</text:span></text:span><text:span text:style-name="Source_20_Text"><text:span text:style-name="T73">, </text:span></text:span><text:span text:style-name="Source_20_Text"><text:span text:style-name="T135">FMassArchetypeSubChunks</text:span></text:span><text:span text:style-name="Source_20_Text"><text:span text:style-name="T73">::</text:span></text:span><text:span text:style-name="Source_20_Text"><text:span text:style-name="T135">EDuplicatesHandling</text:span></text:span><text:span text:style-name="Source_20_Text"><text:span text:style-name="T73">::</text:span></text:span><text:span text:style-name="Source_20_Text"><text:span text:style-name="T159">NoDuplicates</text:span></text:span><text:span text:style-name="Source_20_Text"><text:span text:style-name="T73">);</text:span></text:span></text:p>
      <text:p text:style-name="P79"><text:span text:style-name="Source_20_Text"><text:span text:style-name="T73"><text:tab/><text:tab/></text:span></text:span><text:span text:style-name="Source_20_Text"><text:span text:style-name="T180">entitysubsystem</text:span></text:span><text:span text:style-name="Source_20_Text"><text:span text:style-name="T73">-</text:span></text:span><text:span text:style-name="Source_20_Text"><text:span text:style-name="T79">&gt;</text:span></text:span><text:span text:style-name="Source_20_Text"><text:span text:style-name="T173">BatchSetEntityFragmentsValues</text:span></text:span><text:span text:style-name="Source_20_Text"><text:span text:style-name="T73">(</text:span></text:span></text:p>
      <text:p text:style-name="P79"><text:span text:style-name="Source_20_Text"><text:span text:style-name="T73"><text:tab/><text:tab/><text:tab/></text:span></text:span><text:span text:style-name="Source_20_Text"><text:span text:style-name="T180">subchunks</text:span></text:span><text:span text:style-name="Source_20_Text"><text:span text:style-name="T73">, </text:span></text:span></text:p>
      <text:p text:style-name="P79"><text:span text:style-name="Source_20_Text"><text:span text:style-name="T73"><text:tab/><text:tab/><text:tab/></text:span></text:span><text:span text:style-name="Source_20_Text"><text:span text:style-name="T180">It</text:span></text:span><text:span text:style-name="Source_20_Text"><text:span text:style-name="T73">-&gt;</text:span></text:span><text:span text:style-name="Source_20_Text"><text:span text:style-name="T159">Value</text:span></text:span><text:span text:style-name="Source_20_Text"><text:span text:style-name="T73">.</text:span></text:span><text:span text:style-name="Source_20_Text"><text:span text:style-name="T159">Fragments</text:span></text:span><text:span text:style-name="Source_20_Text"><text:span text:style-name="T73">);</text:span></text:span></text:p>
      <text:p text:style-name="Preformatted_20_Text"><text:span text:style-name="Source_20_Text"><text:span text:style-name="T73"><text:tab/>}</text:span></text:span></text:p>
      <text:p text:style-name="Preformatted_20_Text"><text:span text:style-name="Source_20_Text">}</text:span></text:p>
      <text:p text:style-name="Preformatted_20_Text"><text:span text:style-name="Source_20_Text"/></text:p>
      <text:p text:style-name="Preformatted_20_Text"><text:span text:style-name="Source_20_Text"><text:span text:style-name="T122">void</text:span></text:span><text:span text:style-name="Source_20_Text"><text:span text:style-name="T73"> </text:span></text:span><text:span text:style-name="Source_20_Text"><text:span text:style-name="T135">UMassTutorialsStatics</text:span></text:span><text:span text:style-name="Source_20_Text"><text:span text:style-name="T73">::</text:span></text:span><text:span text:style-name="Source_20_Text"><text:span text:style-name="T173">SetSoundWrapperFragmentForEntit</text:span></text:span><text:span text:style-name="Source_20_Text"><text:span text:style-name="T176">y</text:span></text:span><text:span text:style-name="Source_20_Text"><text:span text:style-name="T73">(</text:span></text:span><text:span text:style-name="Source_20_Text"><text:span text:style-name="T135">UObject</text:span></text:span><text:span text:style-name="Source_20_Text"><text:span text:style-name="T73">* </text:span></text:span><text:span text:style-name="Source_20_Text"><text:span text:style-name="T159">ContextObject</text:span></text:span><text:span text:style-name="Source_20_Text"><text:span text:style-name="T73">, </text:span></text:span><text:span text:style-name="Source_20_Text"><text:span text:style-name="T122">const</text:span></text:span><text:span text:style-name="Source_20_Text"><text:span text:style-name="T73"> </text:span></text:span><text:span text:style-name="Source_20_Text"><text:span text:style-name="T135">FEntityHandleWrapper</text:span></text:span><text:span text:style-name="Source_20_Text"><text:span text:style-name="T73">&amp; </text:span></text:span><text:span text:style-name="Source_20_Text"><text:span text:style-name="T159">Entit</text:span></text:span><text:span text:style-name="Source_20_Text"><text:span text:style-name="T164">y</text:span></text:span><text:span text:style-name="Source_20_Text"><text:span text:style-name="T73">, </text:span></text:span><text:span text:style-name="Source_20_Text"><text:span text:style-name="T122">const</text:span></text:span><text:span text:style-name="Source_20_Text"><text:span text:style-name="T73"> </text:span></text:span><text:span text:style-name="Source_20_Text"><text:span text:style-name="T135">FMassTutorialsSoundWrapperFragment</text:span></text:span><text:span text:style-name="Source_20_Text"><text:span text:style-name="T73">&amp; </text:span></text:span><text:span text:style-name="Source_20_Text"><text:span text:style-name="T159">Fragment</text:span></text:span><text:span text:style-name="Source_20_Text"><text:span text:style-name="T73">)</text:span></text:span></text:p>
      <text:p text:style-name="Preformatted_20_Text"><text:span text:style-name="Source_20_Text">{</text:span></text:p>
      <text:p text:style-name="Preformatted_20_Text"><text:span text:style-name="Source_20_Text"><text:tab/>if (</text:span><text:span text:style-name="Source_20_Text"><text:span text:style-name="T154">ContextObject</text:span></text:span><text:span text:style-name="Source_20_Text"> == </text:span><text:span text:style-name="Source_20_Text"><text:span text:style-name="T119">nullptr</text:span></text:span><text:span text:style-name="Source_20_Text">)</text:span></text:p>
      <text:p text:style-name="Preformatted_20_Text"><text:span text:style-name="Source_20_Text"><text:tab/>{</text:span></text:p>
      <text:p text:style-name="Preformatted_20_Text"><text:span text:style-name="Source_20_Text"><text:tab/><text:tab/></text:span><text:span text:style-name="Source_20_Text"><text:span text:style-name="T119">return</text:span></text:span><text:span text:style-name="Source_20_Text">;</text:span></text:p>
      <text:p text:style-name="Preformatted_20_Text"><text:span text:style-name="Source_20_Text"><text:tab/>}</text:span></text:p>
      <text:p text:style-name="Preformatted_20_Text"><text:span text:style-name="Source_20_Text"><text:tab/></text:span><text:span text:style-name="Source_20_Text"><text:span text:style-name="T130">UMassEntitySubsystem</text:span></text:span><text:span text:style-name="Source_20_Text">* </text:span><text:span text:style-name="Source_20_Text"><text:span text:style-name="T179">entitysubsystem</text:span></text:span><text:span text:style-name="Source_20_Text"> = </text:span><text:span text:style-name="Source_20_Text"><text:span text:style-name="T154">ContextObject</text:span></text:span><text:span text:style-name="Source_20_Text">-&gt;</text:span><text:span text:style-name="Source_20_Text"><text:span text:style-name="T169">GetWorld</text:span></text:span><text:span text:style-name="Source_20_Text">()-&gt;</text:span><text:span text:style-name="Source_20_Text"><text:span text:style-name="T169">GetSubsystem</text:span></text:span><text:span text:style-name="Source_20_Text">&lt;</text:span><text:span text:style-name="Source_20_Text"><text:span text:style-name="T130">UMassEntitySubsystem</text:span></text:span><text:span text:style-name="Source_20_Text">&gt;();</text:span></text:p>
      <text:p text:style-name="Preformatted_20_Text"><text:span text:style-name="Source_20_Text"><text:tab/>if (</text:span><text:span text:style-name="Source_20_Text"><text:span text:style-name="T179">entitysubsystem</text:span></text:span><text:span text:style-name="Source_20_Text"> == </text:span><text:span text:style-name="Source_20_Text"><text:span text:style-name="T119">nullptr</text:span></text:span><text:span text:style-name="Source_20_Text">)</text:span></text:p>
      <text:p text:style-name="Preformatted_20_Text"><text:span text:style-name="Source_20_Text"><text:tab/>{</text:span></text:p>
      <text:p text:style-name="Preformatted_20_Text"><text:span text:style-name="Source_20_Text"><text:tab/><text:tab/></text:span><text:span text:style-name="Source_20_Text"><text:span text:style-name="T119">return</text:span></text:span><text:span text:style-name="Source_20_Text">;</text:span></text:p>
      <text:p text:style-name="Preformatted_20_Text"><text:span text:style-name="Source_20_Text"><text:tab/>}</text:span></text:p>
      <text:p text:style-name="Preformatted_20_Text"><text:span text:style-name="Source_20_Text"><text:tab/></text:span><text:span text:style-name="Source_20_Text"><text:span text:style-name="T130">TArray</text:span></text:span><text:span text:style-name="Source_20_Text">&lt;</text:span><text:span text:style-name="Source_20_Text"><text:span text:style-name="T130">FInstancedStruct</text:span></text:span><text:span text:style-name="Source_20_Text">&gt; </text:span><text:span text:style-name="Source_20_Text"><text:span text:style-name="T179">structarray</text:span></text:span><text:span text:style-name="Source_20_Text">;</text:span></text:p>
      <text:p text:style-name="Preformatted_20_Text"><text:span text:style-name="Source_20_Text"><text:tab/></text:span><text:span text:style-name="Source_20_Text"><text:span text:style-name="T179">structarray</text:span></text:span><text:span text:style-name="Source_20_Text">.</text:span><text:span text:style-name="Source_20_Text"><text:span text:style-name="T169">Add</text:span></text:span><text:span text:style-name="Source_20_Text"> (</text:span><text:span text:style-name="Source_20_Text"><text:span text:style-name="T130">FInstancedStruct</text:span></text:span><text:span text:style-name="Source_20_Text">::</text:span><text:span text:style-name="Source_20_Text"><text:span text:style-name="T169">Make</text:span></text:span><text:span text:style-name="Source_20_Text">&lt;</text:span><text:span text:style-name="Source_20_Text"><text:span text:style-name="T130">FMassTutorialsSoundWrapperFragment</text:span></text:span><text:span text:style-name="Source_20_Text">&gt; (</text:span><text:span text:style-name="Source_20_Text"><text:span text:style-name="T154">Fragment</text:span></text:span><text:span text:style-name="Source_20_Text">));</text:span></text:p>
      <text:p text:style-name="Preformatted_20_Text"><text:span text:style-name="Source_20_Text"><text:tab/></text:span><text:span text:style-name="Source_20_Text"><text:span text:style-name="T179">entitysubsystem</text:span></text:span><text:span text:style-name="Source_20_Text">-&gt;</text:span><text:span text:style-name="Source_20_Text"><text:span text:style-name="T169">SetEntityFragmentsValues</text:span></text:span><text:span text:style-name="Source_20_Text">(</text:span><text:span text:style-name="Source_20_Text"><text:span text:style-name="T168">Entity</text:span></text:span><text:span text:style-name="Source_20_Text"><text:span text:style-name="T158">.</text:span></text:span><text:span text:style-name="Source_20_Text"><text:span text:style-name="T154">EntityHandle</text:span></text:span><text:span text:style-name="Source_20_Text">, </text:span><text:span text:style-name="Source_20_Text"><text:span text:style-name="T179">structarray</text:span></text:span><text:span text:style-name="Source_20_Text">);</text:span></text:p>
      <text:p text:style-name="Preformatted_20_Text"><text:span text:style-name="Source_20_Text">}</text:span></text:p>
      <text:p text:style-name="Preformatted_20_Text"><text:span text:style-name="Source_20_Text"/></text:p>
      <text:p text:style-name="Preformatted_20_Text"><text:span text:style-name="Source_20_Text"><text:span text:style-name="T130">FEntityHandleWrapper</text:span></text:span><text:span text:style-name="Source_20_Text"> </text:span><text:span text:style-name="Source_20_Text"><text:span text:style-name="T130">UMassTutorialsStatics</text:span></text:span><text:span text:style-name="Source_20_Text">::</text:span><text:span text:style-name="Source_20_Text"><text:span text:style-name="T169">GetEntityHandleFromMassAgentComponent</text:span></text:span><text:span text:style-name="Source_20_Text">(</text:span><text:span text:style-name="Source_20_Text"><text:span text:style-name="T130">UMassAgentComponent</text:span></text:span><text:span text:style-name="Source_20_Text">* </text:span><text:span text:style-name="Source_20_Text"><text:span text:style-name="T154">AgentComponent</text:span></text:span><text:span text:style-name="Source_20_Text">)</text:span></text:p>
      <text:p text:style-name="Preformatted_20_Text"><text:span text:style-name="Source_20_Text">{</text:span></text:p>
      <text:p text:style-name="Preformatted_20_Text"><text:span text:style-name="Source_20_Text"><text:tab/></text:span><text:span text:style-name="Source_20_Text"><text:span text:style-name="T130">FEntityHandleWrapper</text:span></text:span><text:span text:style-name="Source_20_Text"> </text:span><text:span text:style-name="Source_20_Text"><text:span text:style-name="T179">result</text:span></text:span><text:span text:style-name="Source_20_Text">;</text:span></text:p>
      <text:p text:style-name="Preformatted_20_Text"><text:span text:style-name="Source_20_Text"><text:span text:style-name="T76"><text:tab/></text:span></text:span><text:span text:style-name="Source_20_Text"><text:span text:style-name="T182">result</text:span></text:span><text:span text:style-name="Source_20_Text"><text:span text:style-name="T76">.</text:span></text:span><text:span text:style-name="Source_20_Text"><text:span text:style-name="T164">EntityHandle</text:span></text:span><text:span text:style-name="Source_20_Text"><text:span text:style-name="T76"> </text:span></text:span><text:span text:style-name="Source_20_Text"><text:span text:style-name="T77">= </text:span></text:span><text:span text:style-name="Source_20_Text"><text:span text:style-name="T165">AgentComponent</text:span></text:span><text:span text:style-name="Source_20_Text"><text:span text:style-name="T77">-</text:span></text:span><text:span text:style-name="Source_20_Text"><text:span text:style-name="T78">&gt;</text:span></text:span><text:span text:style-name="Source_20_Text"><text:span text:style-name="T177">GetEntityHandle</text:span></text:span><text:span text:style-name="Source_20_Text"><text:span text:style-name="T77">();</text:span></text:span></text:p>
      <text:p text:style-name="Preformatted_20_Text"><text:span text:style-name="Source_20_Text"><text:tab/></text:span><text:span text:style-name="Source_20_Text"><text:span text:style-name="T119">return</text:span></text:span><text:span text:style-name="Source_20_Text"> </text:span><text:span text:style-name="Source_20_Text"><text:span text:style-name="T179">result</text:span></text:span><text:span text:style-name="Source_20_Text">;</text:span></text:p>
      <text:p text:style-name="Preformatted_20_Text"><text:span text:style-name="Source_20_Text">}</text:span></text:p>
      <text:p text:style-name="Horizontal_20_Line"/>
      <text:p text:style-name="P75">Figure 7. Contents of MassTutorialsStatics.cpp</text:p>
      <text:p text:style-name="P2"><text:span text:style-name="T187">This is the biggest file for this little codebase. Let’s go over the code, </text:span><text:span text:style-name="T188">from the top</text:span><text:span text:style-name="T187">.</text:span></text:p>
      <text:p text:style-name="P61"><text:span text:style-name="T187">We include our class definition header, and the </text:span><text:span text:style-name="Source_20_Text"><text:span text:style-name="T187">MassAgentComponent.h</text:span></text:span><text:span text:style-name="T187"> header so we can use the </text:span><text:span text:style-name="Source_20_Text"><text:span text:style-name="T187">UMassAgentComponent</text:span></text:span><text:span text:style-name="T187"> pointer in the </text:span><text:span text:style-name="Source_20_Text"><text:span text:style-name="T187">GetEntityHandleFromMassAgentComponent</text:span></text:span><text:span text:style-name="T187"> function.</text:span></text:p>
      <text:p text:style-name="P66"><text:span text:style-name="T187">A large part of all the functions except </text:span><text:span text:style-name="Source_20_Text"><text:span text:style-name="T187">GetEntityHandleFromMassAgentComponent</text:span></text:span><text:span text:style-name="T187"> is nullgating and walking the context object to the mass entity subsystem for our world. </text:span><text:span text:style-name="T188">If the context object is valid and we get a valid </text:span><text:span text:style-name="Source_20_Text"><text:span text:style-name="T188">UMassEntitySubsystem</text:span></text:span><text:span text:style-name="T188"> pointer we’re good to go. </text:span></text:p>
      <text:p text:style-name="P68">For <text:span text:style-name="T204">both </text:span>brevity <text:span text:style-name="T204">and simplicity</text:span>, this is the only protection we are offering, and it does not print to log on failing the nullgates. A more production ready library might include these.</text:p>
      <text:p text:style-name="Horizontal_20_Line"/>
      <text:p text:style-name="P62"><text:span text:style-name="Strong_20_Emphasis"><text:span text:style-name="T189">Data Oriented Design teaches you to </text:span></text:span><text:span text:style-name="Strong_20_Emphasis"><text:span text:style-name="T89">avoid</text:span></text:span><text:span text:style-name="Strong_20_Emphasis"><text:span text:style-name="T189"> us</text:span></text:span><text:span text:style-name="Strong_20_Emphasis"><text:span text:style-name="T193">ing</text:span></text:span><text:span text:style-name="Strong_20_Emphasis"><text:span text:style-name="T189"> branching, in order to better queue instructions on the CPU. </text:span></text:span><text:span text:style-name="Strong_20_Emphasis"><text:span text:style-name="T88">CPUs are not very good at predicting ‘</text:span></text:span><text:span text:style-name="Source_20_Text"><text:span text:style-name="T97">if</text:span></text:span><text:span text:style-name="Strong_20_Emphasis"><text:span text:style-name="T88">’ and ‘</text:span></text:span><text:span text:style-name="Source_20_Text"><text:span text:style-name="T97">switch</text:span></text:span><text:span text:style-name="Strong_20_Emphasis"><text:span text:style-name="T88">’ branched code. Things such as nullgates will not feature in later tutorials. However, these functions are intended for use by scripters inside blueprints. We do not trust the caller. </text:span></text:span></text:p>
      <text:p text:style-name="P62"><text:span text:style-name="Strong_20_Emphasis"><text:span text:style-name="T88">DOD will tell you code fed garbage should just crash. Blueprint users on the other hand very much prefer a function to not work or yell at them in the logs than crash the editor.</text:span></text:span></text:p>
      <text:p text:style-name="Horizontal_20_Line"/>
      <text:p text:style-name="P63"><text:span text:style-name="T190">First up is </text:span><text:span text:style-name="Source_20_Text"><text:span text:style-name="T190">GetSoundWrapperFragmentsFromEntities</text:span></text:span><text:span text:style-name="T190">. We declare an array of sound wrapper fragments to store the results, then iterate the supplied entity handles. For each handle we call, on the entity subsystem, </text:span><text:span text:style-name="Source_20_Text"><text:span text:style-name="T190">GetFragmentDataChecked&lt;FMassTutorialsSoundWrapperFragment&gt;</text:span></text:span><text:span text:style-name="T190">, </text:span><text:span text:style-name="T192">a templated function.</text:span><text:span text:style-name="T190"> This retrieves 1 result, which we add to the results array. Once done we return the results array.</text:span></text:p>
      <text:p text:style-name="P57"><text:span text:style-name="T190">Next is </text:span><text:span text:style-name="Source_20_Text"><text:span text:style-name="T190">GetSoundWrapperFragmentFromEntity</text:span></text:span><text:span text:style-name="T190">. This is very much like the above. Without the arrays, we simply return the result for the supplied entity handle.</text:span></text:p>
      <text:p text:style-name="P63"><text:span text:style-name="Source_20_Text">SetSoundWrapperFragmentsForEntities</text:span> <text:span text:style-name="T190">is our biggest function, as there is some setup involved for supporting entities of multiple archetypes. We also have a slightly more elaborate nullgate. </text:span><text:span text:style-name="T204">It </text:span><text:span text:style-name="T190">checks for both </text:span><text:span text:style-name="Source_20_Text"><text:span text:style-name="T190">ContextObject</text:span></text:span><text:span text:style-name="T190"> being valid, and if the passed in Entities and Fragments arrays are of equal size.</text:span></text:p>
      <text:p text:style-name="P63"><text:span text:style-name="T190">First step is to fill out a map with archetype handle keys, and values of the struct defined in Figure 6, </text:span><text:span text:style-name="Source_20_Text"><text:span text:style-name="T190">FMassTutorialsHandleAndFragmentArray</text:span></text:span><text:span text:style-name="T190">. For each entity handle, we ask the entity subsystem for the archetype, within a call asking to find or add a map element by key. Either way, this returns a reference to the value for that archetype within the map. We add our entity handle and fragment to the arrays within the struct. </text:span><text:span text:style-name="T191">Fragments are being stored as an </text:span><text:span text:style-name="Source_20_Text"><text:span text:style-name="T191">FInstancedStruct</text:span></text:span><text:span text:style-name="T191">, which we make inline during the Add call.</text:span></text:p>
      <text:p text:style-name="P63"/>
      <text:p text:style-name="P3"><text:span text:style-name="T190">Once all entities have been iterated and the map fully populated, we walk the pairs in the map with a const iterator. </text:span><text:span text:style-name="T191">For each archetype (key) we get an instance of </text:span><text:span text:style-name="Source_20_Text"><text:span text:style-name="T191">FMassArchetypeSubChunks</text:span></text:span><text:span text:style-name="T191"> using the constructor, taking the key, as the archetype handle we are requesting subchunks for, and our array of handles stored within the value. The resulting struct makes it easier for the entity subsystem to process our request. We then use this struct and our array of fragments stored within the value of our current map pair to set the data for all specified entities of the same archetype, using </text:span><text:span text:style-name="Source_20_Text"><text:span text:style-name="T191">BatchSetEntityFragmentsValues</text:span></text:span><text:span text:style-name="T191">.</text:span></text:p>
      <text:p text:style-name="P64"><text:span text:style-name="Source_20_Text">SetSoundWrapperFragmentsForEntities</text:span> is much simpler than its batched cousin, and to avoid the overhead of what we do for batch sets we do not call into that function to reuse that code. We have a much more straight forward way to set for 1 entity. We create an array of instanced structs and add one made from our passed in Fragment. This is then given to <text:span text:style-name="Source_20_Text">SetEntityFragmentsValues</text:span> and we’re done!</text:p>
      <text:p text:style-name="P65"><text:span text:style-name="T191">Finally, we have the simplest function of them all, </text:span><text:span text:style-name="Source_20_Text"><text:span text:style-name="T191">GetEntityHandleFromMassAgentComponent</text:span></text:span><text:span text:style-name="T191">. Here we are just constructing a wrapper for the entity handle. We then set it to the entity handle returned by </text:span><text:span text:style-name="Source_20_Text"><text:span text:style-name="T191">GetEntityHandle</text:span></text:span><text:span text:style-name="T191"> on the agent component. With that done we return the resulting handle. </text:span></text:p>
      <text:h text:style-name="P98" text:outline-level="3">Step 4: Build</text:h>
      <text:p text:style-name="P65">When you are done, go back to your editor and generate your code project files again. It is a good idea to do this after adding files, it will help your IDE play nice with your changes.</text:p>
      <text:p text:style-name="P65">Close the editor, and build your project in your IDE. If you get any compiler or linker errors, double check you have included all the dependencies in your <text:span text:style-name="Source_20_Text">MassTutorials.Build.cs</text:span> and all code is copied correctly. Double check the source code files. Copies of the completed source code can be found on GitHub. <text:span text:style-name="Placeholder">Github link here</text:span></text:p>
      <text:p text:style-name="P69">When your project has built, reopen the editor. We’re all ready for the UMG widget blueprint. If you did not import the sound waves and cues earlier, do so now.</text:p>
      <text:h text:style-name="P99" text:outline-level="3"><text:span text:style-name="T192">Step 5: </text:span><text:span text:style-name="T193">Designing the UMG widget</text:span></text:h>
      <text:p text:style-name="P67">sdfsd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dffe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ertical_20_Numbering_20_Symbols" style:display-name="Vertical Numbering Symbols" style:family="text">
      <style:text-properties style:text-rotation-angle="90" style:text-rotation-scale="line-height"/>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Member_20_Variables_20_And_20_Arguments" style:display-name="Member Variables And Arguments" style:family="text" style:parent-style-name="Sourcecode_20_Base">
      <style:text-properties fo:color="#cccccc"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unction_20_Names" style:display-name="Function Names" style:family="text" style:parent-style-name="Sourcecode_20_Base">
      <style:text-properties fo:color="#ffbf00"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ype_20_Names" style:display-name="Type Names" style:family="text" style:parent-style-name="Sourcecode_20_Base">
      <style:text-properties fo:color="#158466"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Keywords" style:family="text" style:parent-style-name="Sourcecode_20_Base">
      <style:text-properties fo:color="#2a6099"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code_20_Base" style:display-name="Sourcecode Base" style:family="text" style:parent-style-name="Source_20_Text">
      <style:text-properties fo:color="#ffffff"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teral_20_Strings" style:display-name="Literal Strings" style:family="text" style:parent-style-name="Sourcecode_20_Base">
      <style:text-properties fo:color="#ff8000"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inition" style:family="text"/>
    <style:style style:name="CPP_20_Macros" style:display-name="CPP Macros" style:family="text" style:parent-style-name="Sourcecode_20_Base">
      <style:text-properties fo:color="#a1467e"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Preprocessor" style:family="text" style:parent-style-name="Sourcecode_20_Base">
      <style:text-properties fo:color="#666666"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PP_20_Comments" style:display-name="CPP Comments" style:family="text" style:parent-style-name="Sourcecode_20_Base">
      <style:text-properties fo:color="#069a2e"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cal_20_Variable" style:display-name="Local Variable" style:family="text" style:parent-style-name="Sourcecode_20_Base">
      <style:text-properties fo:color="#b4c7dc"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799cm" fo:margin-right="1.799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31</text:page-number><text:s/>- <text:chapter text:display="name" text:outline-level="1">Tutorial 1: Using the entity database for blueprint scripting of UMG widgets</text:chapter></text:p>
      </style:header>
    </style:master-page>
    <style:master-page style:name="First_20_Page" style:display-name="First Page" style:page-layout-name="Mpm2" style:next-style-name="Standard"/>
    <style:master-page style:name="Index" style:page-layout-name="Mpm3"/>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2-02-06T18:43:58.212809529</meta:creation-date>
    <dc:date>2022-02-16T07:16:59.197149554</dc:date>
    <meta:editing-duration>PT5H45M24S</meta:editing-duration>
    <meta:editing-cycles>48</meta:editing-cycles>
    <meta:generator>LibreOffice/6.4.6.2$Linux_X86_64 LibreOffice_project/40$Build-2</meta:generator>
    <meta:document-statistic meta:table-count="0" meta:image-count="0" meta:object-count="0" meta:page-count="31" meta:paragraph-count="441" meta:word-count="7720" meta:character-count="50437" meta:non-whitespace-character-count="42918"/>
  </office:meta>
</office:document-meta>
</file>